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7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57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"/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6" style:family="table-cell" style:parent-style-name="Default" style:data-style-name="N123"/>
    <style:style style:name="ce7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font-name="Liberation Sans" fo:font-weight="normal" style:font-name-asian="Noto Sans CJK SC Regular" style:font-weight-asian="normal" style:font-name-complex="FreeSans" style:font-weight-complex="normal"/>
    </style:style>
    <style:style style:name="ce9" style:family="table-cell" style:parent-style-name="Default" style:data-style-name="N123">
      <style:text-properties fo:font-weight="normal" style:font-weight-asian="normal" style:font-weight-complex="normal"/>
    </style:style>
    <style:style style:name="ce10" style:family="table-cell" style:parent-style-name="Default" style:data-style-name="N123">
      <style:text-properties fo:font-weight="bold" style:font-weight-asian="bold" style:font-weight-complex="bold"/>
    </style:style>
    <style:style style:name="ce11" style:family="table-cell" style:parent-style-name="Default" style:data-style-name="N1">
      <style:text-properties fo:font-weight="bold" style:font-weight-asian="bold" style:font-weight-complex="bold"/>
    </style:style>
    <style:style style:name="ce12" style:family="table-cell" style:parent-style-name="Default" style:data-style-name="N1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-asian="Noto Sans CJK SC Regular" style:font-name-complex="FreeSans" style:font-weight-asian="bold" style:font-weight-complex="bold"/>
    </style:style>
    <style:style style:name="T2" style:family="text">
      <style:text-properties style:font-name-asian="Noto Sans CJK SC Regular" style:font-name-complex="FreeSans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2"/>
        <table:table-column table:style-name="co2" table:default-cell-style-name="ce3"/>
        <table:table-column table:style-name="co2" table:number-columns-repeated="2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4" table:default-cell-style-name="Default"/>
        <table:table-row table:style-name="ro1">
          <table:table-cell office:value-type="string" calcext:value-type="string">
            <text:p>LibraryThing – User-kNN</text:p>
          </table:table-cell>
          <table:table-cell table:style-name="Default" table:number-columns-repeated="7"/>
          <table:table-cell table:number-columns-repeated="28"/>
        </table:table-row>
        <table:table-row table:style-name="ro1">
          <table:table-cell table:style-name="Default" office:value-type="string" calcext:value-type="string">
            <text:p>alg</text:p>
          </table:table-cell>
          <table:table-cell table:style-name="ce1" office:value-type="string" calcext:value-type="string">
            <text:p><text:a xlink:href="mailto:P@10" xlink:type="simple">P@10</text:a></text:p>
          </table:table-cell>
          <table:table-cell table:style-name="ce1" office:value-type="string" calcext:value-type="string">
            <text:p><text:a xlink:href="mailto:Recall@10" xlink:type="simple">Recall@10</text:a></text:p>
          </table:table-cell>
          <table:table-cell table:style-name="ce1" office:value-type="string" calcext:value-type="string">
            <text:p><text:a xlink:href="mailto:nDCG@10" xlink:type="simple">nDCG@10</text:a></text:p>
          </table:table-cell>
          <table:table-cell table:style-name="ce1" office:value-type="string" calcext:value-type="string">
            <text:p>EPC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1" office:value-type="string" calcext:value-type="string">
            <text:p>Gini</text:p>
          </table:table-cell>
          <table:table-cell table:style-name="ce1" office:value-type="string" calcext:value-type="string">
            <text:p>S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JS</text:p>
          </table:table-cell>
          <table:table-cell office:value-type="float" office:value="0.0363374089847499" calcext:value-type="float">
            <text:p>0.03634</text:p>
          </table:table-cell>
          <table:table-cell office:value-type="float" office:value="0.0469037771532837" calcext:value-type="float">
            <text:p>0.04690</text:p>
          </table:table-cell>
          <table:table-cell office:value-type="float" office:value="0.048294628000722" calcext:value-type="float">
            <text:p>0.04829</text:p>
          </table:table-cell>
          <table:table-cell office:value-type="float" office:value="0.0391453846266351" calcext:value-type="float">
            <text:p>0.03915</text:p>
          </table:table-cell>
          <table:table-cell table:style-name="Default" office:value-type="float" office:value="2136" calcext:value-type="float">
            <text:p>2136</text:p>
          </table:table-cell>
          <table:table-cell office:value-type="float" office:value="0.00605644448294651" calcext:value-type="float">
            <text:p>0.00606</text:p>
          </table:table-cell>
          <table:table-cell office:value-type="float" office:value="7.40211048987485" calcext:value-type="float">
            <text:p>7.4021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J02</text:p>
          </table:table-cell>
          <table:table-cell office:value-type="float" office:value="0.058236021431516" calcext:value-type="float">
            <text:p>0.05824</text:p>
          </table:table-cell>
          <table:table-cell office:value-type="float" office:value="0.0481974023446231" calcext:value-type="float">
            <text:p>0.04820</text:p>
          </table:table-cell>
          <table:table-cell office:value-type="float" office:value="0.0660910944184496" calcext:value-type="float">
            <text:p>0.06609</text:p>
          </table:table-cell>
          <table:table-cell office:value-type="float" office:value="0.0676055566755467" calcext:value-type="float">
            <text:p>0.06761</text:p>
          </table:table-cell>
          <table:table-cell table:style-name="Default" office:value-type="float" office:value="7367" calcext:value-type="float">
            <text:p>7367</text:p>
          </table:table-cell>
          <table:table-cell office:value-type="float" office:value="0.0376893938003209" calcext:value-type="float">
            <text:p>0.03769</text:p>
          </table:table-cell>
          <table:table-cell office:value-type="float" office:value="9.69072920459088" calcext:value-type="float">
            <text:p>9.6907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J04</text:p>
          </table:table-cell>
          <table:table-cell office:value-type="float" office:value="0.044085726061272" calcext:value-type="float">
            <text:p>0.04409</text:p>
          </table:table-cell>
          <table:table-cell office:value-type="float" office:value="0.0287439887839084" calcext:value-type="float">
            <text:p>0.02874</text:p>
          </table:table-cell>
          <table:table-cell office:value-type="float" office:value="0.0440273894899082" calcext:value-type="float">
            <text:p>0.04403</text:p>
          </table:table-cell>
          <table:table-cell office:value-type="float" office:value="0.0511584386179504" calcext:value-type="float">
            <text:p>0.05116</text:p>
          </table:table-cell>
          <table:table-cell table:style-name="Default" office:value-type="float" office:value="5461" calcext:value-type="float">
            <text:p>5461</text:p>
          </table:table-cell>
          <table:table-cell office:value-type="float" office:value="0.0215789726758321" calcext:value-type="float">
            <text:p>0.02158</text:p>
          </table:table-cell>
          <table:table-cell office:value-type="float" office:value="8.37711121676832" calcext:value-type="float">
            <text:p>8.3771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J06</text:p>
          </table:table-cell>
          <table:table-cell office:value-type="float" office:value="0.0268031322983923" calcext:value-type="float">
            <text:p>0.02680</text:p>
          </table:table-cell>
          <table:table-cell office:value-type="float" office:value="0.0144969008912239" calcext:value-type="float">
            <text:p>0.01450</text:p>
          </table:table-cell>
          <table:table-cell office:value-type="float" office:value="0.0239003862296503" calcext:value-type="float">
            <text:p>0.02390</text:p>
          </table:table-cell>
          <table:table-cell office:value-type="float" office:value="0.0308292358327265" calcext:value-type="float">
            <text:p>0.03083</text:p>
          </table:table-cell>
          <table:table-cell table:style-name="Default" office:value-type="float" office:value="3878" calcext:value-type="float">
            <text:p>3878</text:p>
          </table:table-cell>
          <table:table-cell office:value-type="float" office:value="0.0110384393436107" calcext:value-type="float">
            <text:p>0.01104</text:p>
          </table:table-cell>
          <table:table-cell office:value-type="float" office:value="7.19761144508501" calcext:value-type="float">
            <text:p>7.1976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J08</text:p>
          </table:table-cell>
          <table:table-cell office:value-type="float" office:value="0.0178458579475202" calcext:value-type="float">
            <text:p>0.01785</text:p>
          </table:table-cell>
          <table:table-cell office:value-type="float" office:value="0.0088112473310369" calcext:value-type="float">
            <text:p>0.00881</text:p>
          </table:table-cell>
          <table:table-cell office:value-type="float" office:value="0.0146518254819539" calcext:value-type="float">
            <text:p>0.01465</text:p>
          </table:table-cell>
          <table:table-cell office:value-type="float" office:value="0.0201547832891984" calcext:value-type="float">
            <text:p>0.02015</text:p>
          </table:table-cell>
          <table:table-cell table:style-name="Default" office:value-type="float" office:value="2985" calcext:value-type="float">
            <text:p>2985</text:p>
          </table:table-cell>
          <table:table-cell office:value-type="float" office:value="0.00625456964361448" calcext:value-type="float">
            <text:p>0.00625</text:p>
          </table:table-cell>
          <table:table-cell office:value-type="float" office:value="6.43562443909236" calcext:value-type="float">
            <text:p>6.4356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J04</text:p>
          </table:table-cell>
          <table:table-cell office:value-type="float" office:value="0.0626734441544178" calcext:value-type="float">
            <text:p>0.06267</text:p>
          </table:table-cell>
          <table:table-cell office:value-type="float" office:value="0.0569118241463191" calcext:value-type="float">
            <text:p>0.05691</text:p>
          </table:table-cell>
          <table:table-cell office:value-type="float" office:value="0.0738918727736974" calcext:value-type="float">
            <text:p>0.07389</text:p>
          </table:table-cell>
          <table:table-cell office:value-type="float" office:value="0.0718880148742168" calcext:value-type="float">
            <text:p>0.07189</text:p>
          </table:table-cell>
          <table:table-cell table:style-name="Default" office:value-type="float" office:value="2406" calcext:value-type="float">
            <text:p>2406</text:p>
          </table:table-cell>
          <table:table-cell office:value-type="float" office:value="0.00690169259914997" calcext:value-type="float">
            <text:p>0.00690</text:p>
          </table:table-cell>
          <table:table-cell office:value-type="float" office:value="7.57441324426717" calcext:value-type="float">
            <text:p>7.5744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AAJ02</text:p>
          </table:table-cell>
          <table:table-cell office:value-type="float" office:value="0.00550899848880343" calcext:value-type="float">
            <text:p>0.00551</text:p>
          </table:table-cell>
          <table:table-cell office:value-type="float" office:value="0.00790974676149829" calcext:value-type="float">
            <text:p>0.00791</text:p>
          </table:table-cell>
          <table:table-cell office:value-type="float" office:value="0.00762672641446683" calcext:value-type="float">
            <text:p>0.00763</text:p>
          </table:table-cell>
          <table:table-cell office:value-type="float" office:value="0.00635928297997218" calcext:value-type="float">
            <text:p>0.00636</text:p>
          </table:table-cell>
          <table:table-cell table:style-name="Default" office:value-type="float" office:value="3319" calcext:value-type="float">
            <text:p>3319</text:p>
          </table:table-cell>
          <table:table-cell office:value-type="float" office:value="0.00607478292727204" calcext:value-type="float">
            <text:p>0.00607</text:p>
          </table:table-cell>
          <table:table-cell office:value-type="float" office:value="6.16220726761393" calcext:value-type="float">
            <text:p>6.1622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AAJ04</text:p>
          </table:table-cell>
          <table:table-cell office:value-type="float" office:value="0.0363511471355948" calcext:value-type="float">
            <text:p>0.03635</text:p>
          </table:table-cell>
          <table:table-cell office:value-type="float" office:value="0.0468951516640125" calcext:value-type="float">
            <text:p>0.04690</text:p>
          </table:table-cell>
          <table:table-cell office:value-type="float" office:value="0.0482214203471123" calcext:value-type="float">
            <text:p>0.04822</text:p>
          </table:table-cell>
          <table:table-cell office:value-type="float" office:value="0.039115779823544" calcext:value-type="float">
            <text:p>0.03912</text:p>
          </table:table-cell>
          <table:table-cell table:style-name="Default" office:value-type="float" office:value="2246" calcext:value-type="float">
            <text:p>2246</text:p>
          </table:table-cell>
          <table:table-cell office:value-type="float" office:value="0.0063468426675164" calcext:value-type="float">
            <text:p>0.00635</text:p>
          </table:table-cell>
          <table:table-cell office:value-type="float" office:value="7.44116756053083" calcext:value-type="float">
            <text:p>7.4411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AAJ06</text:p>
          </table:table-cell>
          <table:table-cell office:value-type="float" office:value="0.000302239318587718" calcext:value-type="float">
            <text:p>0.00030</text:p>
          </table:table-cell>
          <table:table-cell office:value-type="float" office:value="0.000585734883028467" calcext:value-type="float">
            <text:p>0.00059</text:p>
          </table:table-cell>
          <table:table-cell office:value-type="float" office:value="0.000535306592060697" calcext:value-type="float">
            <text:p>0.00054</text:p>
          </table:table-cell>
          <table:table-cell office:value-type="float" office:value="0.000402922445860453" calcext:value-type="float">
            <text:p>0.00040</text:p>
          </table:table-cell>
          <table:table-cell table:style-name="Default" office:value-type="float" office:value="423" calcext:value-type="float">
            <text:p>423</text:p>
          </table:table-cell>
          <table:table-cell office:value-type="float" office:value="0.000636871463316813" calcext:value-type="float">
            <text:p>0.00064</text:p>
          </table:table-cell>
          <table:table-cell office:value-type="float" office:value="4.96722189472427" calcext:value-type="float">
            <text:p>4.96722</text:p>
          </table:table-cell>
          <table:table-cell table:number-columns-repeated="5"/>
          <table:table-cell office:value-type="string" calcext:value-type="string">
            <text:p>users</text:p>
          </table:table-cell>
          <table:table-cell office:value-type="string" calcext:value-type="string">
            <text:p><text:a xlink:href="mailto:P@10" xlink:type="simple">P@10</text:a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 − AAJ08</text:p>
          </table:table-cell>
          <table:table-cell office:value-type="float" office:value="0.000151119659293859" calcext:value-type="float">
            <text:p>0.00015</text:p>
          </table:table-cell>
          <table:table-cell office:value-type="float" office:value="0.000280928334232359" calcext:value-type="float">
            <text:p>0.00028</text:p>
          </table:table-cell>
          <table:table-cell office:value-type="float" office:value="0.000292139262818837" calcext:value-type="float">
            <text:p>0.00029</text:p>
          </table:table-cell>
          <table:table-cell office:value-type="float" office:value="0.000227285089498589" calcext:value-type="float">
            <text:p>0.00023</text:p>
          </table:table-cell>
          <table:table-cell table:style-name="Default" office:value-type="float" office:value="264" calcext:value-type="float">
            <text:p>264</text:p>
          </table:table-cell>
          <table:table-cell office:value-type="float" office:value="0.000589399179937278" calcext:value-type="float">
            <text:p>0.00059</text:p>
          </table:table-cell>
          <table:table-cell office:value-type="float" office:value="4.92648457140857" calcext:value-type="float">
            <text:p>4.92648</text:p>
          </table:table-cell>
          <table:table-cell table:number-columns-repeated="5"/>
          <table:table-cell table:style-name="ce1" office:value-type="string" calcext:value-type="string">
            <text:p>Datasets</text:p>
          </table:table-cell>
          <table:table-cell table:style-name="ce4" office:value-type="string" calcext:value-type="string">
            <text:p>JS</text:p>
          </table:table-cell>
          <table:table-cell table:style-name="ce4" office:value-type="string" calcext:value-type="string" table:number-columns-spanned="2" table:number-rows-spanned="1">
            <text:p>AAJ</text:p>
          </table:table-cell>
          <table:covered-table-cell table:style-name="ce4"/>
          <table:table-cell table:style-name="ce4" office:value-type="string" calcext:value-type="string">
            <text:p>MAJ</text:p>
          </table:table-cell>
          <table:table-cell table:style-name="ce4" office:value-type="string" calcext:value-type="string" table:number-columns-spanned="2" table:number-rows-spanned="1">
            <text:p>S − AAJ</text:p>
          </table:table-cell>
          <table:covered-table-cell table:style-name="ce4"/>
          <table:table-cell table:style-name="ce4" office:value-type="string" calcext:value-type="string">
            <text:p>S − MAJ</text:p>
          </table:table-cell>
          <table:table-cell table:style-name="ce4" office:value-type="string" calcext:value-type="string">
            <text:p>ASOR</text:p>
          </table:table-cell>
          <table:table-cell table:style-name="ce4" office:value-type="string" calcext:value-type="string">
            <text:p>SOR</text:p>
          </table:table-cell>
          <table:table-cell table:style-name="ce4" office:value-type="string" calcext:value-type="string" table:number-columns-spanned="2" table:number-rows-spanned="1">
            <text:p>AAS</text:p>
          </table:table-cell>
          <table:covered-table-cell table:style-name="ce4"/>
          <table:table-cell table:style-name="ce4" office:value-type="string" calcext:value-type="string">
            <text:p>MAS</text:p>
          </table:table-cell>
          <table:table-cell table:style-name="ce4" office:value-type="string" calcext:value-type="string" table:number-columns-spanned="2" table:number-rows-spanned="1">
            <text:p>S-AAS</text:p>
          </table:table-cell>
          <table:covered-table-cell table:style-name="ce4"/>
          <table:table-cell table:style-name="ce4" office:value-type="string" calcext:value-type="string">
            <text:p>S-MAS</text:p>
          </table:table-cell>
          <table:table-cell table:style-name="ce4" office:value-type="string" calcext:value-type="string">
            <text:p>AJS</text:p>
          </table:table-cell>
          <table:table-cell table:style-name="ce4" office:value-type="string" calcext:value-type="string" table:number-columns-spanned="2" table:number-rows-spanned="1">
            <text:p>AAAJ</text:p>
          </table:table-cell>
          <table:covered-table-cell table:style-name="ce4"/>
          <table:table-cell table:style-name="ce4" office:value-type="string" calcext:value-type="string">
            <text:p>MAAJ</text:p>
          </table:table-cell>
          <table:table-cell table:style-name="ce4" office:value-type="string" calcext:value-type="string" table:number-columns-spanned="2" table:number-rows-spanned="1">
            <text:p>S-AAAJ</text:p>
          </table:table-cell>
          <table:covered-table-cell table:style-name="ce4"/>
          <table:table-cell table:style-name="ce4" office:value-type="string" calcext:value-type="string">
            <text:p>S-MAAJ</text:p>
          </table:table-cell>
        </table:table-row>
        <table:table-row table:style-name="ro1">
          <table:table-cell office:value-type="string" calcext:value-type="string">
            <text:p>S − MAJ04</text:p>
          </table:table-cell>
          <table:table-cell office:value-type="float" office:value="0.000961670559142739" calcext:value-type="float">
            <text:p>0.00096</text:p>
          </table:table-cell>
          <table:table-cell office:value-type="float" office:value="0.00166984036665833" calcext:value-type="float">
            <text:p>0.00167</text:p>
          </table:table-cell>
          <table:table-cell office:value-type="float" office:value="0.00144718599458889" calcext:value-type="float">
            <text:p>0.00145</text:p>
          </table:table-cell>
          <table:table-cell office:value-type="float" office:value="0.00112848731893953" calcext:value-type="float">
            <text:p>0.00113</text:p>
          </table:table-cell>
          <table:table-cell table:style-name="Default" office:value-type="float" office:value="873" calcext:value-type="float">
            <text:p>873</text:p>
          </table:table-cell>
          <table:table-cell office:value-type="float" office:value="0.000889483552353187" calcext:value-type="float">
            <text:p>0.00089</text:p>
          </table:table-cell>
          <table:table-cell office:value-type="float" office:value="5.09574110648923" calcext:value-type="float">
            <text:p>5.09574</text:p>
          </table:table-cell>
          <table:table-cell table:number-columns-repeated="6"/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lambda</text:p>
          </table:table-cell>
          <table:table-cell table:style-name="ce8" office:value-type="string" calcext:value-type="string">
            <text:p><text:span text:style-name="T2"><text:a xlink:href="mailto:P@10" xlink:type="simple">P@10</text:a></text:span>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lambda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lambda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lambda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lambda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lambda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</table:table-row>
        <table:table-row table:style-name="ro1">
          <table:table-cell office:value-type="string" calcext:value-type="string">
            <text:p>ASOR</text:p>
          </table:table-cell>
          <table:table-cell office:value-type="float" office:value="0.0394147547740069" calcext:value-type="float">
            <text:p>0.03941</text:p>
          </table:table-cell>
          <table:table-cell office:value-type="float" office:value="0.0566849817517185" calcext:value-type="float">
            <text:p>0.05668</text:p>
          </table:table-cell>
          <table:table-cell office:value-type="float" office:value="0.0562242977106975" calcext:value-type="float">
            <text:p>0.05622</text:p>
          </table:table-cell>
          <table:table-cell office:value-type="float" office:value="0.0433989335621471" calcext:value-type="float">
            <text:p>0.04340</text:p>
          </table:table-cell>
          <table:table-cell table:style-name="Default" office:value-type="float" office:value="2819" calcext:value-type="float">
            <text:p>2819</text:p>
          </table:table-cell>
          <table:table-cell office:value-type="float" office:value="0.0077711078462771" calcext:value-type="float">
            <text:p>0.00777</text:p>
          </table:table-cell>
          <table:table-cell office:value-type="float" office:value="7.57046811977257" calcext:value-type="float">
            <text:p>7.57047</text:p>
          </table:table-cell>
          <table:table-cell table:number-columns-repeated="5"/>
          <table:table-cell office:value-type="string" calcext:value-type="string">
            <text:p>LibraryThing</text:p>
          </table:table-cell>
          <table:table-cell table:style-name="ce6" office:value-type="float" office:value="0.0363374089847499" calcext:value-type="float">
            <text:p>0.0363</text:p>
          </table:table-cell>
          <table:table-cell office:value-type="float" office:value="0.2" calcext:value-type="float">
            <text:p>0.2</text:p>
          </table:table-cell>
          <table:table-cell table:style-name="ce6" office:value-type="float" office:value="0.058236021431516" calcext:value-type="float">
            <text:p>0.0582</text:p>
          </table:table-cell>
          <table:table-cell table:style-name="ce10" office:value-type="float" office:value="0.0626734441544178" calcext:value-type="float">
            <text:p>0.0627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0363511471355948" calcext:value-type="float">
            <text:p>0.0364</text:p>
          </table:table-cell>
          <table:table-cell table:style-name="ce6" office:value-type="float" office:value="0.000961670559142739" calcext:value-type="float">
            <text:p>0.0010</text:p>
          </table:table-cell>
          <table:table-cell table:style-name="ce6" office:value-type="float" office:value="0.0394147547740069" calcext:value-type="float">
            <text:p>0.0394</text:p>
          </table:table-cell>
          <table:table-cell table:style-name="ce6" office:value-type="float" office:value="0.0363374089847499" calcext:value-type="float">
            <text:p>0.0363</text:p>
          </table:table-cell>
          <table:table-cell office:value-type="float" office:value="0.2" calcext:value-type="float">
            <text:p>0.2</text:p>
          </table:table-cell>
          <table:table-cell table:style-name="ce6" office:value-type="float" office:value="0.0585519989009486" calcext:value-type="float">
            <text:p>0.0586</text:p>
          </table:table-cell>
          <table:table-cell table:style-name="ce10" office:value-type="float" office:value="0.0629344690204708" calcext:value-type="float">
            <text:p>0.0629</text:p>
          </table:table-cell>
          <table:table-cell office:value-type="float" office:value="0.2" calcext:value-type="float">
            <text:p>0.2</text:p>
          </table:table-cell>
          <table:table-cell table:style-name="ce6" office:value-type="float" office:value="0.0404725923890641" calcext:value-type="float">
            <text:p>0.0405</text:p>
          </table:table-cell>
          <table:table-cell table:style-name="ce6" office:value-type="float" office:value="0.0363511471355949" calcext:value-type="float">
            <text:p>0.0364</text:p>
          </table:table-cell>
          <table:table-cell table:style-name="ce6" office:value-type="float" office:value="0.0364060997389743" calcext:value-type="float">
            <text:p>0.0364</text:p>
          </table:table-cell>
          <table:table-cell office:value-type="float" office:value="0.2" calcext:value-type="float">
            <text:p>0.2</text:p>
          </table:table-cell>
          <table:table-cell table:style-name="ce6" office:value-type="float" office:value="0.0557906305811244" calcext:value-type="float">
            <text:p>0.0558</text:p>
          </table:table-cell>
          <table:table-cell table:style-name="ce10" office:value-type="float" office:value="0.0603242203599404" calcext:value-type="float">
            <text:p>0.0603</text:p>
          </table:table-cell>
          <table:table-cell office:value-type="float" office:value="0.2" calcext:value-type="float">
            <text:p>0.2</text:p>
          </table:table-cell>
          <table:table-cell table:style-name="ce6" office:value-type="float" office:value="0.00568759444978708" calcext:value-type="float">
            <text:p>0.0057</text:p>
          </table:table-cell>
          <table:table-cell table:style-name="ce6" office:value-type="float" office:value="0.037532628108256" calcext:value-type="float">
            <text:p>0.0375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float" office:value="0.0363374089847499" calcext:value-type="float">
            <text:p>0.03634</text:p>
          </table:table-cell>
          <table:table-cell office:value-type="float" office:value="0.0470572195507776" calcext:value-type="float">
            <text:p>0.04706</text:p>
          </table:table-cell>
          <table:table-cell office:value-type="float" office:value="0.0483488439501249" calcext:value-type="float">
            <text:p>0.04835</text:p>
          </table:table-cell>
          <table:table-cell office:value-type="float" office:value="0.0391604364541015" calcext:value-type="float">
            <text:p>0.03916</text:p>
          </table:table-cell>
          <table:table-cell table:style-name="Default" office:value-type="float" office:value="2083" calcext:value-type="float">
            <text:p>2083</text:p>
          </table:table-cell>
          <table:table-cell office:value-type="float" office:value="0.00590225956032175" calcext:value-type="float">
            <text:p>0.00590</text:p>
          </table:table-cell>
          <table:table-cell office:value-type="float" office:value="7.37797958228512" calcext:value-type="float">
            <text:p>7.37798</text:p>
          </table:table-cell>
          <table:table-cell table:number-columns-repeated="5"/>
          <table:table-cell office:value-type="string" calcext:value-type="string">
            <text:p>Yahoo</text:p>
          </table:table-cell>
          <table:table-cell table:style-name="ce6" office:value-type="float" office:value="0.0437450929076162" calcext:value-type="float">
            <text:p>0.0437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056124051295474" calcext:value-type="float">
            <text:p>0.0561</text:p>
          </table:table-cell>
          <table:table-cell table:style-name="ce10" office:value-type="float" office:value="0.0675608479455666" calcext:value-type="float">
            <text:p>0.0676</text:p>
          </table:table-cell>
          <table:table-cell office:value-type="float" office:value="0.2" calcext:value-type="float">
            <text:p>0.2</text:p>
          </table:table-cell>
          <table:table-cell table:style-name="ce6" office:value-type="float" office:value="0.0403166710285265" calcext:value-type="float">
            <text:p>0.0403</text:p>
          </table:table-cell>
          <table:table-cell table:style-name="ce6" office:value-type="float" office:value="0.0433394399371895" calcext:value-type="float">
            <text:p>0.0433</text:p>
          </table:table-cell>
          <table:table-cell table:style-name="ce6" office:value-type="float" office:value="0.0442161737764989" calcext:value-type="float">
            <text:p>0.0442</text:p>
          </table:table-cell>
          <table:table-cell table:style-name="ce6" office:value-type="float" office:value="0.0438236063857632" calcext:value-type="float">
            <text:p>0.0438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0573279246270629" calcext:value-type="float">
            <text:p>0.0573</text:p>
          </table:table-cell>
          <table:table-cell table:style-name="ce10" office:value-type="float" office:value="0.0686992933786995" calcext:value-type="float">
            <text:p>0.0687</text:p>
          </table:table-cell>
          <table:table-cell office:value-type="float" office:value="0.2" calcext:value-type="float">
            <text:p>0.2</text:p>
          </table:table-cell>
          <table:table-cell table:style-name="ce6" office:value-type="float" office:value="0.0568045014394157" calcext:value-type="float">
            <text:p>0.0568</text:p>
          </table:table-cell>
          <table:table-cell table:style-name="ce6" office:value-type="float" office:value="0.0435226380528661" calcext:value-type="float">
            <text:p>0.0435</text:p>
          </table:table-cell>
          <table:table-cell table:style-name="ce6" office:value-type="float" office:value="0.0606516618686231" calcext:value-type="float">
            <text:p>0.0607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0529049986914433" calcext:value-type="float">
            <text:p>0.0529</text:p>
          </table:table-cell>
          <table:table-cell table:style-name="ce10" office:value-type="float" office:value="0.0664224025124341" calcext:value-type="float">
            <text:p>0.0664</text:p>
          </table:table-cell>
          <table:table-cell office:value-type="float" office:value="0.2" calcext:value-type="float">
            <text:p>0.2</text:p>
          </table:table-cell>
          <table:table-cell table:style-name="ce6" office:value-type="float" office:value="0.037843496466893" calcext:value-type="float">
            <text:p>0.0378</text:p>
          </table:table-cell>
          <table:table-cell table:style-name="ce6" office:value-type="float" office:value="0.0528919131117525" calcext:value-type="float">
            <text:p>0.0529</text:p>
          </table:table-cell>
        </table:table-row>
        <table:table-row table:style-name="ro1">
          <table:table-cell office:value-type="string" calcext:value-type="string">
            <text:p>AAS02</text:p>
          </table:table-cell>
          <table:table-cell office:value-type="float" office:value="0.0585519989009486" calcext:value-type="float">
            <text:p>0.05855</text:p>
          </table:table-cell>
          <table:table-cell office:value-type="float" office:value="0.0483482575397713" calcext:value-type="float">
            <text:p>0.04835</text:p>
          </table:table-cell>
          <table:table-cell office:value-type="float" office:value="0.066470192110813" calcext:value-type="float">
            <text:p>0.06647</text:p>
          </table:table-cell>
          <table:table-cell office:value-type="float" office:value="0.0679967029986704" calcext:value-type="float">
            <text:p>0.06800</text:p>
          </table:table-cell>
          <table:table-cell table:style-name="Default" office:value-type="float" office:value="7330" calcext:value-type="float">
            <text:p>7330</text:p>
          </table:table-cell>
          <table:table-cell office:value-type="float" office:value="0.0373624574702094" calcext:value-type="float">
            <text:p>0.03736</text:p>
          </table:table-cell>
          <table:table-cell office:value-type="float" office:value="9.67468464051701" calcext:value-type="float">
            <text:p>9.67468</text:p>
          </table:table-cell>
          <table:table-cell table:number-columns-repeated="5"/>
          <table:table-cell office:value-type="string" calcext:value-type="string">
            <text:p>Last FM</text:p>
          </table:table-cell>
          <table:table-cell table:style-name="ce6" office:value-type="float" office:value="0.0164487267721955" calcext:value-type="float">
            <text:p>0.0164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.0241569167240194" calcext:value-type="float">
            <text:p>0.0242</text:p>
          </table:table-cell>
          <table:table-cell table:style-name="ce10" office:value-type="float" office:value="0.0256710254645562" calcext:value-type="float">
            <text:p>0.0257</text:p>
          </table:table-cell>
          <table:table-cell office:value-type="float" office:value="0.2" calcext:value-type="float">
            <text:p>0.2</text:p>
          </table:table-cell>
          <table:table-cell table:style-name="ce6" office:value-type="float" office:value="0.00371644872677219" calcext:value-type="float">
            <text:p>0.0037</text:p>
          </table:table-cell>
          <table:table-cell table:style-name="ce6" office:value-type="float" office:value="0.0160357880247764" calcext:value-type="float">
            <text:p>0.0160</text:p>
          </table:table-cell>
          <table:table-cell table:style-name="ce6" office:value-type="float" office:value="0.0215416379903648" calcext:value-type="float">
            <text:p>0.0215</text:p>
          </table:table-cell>
          <table:table-cell table:style-name="ce6" office:value-type="float" office:value="0.0165863730213352" calcext:value-type="float">
            <text:p>0.0166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.0240880935994495" calcext:value-type="float">
            <text:p>0.0241</text:p>
          </table:table-cell>
          <table:table-cell table:style-name="ce6" office:value-type="float" office:value="0.0253269098417069" calcext:value-type="float">
            <text:p>0.0253</text:p>
          </table:table-cell>
          <table:table-cell office:value-type="float" office:value="0.2" calcext:value-type="float">
            <text:p>0.2</text:p>
          </table:table-cell>
          <table:table-cell table:style-name="ce10" office:value-type="float" office:value="0.0274604267033725" calcext:value-type="float">
            <text:p>0.0275</text:p>
          </table:table-cell>
          <table:table-cell table:style-name="ce6" office:value-type="float" office:value="0.0163799036476256" calcext:value-type="float">
            <text:p>0.0164</text:p>
          </table:table-cell>
          <table:table-cell table:style-name="ce9" office:value-type="float" office:value="0.0248451479697179" calcext:value-type="float">
            <text:p>0.0248</text:p>
          </table:table-cell>
          <table:table-cell office:value-type="float" office:value="0.2" calcext:value-type="float">
            <text:p>0.2</text:p>
          </table:table-cell>
          <table:table-cell table:style-name="ce6" office:value-type="float" office:value="0.0228492773571921" calcext:value-type="float">
            <text:p>0.0228</text:p>
          </table:table-cell>
          <table:table-cell table:style-name="ce10" office:value-type="float" office:value="0.0322780454232624" calcext:value-type="float">
            <text:p>0.0323</text:p>
          </table:table-cell>
          <table:table-cell office:value-type="float" office:value="0.2" calcext:value-type="float">
            <text:p>0.2</text:p>
          </table:table-cell>
          <table:table-cell table:style-name="ce6" office:value-type="float" office:value="0.00371644872677219" calcext:value-type="float">
            <text:p>0.0037</text:p>
          </table:table-cell>
          <table:table-cell table:style-name="ce6" office:value-type="float" office:value="0.0241569167240194" calcext:value-type="float">
            <text:p>0.0242</text:p>
          </table:table-cell>
        </table:table-row>
        <table:table-row table:style-name="ro1">
          <table:table-cell office:value-type="string" calcext:value-type="string">
            <text:p>AAS04</text:p>
          </table:table-cell>
          <table:table-cell office:value-type="float" office:value="0.0442368457205659" calcext:value-type="float">
            <text:p>0.04424</text:p>
          </table:table-cell>
          <table:table-cell office:value-type="float" office:value="0.0289508302010639" calcext:value-type="float">
            <text:p>0.02895</text:p>
          </table:table-cell>
          <table:table-cell office:value-type="float" office:value="0.0442505892814815" calcext:value-type="float">
            <text:p>0.04425</text:p>
          </table:table-cell>
          <table:table-cell office:value-type="float" office:value="0.0513491425438405" calcext:value-type="float">
            <text:p>0.05135</text:p>
          </table:table-cell>
          <table:table-cell table:style-name="Default" office:value-type="float" office:value="5431" calcext:value-type="float">
            <text:p>5431</text:p>
          </table:table-cell>
          <table:table-cell office:value-type="float" office:value="0.0214042677948804" calcext:value-type="float">
            <text:p>0.02140</text:p>
          </table:table-cell>
          <table:table-cell office:value-type="float" office:value="8.37003179261382" calcext:value-type="float">
            <text:p>8.3700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S06</text:p>
          </table:table-cell>
          <table:table-cell office:value-type="float" office:value="0.0269542519576862" calcext:value-type="float">
            <text:p>0.02695</text:p>
          </table:table-cell>
          <table:table-cell office:value-type="float" office:value="0.0145606609435913" calcext:value-type="float">
            <text:p>0.01456</text:p>
          </table:table-cell>
          <table:table-cell office:value-type="float" office:value="0.0239652514684985" calcext:value-type="float">
            <text:p>0.02397</text:p>
          </table:table-cell>
          <table:table-cell office:value-type="float" office:value="0.0308947595981589" calcext:value-type="float">
            <text:p>0.03089</text:p>
          </table:table-cell>
          <table:table-cell table:style-name="Default" office:value-type="float" office:value="3868" calcext:value-type="float">
            <text:p>3868</text:p>
          </table:table-cell>
          <table:table-cell office:value-type="float" office:value="0.0110045499658934" calcext:value-type="float">
            <text:p>0.01100</text:p>
          </table:table-cell>
          <table:table-cell office:value-type="float" office:value="7.19586320634569" calcext:value-type="float">
            <text:p>7.1958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S08</text:p>
          </table:table-cell>
          <table:table-cell office:value-type="float" office:value="0.0178595960983651" calcext:value-type="float">
            <text:p>0.01786</text:p>
          </table:table-cell>
          <table:table-cell office:value-type="float" office:value="0.0088322627623004" calcext:value-type="float">
            <text:p>0.00883</text:p>
          </table:table-cell>
          <table:table-cell office:value-type="float" office:value="0.0146756138877435" calcext:value-type="float">
            <text:p>0.01468</text:p>
          </table:table-cell>
          <table:table-cell office:value-type="float" office:value="0.0201731237212176" calcext:value-type="float">
            <text:p>0.02017</text:p>
          </table:table-cell>
          <table:table-cell table:style-name="Default" office:value-type="float" office:value="2986" calcext:value-type="float">
            <text:p>2986</text:p>
          </table:table-cell>
          <table:table-cell office:value-type="float" office:value="0.00625289218037861" calcext:value-type="float">
            <text:p>0.00625</text:p>
          </table:table-cell>
          <table:table-cell office:value-type="float" office:value="6.43530840578921" calcext:value-type="float">
            <text:p>6.43531</text:p>
          </table:table-cell>
          <table:table-cell table:number-columns-repeated="5"/>
          <table:table-cell office:value-type="string" calcext:value-type="string">
            <text:p>item</text:p>
          </table:table-cell>
          <table:table-cell office:value-type="string" calcext:value-type="string">
            <text:p><text:a xlink:href="mailto:P@10" xlink:type="simple">P@10</text:a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S04</text:p>
          </table:table-cell>
          <table:table-cell office:value-type="float" office:value="0.0629344690204708" calcext:value-type="float">
            <text:p>0.06293</text:p>
          </table:table-cell>
          <table:table-cell office:value-type="float" office:value="0.0570328790700384" calcext:value-type="float">
            <text:p>0.05703</text:p>
          </table:table-cell>
          <table:table-cell office:value-type="float" office:value="0.0739622013748589" calcext:value-type="float">
            <text:p>0.07396</text:p>
          </table:table-cell>
          <table:table-cell office:value-type="float" office:value="0.072176896594462" calcext:value-type="float">
            <text:p>0.07218</text:p>
          </table:table-cell>
          <table:table-cell table:style-name="Default" office:value-type="float" office:value="2292" calcext:value-type="float">
            <text:p>2292</text:p>
          </table:table-cell>
          <table:table-cell office:value-type="float" office:value="0.00660216467516317" calcext:value-type="float">
            <text:p>0.00660</text:p>
          </table:table-cell>
          <table:table-cell office:value-type="float" office:value="7.53711032479567" calcext:value-type="float">
            <text:p>7.53711</text:p>
          </table:table-cell>
          <table:table-cell table:number-columns-repeated="5"/>
          <table:table-cell table:style-name="ce1" office:value-type="string" calcext:value-type="string">
            <text:p>Datasets</text:p>
          </table:table-cell>
          <table:table-cell table:style-name="ce4" office:value-type="string" calcext:value-type="string">
            <text:p>JS</text:p>
          </table:table-cell>
          <table:table-cell table:style-name="ce4" office:value-type="string" calcext:value-type="string" table:number-columns-spanned="2" table:number-rows-spanned="1">
            <text:p>AAJ</text:p>
          </table:table-cell>
          <table:covered-table-cell table:style-name="ce4"/>
          <table:table-cell table:style-name="ce4" office:value-type="string" calcext:value-type="string">
            <text:p>MAJ</text:p>
          </table:table-cell>
          <table:table-cell table:style-name="ce4" office:value-type="string" calcext:value-type="string" table:number-columns-spanned="2" table:number-rows-spanned="1">
            <text:p>S − AAJ</text:p>
          </table:table-cell>
          <table:covered-table-cell table:style-name="ce4"/>
          <table:table-cell table:style-name="ce4" office:value-type="string" calcext:value-type="string">
            <text:p>S − MAJ</text:p>
          </table:table-cell>
          <table:table-cell table:style-name="ce4" office:value-type="string" calcext:value-type="string">
            <text:p>ASOR</text:p>
          </table:table-cell>
          <table:table-cell table:style-name="ce4" office:value-type="string" calcext:value-type="string">
            <text:p>SOR</text:p>
          </table:table-cell>
          <table:table-cell table:style-name="ce4" office:value-type="string" calcext:value-type="string" table:number-columns-spanned="2" table:number-rows-spanned="1">
            <text:p>AAS</text:p>
          </table:table-cell>
          <table:covered-table-cell table:style-name="ce4"/>
          <table:table-cell table:style-name="ce4" office:value-type="string" calcext:value-type="string">
            <text:p>MAS</text:p>
          </table:table-cell>
          <table:table-cell table:style-name="ce4" office:value-type="string" calcext:value-type="string" table:number-columns-spanned="2" table:number-rows-spanned="1">
            <text:p>S-AAS</text:p>
          </table:table-cell>
          <table:covered-table-cell table:style-name="ce4"/>
          <table:table-cell table:style-name="ce4" office:value-type="string" calcext:value-type="string">
            <text:p>S-MAS</text:p>
          </table:table-cell>
          <table:table-cell table:style-name="ce4" office:value-type="string" calcext:value-type="string">
            <text:p>AJS</text:p>
          </table:table-cell>
          <table:table-cell table:style-name="ce4" office:value-type="string" calcext:value-type="string" table:number-columns-spanned="2" table:number-rows-spanned="1">
            <text:p>AAAJ</text:p>
          </table:table-cell>
          <table:covered-table-cell table:style-name="ce4"/>
          <table:table-cell table:style-name="ce4" office:value-type="string" calcext:value-type="string">
            <text:p>MAAJ</text:p>
          </table:table-cell>
          <table:table-cell table:style-name="ce4" office:value-type="string" calcext:value-type="string" table:number-columns-spanned="2" table:number-rows-spanned="1">
            <text:p>S-AAAJ</text:p>
          </table:table-cell>
          <table:covered-table-cell table:style-name="ce4"/>
          <table:table-cell table:style-name="ce4" office:value-type="string" calcext:value-type="string">
            <text:p>S-MAAJ</text:p>
          </table:table-cell>
        </table:table-row>
        <table:table-row table:style-name="ro1">
          <table:table-cell office:value-type="string" calcext:value-type="string">
            <text:p>S-AAS02</text:p>
          </table:table-cell>
          <table:table-cell office:value-type="float" office:value="0.0404725923890641" calcext:value-type="float">
            <text:p>0.04047</text:p>
          </table:table-cell>
          <table:table-cell office:value-type="float" office:value="0.0537552207102979" calcext:value-type="float">
            <text:p>0.05376</text:p>
          </table:table-cell>
          <table:table-cell office:value-type="float" office:value="0.0545301502039966" calcext:value-type="float">
            <text:p>0.05453</text:p>
          </table:table-cell>
          <table:table-cell office:value-type="float" office:value="0.0457303613906442" calcext:value-type="float">
            <text:p>0.04573</text:p>
          </table:table-cell>
          <table:table-cell table:style-name="Default" office:value-type="float" office:value="5528" calcext:value-type="float">
            <text:p>5528</text:p>
          </table:table-cell>
          <table:table-cell office:value-type="float" office:value="0.0223940478556502" calcext:value-type="float">
            <text:p>0.02239</text:p>
          </table:table-cell>
          <table:table-cell office:value-type="float" office:value="9.05783486705392" calcext:value-type="float">
            <text:p>9.05783</text:p>
          </table:table-cell>
          <table:table-cell table:number-columns-repeated="6"/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lambda</text:p>
          </table:table-cell>
          <table:table-cell table:style-name="ce8" office:value-type="string" calcext:value-type="string">
            <text:p><text:span text:style-name="T2"><text:a xlink:href="mailto:P@10" xlink:type="simple">P@10</text:a></text:span>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lambda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lambda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lambda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lambda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lambda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  <table:table-cell table:style-name="ce5" office:value-type="string" calcext:value-type="string">
            <text:p><text:a xlink:href="mailto:P@10" xlink:type="simple">P@10</text:a></text:p>
          </table:table-cell>
        </table:table-row>
        <table:table-row table:style-name="ro1">
          <table:table-cell office:value-type="string" calcext:value-type="string">
            <text:p>S-AAS04</text:p>
          </table:table-cell>
          <table:table-cell office:value-type="float" office:value="0.0167880203324632" calcext:value-type="float">
            <text:p>0.01679</text:p>
          </table:table-cell>
          <table:table-cell office:value-type="float" office:value="0.0262865278171051" calcext:value-type="float">
            <text:p>0.02629</text:p>
          </table:table-cell>
          <table:table-cell office:value-type="float" office:value="0.0241036521297193" calcext:value-type="float">
            <text:p>0.02410</text:p>
          </table:table-cell>
          <table:table-cell office:value-type="float" office:value="0.0185133155037556" calcext:value-type="float">
            <text:p>0.01851</text:p>
          </table:table-cell>
          <table:table-cell table:style-name="Default" office:value-type="float" office:value="4197" calcext:value-type="float">
            <text:p>4197</text:p>
          </table:table-cell>
          <table:table-cell office:value-type="float" office:value="0.0118875435878914" calcext:value-type="float">
            <text:p>0.01189</text:p>
          </table:table-cell>
          <table:table-cell office:value-type="float" office:value="7.55162009259057" calcext:value-type="float">
            <text:p>7.55162</text:p>
          </table:table-cell>
          <table:table-cell table:number-columns-repeated="5"/>
          <table:table-cell office:value-type="string" calcext:value-type="string">
            <text:p>LibraryThing</text:p>
          </table:table-cell>
          <table:table-cell table:style-name="ce6" office:value-type="float" office:value="0.086893804093972" calcext:value-type="float">
            <text:p>0.0869</text:p>
          </table:table-cell>
          <table:table-cell office:value-type="float" office:value="0.2" calcext:value-type="float">
            <text:p>0.2</text:p>
          </table:table-cell>
          <table:table-cell table:style-name="ce10" office:value-type="float" office:value="0.0949306223382364" calcext:value-type="float">
            <text:p>0.0949</text:p>
          </table:table-cell>
          <table:table-cell table:style-name="ce6" office:value-type="float" office:value="0.0450748729221048" calcext:value-type="float">
            <text:p>0.0451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082167880203327" calcext:value-type="float">
            <text:p>0.0822</text:p>
          </table:table-cell>
          <table:table-cell table:style-name="ce6" office:value-type="float" office:value="0.094353620002751" calcext:value-type="float">
            <text:p>0.0944</text:p>
          </table:table-cell>
          <table:table-cell table:style-name="ce10" office:value-type="float" office:value="0.101882126665754" calcext:value-type="float">
            <text:p>0.1019</text:p>
          </table:table-cell>
          <table:table-cell table:style-name="ce6" office:value-type="float" office:value="0.0814534963593926" calcext:value-type="float">
            <text:p>0.0815</text:p>
          </table:table-cell>
          <table:table-cell office:value-type="float" office:value="0.2" calcext:value-type="float">
            <text:p>0.2</text:p>
          </table:table-cell>
          <table:table-cell table:style-name="ce10" office:value-type="float" office:value="0.0913587031185634" calcext:value-type="float">
            <text:p>0.0914</text:p>
          </table:table-cell>
          <table:table-cell table:style-name="ce6" office:value-type="float" office:value="0.037422722901497" calcext:value-type="float">
            <text:p>0.0374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0825937628795189" calcext:value-type="float">
            <text:p>0.0826</text:p>
          </table:table-cell>
          <table:table-cell table:style-name="ce6" office:value-type="float" office:value="0.090108531391678" calcext:value-type="float">
            <text:p>0.0901</text:p>
          </table:table-cell>
          <table:table-cell table:style-name="ce6" office:value-type="float" office:value="0.0598296469295244" calcext:value-type="float">
            <text:p>0.0598</text:p>
          </table:table-cell>
          <table:table-cell office:value-type="float" office:value="0.2" calcext:value-type="float">
            <text:p>0.2</text:p>
          </table:table-cell>
          <table:table-cell table:style-name="ce10" office:value-type="float" office:value="0.101099052067595" calcext:value-type="float">
            <text:p>0.1011</text:p>
          </table:table-cell>
          <table:table-cell table:style-name="ce6" office:value-type="float" office:value="0.0302651463113059" calcext:value-type="float">
            <text:p>0.0303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0830196455557105" calcext:value-type="float">
            <text:p>0.0830</text:p>
          </table:table-cell>
          <table:table-cell table:style-name="ce6" office:value-type="float" office:value="0.0791729633191396" calcext:value-type="float">
            <text:p>0.0792</text:p>
          </table:table-cell>
        </table:table-row>
        <table:table-row table:style-name="ro1">
          <table:table-cell office:value-type="string" calcext:value-type="string">
            <text:p>S-AAS06</text:p>
          </table:table-cell>
          <table:table-cell office:value-type="float" office:value="0.0048083527957137" calcext:value-type="float">
            <text:p>0.00481</text:p>
          </table:table-cell>
          <table:table-cell office:value-type="float" office:value="0.00837335630350358" calcext:value-type="float">
            <text:p>0.00837</text:p>
          </table:table-cell>
          <table:table-cell office:value-type="float" office:value="0.00672838602789668" calcext:value-type="float">
            <text:p>0.00673</text:p>
          </table:table-cell>
          <table:table-cell office:value-type="float" office:value="0.00512227689831533" calcext:value-type="float">
            <text:p>0.00512</text:p>
          </table:table-cell>
          <table:table-cell table:style-name="Default" office:value-type="float" office:value="2231" calcext:value-type="float">
            <text:p>2231</text:p>
          </table:table-cell>
          <table:table-cell office:value-type="float" office:value="0.00297846696974347" calcext:value-type="float">
            <text:p>0.00298</text:p>
          </table:table-cell>
          <table:table-cell office:value-type="float" office:value="5.69598970152335" calcext:value-type="float">
            <text:p>5.69599</text:p>
          </table:table-cell>
          <table:table-cell table:number-columns-repeated="5"/>
          <table:table-cell office:value-type="string" calcext:value-type="string">
            <text:p>Yahoo</text:p>
          </table:table-cell>
          <table:table-cell table:style-name="ce6" office:value-type="float" office:value="0.0331326877780676" calcext:value-type="float">
            <text:p>0.0331</text:p>
          </table:table-cell>
          <table:table-cell office:value-type="float" office:value="0.2" calcext:value-type="float">
            <text:p>0.2</text:p>
          </table:table-cell>
          <table:table-cell table:style-name="ce6" office:value-type="float" office:value="0.0510337607956045" calcext:value-type="float">
            <text:p>0.0510</text:p>
          </table:table-cell>
          <table:table-cell table:style-name="ce6" office:value-type="float" office:value="0.00155718398325046" calcext:value-type="float">
            <text:p>0.0016</text:p>
          </table:table-cell>
          <table:table-cell office:value-type="float" office:value="0.2" calcext:value-type="float">
            <text:p>0.2</text:p>
          </table:table-cell>
          <table:table-cell table:style-name="ce10" office:value-type="float" office:value="0.0534807641978555" calcext:value-type="float">
            <text:p>0.0535</text:p>
          </table:table-cell>
          <table:table-cell table:style-name="ce6" office:value-type="float" office:value="0.0372677309604811" calcext:value-type="float">
            <text:p>0.0373</text:p>
          </table:table-cell>
          <table:table-cell table:style-name="ce6" office:value-type="float" office:value="0.0447134258047636" calcext:value-type="float">
            <text:p>0.0447</text:p>
          </table:table-cell>
          <table:table-cell table:style-name="ce6" office:value-type="float" office:value="0.0296519235802138" calcext:value-type="float">
            <text:p>0.0297</text:p>
          </table:table-cell>
          <table:table-cell office:value-type="float" office:value="0.2" calcext:value-type="float">
            <text:p>0.2</text:p>
          </table:table-cell>
          <table:table-cell table:style-name="ce6" office:value-type="float" office:value="0.0503533106516631" calcext:value-type="float">
            <text:p>0.0504</text:p>
          </table:table-cell>
          <table:table-cell table:style-name="ce6" office:value-type="float" office:value="0.00142632818633865" calcext:value-type="float">
            <text:p>0.0014</text:p>
          </table:table-cell>
          <table:table-cell office:value-type="float" office:value="0.2" calcext:value-type="float">
            <text:p>0.2</text:p>
          </table:table-cell>
          <table:table-cell table:style-name="ce10" office:value-type="float" office:value="0.0531012823868113" calcext:value-type="float">
            <text:p>0.0531</text:p>
          </table:table-cell>
          <table:table-cell table:style-name="ce6" office:value-type="float" office:value="0.0351871237895831" calcext:value-type="float">
            <text:p>0.0352</text:p>
          </table:table-cell>
          <table:table-cell table:style-name="ce6" office:value-type="float" office:value="0.00456686731222194" calcext:value-type="float">
            <text:p>0.0046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050850562679928" calcext:value-type="float">
            <text:p>0.0509</text:p>
          </table:table-cell>
          <table:table-cell table:style-name="ce6" office:value-type="float" office:value="0.00119078775189741" calcext:value-type="float">
            <text:p>0.0012</text:p>
          </table:table-cell>
          <table:table-cell office:value-type="float" office:value="0.2" calcext:value-type="float">
            <text:p>0.2</text:p>
          </table:table-cell>
          <table:table-cell table:style-name="ce10" office:value-type="float" office:value="0.0526563726773112" calcext:value-type="float">
            <text:p>0.0527</text:p>
          </table:table-cell>
          <table:table-cell table:style-name="ce6" office:value-type="float" office:value="0.00827008636482601" calcext:value-type="float">
            <text:p>0.0083</text:p>
          </table:table-cell>
        </table:table-row>
        <table:table-row table:style-name="ro1">
          <table:table-cell office:value-type="string" calcext:value-type="string">
            <text:p>S-AAS08</text:p>
          </table:table-cell>
          <table:table-cell office:value-type="float" office:value="0.00156614919631817" calcext:value-type="float">
            <text:p>0.00157</text:p>
          </table:table-cell>
          <table:table-cell office:value-type="float" office:value="0.00268684354066962" calcext:value-type="float">
            <text:p>0.00269</text:p>
          </table:table-cell>
          <table:table-cell office:value-type="float" office:value="0.00223902760001884" calcext:value-type="float">
            <text:p>0.00224</text:p>
          </table:table-cell>
          <table:table-cell office:value-type="float" office:value="0.00174451066548538" calcext:value-type="float">
            <text:p>0.00174</text:p>
          </table:table-cell>
          <table:table-cell table:style-name="Default" office:value-type="float" office:value="1144" calcext:value-type="float">
            <text:p>1144</text:p>
          </table:table-cell>
          <table:table-cell office:value-type="float" office:value="0.00111897129777383" calcext:value-type="float">
            <text:p>0.00112</text:p>
          </table:table-cell>
          <table:table-cell office:value-type="float" office:value="5.17213262155843" calcext:value-type="float">
            <text:p>5.17213</text:p>
          </table:table-cell>
          <table:table-cell table:number-columns-repeated="5"/>
          <table:table-cell office:value-type="string" calcext:value-type="string">
            <text:p>Last FM</text:p>
          </table:table-cell>
          <table:table-cell table:style-name="ce6" office:value-type="float" office:value="0.0141087405368204" calcext:value-type="float">
            <text:p>0.0141</text:p>
          </table:table-cell>
          <table:table-cell office:value-type="float" office:value="0.2" calcext:value-type="float">
            <text:p>0.2</text:p>
          </table:table-cell>
          <table:table-cell table:style-name="ce10" office:value-type="float" office:value="0.0247763248451481" calcext:value-type="float">
            <text:p>0.0248</text:p>
          </table:table-cell>
          <table:table-cell table:style-name="ce6" office:value-type="float" office:value="0.00364762560220234" calcext:value-type="float">
            <text:p>0.0036</text:p>
          </table:table-cell>
          <table:table-cell office:value-type="float" office:value="0.2" calcext:value-type="float">
            <text:p>0.2</text:p>
          </table:table-cell>
          <table:table-cell table:style-name="ce6" office:value-type="float" office:value="0.0229869236063318" calcext:value-type="float">
            <text:p>0.0230</text:p>
          </table:table-cell>
          <table:table-cell table:style-name="ce6" office:value-type="float" office:value="0.0157604955264969" calcext:value-type="float">
            <text:p>0.0158</text:p>
          </table:table-cell>
          <table:table-cell table:style-name="ce6" office:value-type="float" office:value="0.0126634549208534" calcext:value-type="float">
            <text:p>0.0127</text:p>
          </table:table-cell>
          <table:table-cell table:style-name="ce6" office:value-type="float" office:value="0.012388162422574" calcext:value-type="float">
            <text:p>0.0124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019545767377839" calcext:value-type="float">
            <text:p>0.0195</text:p>
          </table:table-cell>
          <table:table-cell table:style-name="ce6" office:value-type="float" office:value="0.0030970406056435" calcext:value-type="float">
            <text:p>0.0031</text:p>
          </table:table-cell>
          <table:table-cell office:value-type="float" office:value="0.2" calcext:value-type="float">
            <text:p>0.2</text:p>
          </table:table-cell>
          <table:table-cell table:style-name="ce10" office:value-type="float" office:value="0.0229869236063318" calcext:value-type="float">
            <text:p>0.0230</text:p>
          </table:table-cell>
          <table:table-cell table:style-name="ce6" office:value-type="float" office:value="0.0154852030282175" calcext:value-type="float">
            <text:p>0.0155</text:p>
          </table:table-cell>
          <table:table-cell table:style-name="ce6" office:value-type="float" office:value="0.00357880247763248" calcext:value-type="float">
            <text:p>0.0036</text:p>
          </table:table-cell>
          <table:table-cell office:value-type="float" office:value="0.2" calcext:value-type="float">
            <text:p>0.2</text:p>
          </table:table-cell>
          <table:table-cell table:style-name="ce10" office:value-type="float" office:value="0.0237439779766002" calcext:value-type="float">
            <text:p>0.0237</text:p>
          </table:table-cell>
          <table:table-cell table:style-name="ce6" office:value-type="float" office:value="0.00316586373021335" calcext:value-type="float">
            <text:p>0.0032</text:p>
          </table:table-cell>
          <table:table-cell office:value-type="float" office:value="0.2" calcext:value-type="float">
            <text:p>0.2</text:p>
          </table:table-cell>
          <table:table-cell table:style-name="ce6" office:value-type="float" office:value="0.0229181004817619" calcext:value-type="float">
            <text:p>0.0229</text:p>
          </table:table-cell>
          <table:table-cell table:style-name="ce6" office:value-type="float" office:value="0.00681348933241568" calcext:value-type="float">
            <text:p>0.0068</text:p>
          </table:table-cell>
        </table:table-row>
        <table:table-row table:style-name="ro1">
          <table:table-cell office:value-type="string" calcext:value-type="string">
            <text:p>S-MAS04</text:p>
          </table:table-cell>
          <table:table-cell office:value-type="float" office:value="0.0363511471355949" calcext:value-type="float">
            <text:p>0.03635</text:p>
          </table:table-cell>
          <table:table-cell office:value-type="float" office:value="0.0469395301736499" calcext:value-type="float">
            <text:p>0.04694</text:p>
          </table:table-cell>
          <table:table-cell office:value-type="float" office:value="0.0482423847631713" calcext:value-type="float">
            <text:p>0.04824</text:p>
          </table:table-cell>
          <table:table-cell office:value-type="float" office:value="0.0391369848168679" calcext:value-type="float">
            <text:p>0.03914</text:p>
          </table:table-cell>
          <table:table-cell table:style-name="Default" office:value-type="float" office:value="2171" calcext:value-type="float">
            <text:p>2171</text:p>
          </table:table-cell>
          <table:table-cell office:value-type="float" office:value="0.00614923926949995" calcext:value-type="float">
            <text:p>0.00615</text:p>
          </table:table-cell>
          <table:table-cell office:value-type="float" office:value="7.41429483166345" calcext:value-type="float">
            <text:p>7.4142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JS</text:p>
          </table:table-cell>
          <table:table-cell office:value-type="float" office:value="0.0364060997389743" calcext:value-type="float">
            <text:p>0.03641</text:p>
          </table:table-cell>
          <table:table-cell office:value-type="float" office:value="0.0484663766568828" calcext:value-type="float">
            <text:p>0.04847</text:p>
          </table:table-cell>
          <table:table-cell office:value-type="float" office:value="0.0506255172476852" calcext:value-type="float">
            <text:p>0.05063</text:p>
          </table:table-cell>
          <table:table-cell office:value-type="float" office:value="0.0414879796087876" calcext:value-type="float">
            <text:p>0.04149</text:p>
          </table:table-cell>
          <table:table-cell table:style-name="Default" office:value-type="float" office:value="1299" calcext:value-type="float">
            <text:p>1299</text:p>
          </table:table-cell>
          <table:table-cell office:value-type="float" office:value="0.00282602888191008" calcext:value-type="float">
            <text:p>0.00283</text:p>
          </table:table-cell>
          <table:table-cell office:value-type="float" office:value="6.39878019697756" calcext:value-type="float">
            <text:p>6.3987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AJ02</text:p>
          </table:table-cell>
          <table:table-cell office:value-type="float" office:value="0.0557906305811244" calcext:value-type="float">
            <text:p>0.05579</text:p>
          </table:table-cell>
          <table:table-cell office:value-type="float" office:value="0.0469635475523294" calcext:value-type="float">
            <text:p>0.04696</text:p>
          </table:table-cell>
          <table:table-cell office:value-type="float" office:value="0.0636609738032877" calcext:value-type="float">
            <text:p>0.06366</text:p>
          </table:table-cell>
          <table:table-cell office:value-type="float" office:value="0.0645692268901131" calcext:value-type="float">
            <text:p>0.06457</text:p>
          </table:table-cell>
          <table:table-cell table:style-name="Default" office:value-type="float" office:value="7501" calcext:value-type="float">
            <text:p>7501</text:p>
          </table:table-cell>
          <table:table-cell office:value-type="float" office:value="0.038301816956518" calcext:value-type="float">
            <text:p>0.03830</text:p>
          </table:table-cell>
          <table:table-cell office:value-type="float" office:value="9.6945322510901" calcext:value-type="float">
            <text:p>9.6945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AJ04</text:p>
          </table:table-cell>
          <table:table-cell office:value-type="float" office:value="0.043591152630856" calcext:value-type="float">
            <text:p>0.04359</text:p>
          </table:table-cell>
          <table:table-cell office:value-type="float" office:value="0.0283661138371166" calcext:value-type="float">
            <text:p>0.02837</text:p>
          </table:table-cell>
          <table:table-cell office:value-type="float" office:value="0.0432470738004383" calcext:value-type="float">
            <text:p>0.04325</text:p>
          </table:table-cell>
          <table:table-cell office:value-type="float" office:value="0.0505076776102" calcext:value-type="float">
            <text:p>0.05051</text:p>
          </table:table-cell>
          <table:table-cell table:style-name="Default" office:value-type="float" office:value="5526" calcext:value-type="float">
            <text:p>5526</text:p>
          </table:table-cell>
          <table:table-cell office:value-type="float" office:value="0.0218170669220272" calcext:value-type="float">
            <text:p>0.02182</text:p>
          </table:table-cell>
          <table:table-cell office:value-type="float" office:value="8.38034398720334" calcext:value-type="float">
            <text:p>8.3803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AJ06</text:p>
          </table:table-cell>
          <table:table-cell office:value-type="float" office:value="0.0266794889407882" calcext:value-type="float">
            <text:p>0.02668</text:p>
          </table:table-cell>
          <table:table-cell office:value-type="float" office:value="0.0143944297846353" calcext:value-type="float">
            <text:p>0.01439</text:p>
          </table:table-cell>
          <table:table-cell office:value-type="float" office:value="0.023864645080749" calcext:value-type="float">
            <text:p>0.02386</text:p>
          </table:table-cell>
          <table:table-cell office:value-type="float" office:value="0.0306651781679642" calcext:value-type="float">
            <text:p>0.03067</text:p>
          </table:table-cell>
          <table:table-cell table:style-name="Default" office:value-type="float" office:value="3925" calcext:value-type="float">
            <text:p>3925</text:p>
          </table:table-cell>
          <table:table-cell office:value-type="float" office:value="0.011200503206499" calcext:value-type="float">
            <text:p>0.01120</text:p>
          </table:table-cell>
          <table:table-cell office:value-type="float" office:value="7.20242098017256" calcext:value-type="float">
            <text:p>7.20242</text:p>
          </table:table-cell>
          <table:table-cell table:number-columns-repeated="5"/>
          <table:table-cell office:value-type="string" calcext:value-type="string">
            <text:p>users</text:p>
          </table:table-cell>
          <table:table-cell table:style-name="ce7" office:value-type="string" calcext:value-type="string">
            <text:p><text:span text:style-name="T1"><text:a xlink:href="mailto:ADiv@10" xlink:type="simple">ADiv@10</text:a>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AAJ08</text:p>
          </table:table-cell>
          <table:table-cell office:value-type="float" office:value="0.0178046434949855" calcext:value-type="float">
            <text:p>0.01780</text:p>
          </table:table-cell>
          <table:table-cell office:value-type="float" office:value="0.0087643795529903" calcext:value-type="float">
            <text:p>0.00876</text:p>
          </table:table-cell>
          <table:table-cell office:value-type="float" office:value="0.0146054066268087" calcext:value-type="float">
            <text:p>0.01461</text:p>
          </table:table-cell>
          <table:table-cell office:value-type="float" office:value="0.0201266662840973" calcext:value-type="float">
            <text:p>0.02013</text:p>
          </table:table-cell>
          <table:table-cell table:style-name="Default" office:value-type="float" office:value="2998" calcext:value-type="float">
            <text:p>2998</text:p>
          </table:table-cell>
          <table:table-cell office:value-type="float" office:value="0.00628500898584705" calcext:value-type="float">
            <text:p>0.00629</text:p>
          </table:table-cell>
          <table:table-cell office:value-type="float" office:value="6.43662965399578" calcext:value-type="float">
            <text:p>6.43663</text:p>
          </table:table-cell>
          <table:table-cell table:number-columns-repeated="5"/>
          <table:table-cell table:style-name="ce1" office:value-type="string" calcext:value-type="string">
            <text:p>Datasets</text:p>
          </table:table-cell>
          <table:table-cell table:style-name="ce4" office:value-type="string" calcext:value-type="string">
            <text:p>JS</text:p>
          </table:table-cell>
          <table:table-cell table:style-name="ce4" office:value-type="string" calcext:value-type="string" table:number-columns-spanned="2" table:number-rows-spanned="1">
            <text:p>AAJ</text:p>
          </table:table-cell>
          <table:covered-table-cell table:style-name="ce4"/>
          <table:table-cell table:style-name="ce4" office:value-type="string" calcext:value-type="string">
            <text:p>MAJ</text:p>
          </table:table-cell>
          <table:table-cell table:style-name="ce4" office:value-type="string" calcext:value-type="string" table:number-columns-spanned="2" table:number-rows-spanned="1">
            <text:p>S − AAJ</text:p>
          </table:table-cell>
          <table:covered-table-cell table:style-name="ce4"/>
          <table:table-cell table:style-name="ce4" office:value-type="string" calcext:value-type="string">
            <text:p>S − MAJ</text:p>
          </table:table-cell>
          <table:table-cell table:style-name="ce4" office:value-type="string" calcext:value-type="string">
            <text:p>ASOR</text:p>
          </table:table-cell>
          <table:table-cell table:style-name="ce4" office:value-type="string" calcext:value-type="string">
            <text:p>SOR</text:p>
          </table:table-cell>
          <table:table-cell table:style-name="ce4" office:value-type="string" calcext:value-type="string" table:number-columns-spanned="2" table:number-rows-spanned="1">
            <text:p>AAS</text:p>
          </table:table-cell>
          <table:covered-table-cell table:style-name="ce4"/>
          <table:table-cell table:style-name="ce4" office:value-type="string" calcext:value-type="string">
            <text:p>MAS</text:p>
          </table:table-cell>
          <table:table-cell table:style-name="ce4" office:value-type="string" calcext:value-type="string" table:number-columns-spanned="2" table:number-rows-spanned="1">
            <text:p>S-AAS</text:p>
          </table:table-cell>
          <table:covered-table-cell table:style-name="ce4"/>
          <table:table-cell table:style-name="ce4" office:value-type="string" calcext:value-type="string">
            <text:p>S-MAS</text:p>
          </table:table-cell>
          <table:table-cell table:style-name="ce4" office:value-type="string" calcext:value-type="string">
            <text:p>AJS</text:p>
          </table:table-cell>
          <table:table-cell table:style-name="ce4" office:value-type="string" calcext:value-type="string" table:number-columns-spanned="2" table:number-rows-spanned="1">
            <text:p>AAAJ</text:p>
          </table:table-cell>
          <table:covered-table-cell table:style-name="ce4"/>
          <table:table-cell table:style-name="ce4" office:value-type="string" calcext:value-type="string">
            <text:p>MAAJ</text:p>
          </table:table-cell>
          <table:table-cell table:style-name="ce4" office:value-type="string" calcext:value-type="string" table:number-columns-spanned="2" table:number-rows-spanned="1">
            <text:p>S-AAAJ</text:p>
          </table:table-cell>
          <table:covered-table-cell table:style-name="ce4"/>
          <table:table-cell table:style-name="ce4" office:value-type="string" calcext:value-type="string">
            <text:p>S-MAAJ</text:p>
          </table:table-cell>
        </table:table-row>
        <table:table-row table:style-name="ro1">
          <table:table-cell office:value-type="string" calcext:value-type="string">
            <text:p>MAAJ04</text:p>
          </table:table-cell>
          <table:table-cell office:value-type="float" office:value="0.0603242203599404" calcext:value-type="float">
            <text:p>0.06032</text:p>
          </table:table-cell>
          <table:table-cell office:value-type="float" office:value="0.0603593255711527" calcext:value-type="float">
            <text:p>0.06036</text:p>
          </table:table-cell>
          <table:table-cell office:value-type="float" office:value="0.0730269829156528" calcext:value-type="float">
            <text:p>0.07303</text:p>
          </table:table-cell>
          <table:table-cell office:value-type="float" office:value="0.0677200025660831" calcext:value-type="float">
            <text:p>0.06772</text:p>
          </table:table-cell>
          <table:table-cell table:style-name="Default" office:value-type="float" office:value="2060" calcext:value-type="float">
            <text:p>2060</text:p>
          </table:table-cell>
          <table:table-cell office:value-type="float" office:value="0.00586234434845034" calcext:value-type="float">
            <text:p>0.00586</text:p>
          </table:table-cell>
          <table:table-cell office:value-type="float" office:value="7.3386811608078" calcext:value-type="float">
            <text:p>7.33868</text:p>
          </table:table-cell>
          <table:table-cell table:number-columns-repeated="6"/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5" office:value-type="string" calcext:value-type="string">
            <text:p>lambda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5" office:value-type="string" calcext:value-type="string">
            <text:p>lambda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5" office:value-type="string" calcext:value-type="string">
            <text:p>lambda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5" office:value-type="string" calcext:value-type="string">
            <text:p>lambda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5" office:value-type="string" calcext:value-type="string">
            <text:p>lambda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5" office:value-type="string" calcext:value-type="string">
            <text:p>lambda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</table:table-row>
        <table:table-row table:style-name="ro1">
          <table:table-cell office:value-type="string" calcext:value-type="string">
            <text:p>S-AAAJ02</text:p>
          </table:table-cell>
          <table:table-cell office:value-type="float" office:value="0.00568759444978708" calcext:value-type="float">
            <text:p>0.00569</text:p>
          </table:table-cell>
          <table:table-cell office:value-type="float" office:value="0.00816761195960253" calcext:value-type="float">
            <text:p>0.00817</text:p>
          </table:table-cell>
          <table:table-cell office:value-type="float" office:value="0.00784912422527234" calcext:value-type="float">
            <text:p>0.00785</text:p>
          </table:table-cell>
          <table:table-cell office:value-type="float" office:value="0.00650748371371469" calcext:value-type="float">
            <text:p>0.00651</text:p>
          </table:table-cell>
          <table:table-cell table:style-name="Default" office:value-type="float" office:value="3331" calcext:value-type="float">
            <text:p>3331</text:p>
          </table:table-cell>
          <table:table-cell office:value-type="float" office:value="0.00609105277087152" calcext:value-type="float">
            <text:p>0.00609</text:p>
          </table:table-cell>
          <table:table-cell office:value-type="float" office:value="6.16195627862227" calcext:value-type="float">
            <text:p>6.16196</text:p>
          </table:table-cell>
          <table:table-cell table:number-columns-repeated="5"/>
          <table:table-cell office:value-type="string" calcext:value-type="string">
            <text:p>LibraryThing</text:p>
          </table:table-cell>
          <table:table-cell office:value-type="float" office:value="2136" calcext:value-type="float">
            <text:p>2136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7367" calcext:value-type="float">
            <text:p>7367</text:p>
          </table:table-cell>
          <table:table-cell office:value-type="float" office:value="2406" calcext:value-type="float">
            <text:p>2406</text:p>
          </table:table-cell>
          <table:table-cell office:value-type="float" office:value="0.4" calcext:value-type="float">
            <text:p>0.4</text:p>
          </table:table-cell>
          <table:table-cell office:value-type="float" office:value="2246" calcext:value-type="float">
            <text:p>2246</text:p>
          </table:table-cell>
          <table:table-cell office:value-type="float" office:value="873" calcext:value-type="float">
            <text:p>873</text:p>
          </table:table-cell>
          <table:table-cell office:value-type="float" office:value="2819" calcext:value-type="float">
            <text:p>2819</text:p>
          </table:table-cell>
          <table:table-cell office:value-type="float" office:value="2083" calcext:value-type="float">
            <text:p>2083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7330" calcext:value-type="float">
            <text:p>7330</text:p>
          </table:table-cell>
          <table:table-cell office:value-type="float" office:value="2292" calcext:value-type="float">
            <text:p>2292</text:p>
          </table:table-cell>
          <table:table-cell office:value-type="float" office:value="0.2" calcext:value-type="float">
            <text:p>0.2</text:p>
          </table:table-cell>
          <table:table-cell office:value-type="float" office:value="5528" calcext:value-type="float">
            <text:p>5528</text:p>
          </table:table-cell>
          <table:table-cell office:value-type="float" office:value="2171" calcext:value-type="float">
            <text:p>2171</text:p>
          </table:table-cell>
          <table:table-cell office:value-type="float" office:value="1299" calcext:value-type="float">
            <text:p>1299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7501" calcext:value-type="float">
            <text:p>7501</text:p>
          </table:table-cell>
          <table:table-cell office:value-type="float" office:value="2060" calcext:value-type="float">
            <text:p>2060</text:p>
          </table:table-cell>
          <table:table-cell office:value-type="float" office:value="0.2" calcext:value-type="float">
            <text:p>0.2</text:p>
          </table:table-cell>
          <table:table-cell table:style-name="ce13" office:value-type="float" office:value="3331" calcext:value-type="float">
            <text:p>3331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S-AAAJ04</text:p>
          </table:table-cell>
          <table:table-cell office:value-type="float" office:value="0.000947932408297843" calcext:value-type="float">
            <text:p>0.00095</text:p>
          </table:table-cell>
          <table:table-cell office:value-type="float" office:value="0.00165839190762091" calcext:value-type="float">
            <text:p>0.00166</text:p>
          </table:table-cell>
          <table:table-cell office:value-type="float" office:value="0.00141340266275523" calcext:value-type="float">
            <text:p>0.00141</text:p>
          </table:table-cell>
          <table:table-cell office:value-type="float" office:value="0.00108548459637283" calcext:value-type="float">
            <text:p>0.00109</text:p>
          </table:table-cell>
          <table:table-cell table:style-name="Default" office:value-type="float" office:value="876" calcext:value-type="float">
            <text:p>876</text:p>
          </table:table-cell>
          <table:table-cell office:value-type="float" office:value="0.000891620048643516" calcext:value-type="float">
            <text:p>0.00089</text:p>
          </table:table-cell>
          <table:table-cell office:value-type="float" office:value="5.09608369918098" calcext:value-type="float">
            <text:p>5.09608</text:p>
          </table:table-cell>
          <table:table-cell table:number-columns-repeated="5"/>
          <table:table-cell office:value-type="string" calcext:value-type="string">
            <text:p>Yahoo</text:p>
          </table:table-cell>
          <table:table-cell table:style-name="ce3" office:value-type="float" office:value="734" calcext:value-type="float">
            <text:p>734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2070" calcext:value-type="float">
            <text:p>2070</text:p>
          </table:table-cell>
          <table:table-cell table:style-name="ce3" office:value-type="float" office:value="835" calcext:value-type="float">
            <text:p>835</text:p>
          </table:table-cell>
          <table:table-cell office:value-type="float" office:value="0.2" calcext:value-type="float">
            <text:p>0.2</text:p>
          </table:table-cell>
          <table:table-cell table:style-name="ce11" office:value-type="float" office:value="2187" calcext:value-type="float">
            <text:p>2187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695" calcext:value-type="float">
            <text:p>695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2048" calcext:value-type="float">
            <text:p>2048</text:p>
          </table:table-cell>
          <table:table-cell table:style-name="ce3" office:value-type="float" office:value="786" calcext:value-type="float">
            <text:p>786</text:p>
          </table:table-cell>
          <table:table-cell office:value-type="float" office:value="0.2" calcext:value-type="float">
            <text:p>0.2</text:p>
          </table:table-cell>
          <table:table-cell table:style-name="ce3" office:value-type="float" office:value="1114" calcext:value-type="float">
            <text:p>1114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451" calcext:value-type="float">
            <text:p>451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1773" calcext:value-type="float">
            <text:p>1773</text:p>
          </table:table-cell>
          <table:table-cell table:style-name="ce3" office:value-type="float" office:value="717" calcext:value-type="float">
            <text:p>717</text:p>
          </table:table-cell>
          <table:table-cell office:value-type="float" office:value="0.2" calcext:value-type="float">
            <text:p>0.2</text:p>
          </table:table-cell>
          <table:table-cell table:style-name="ce11" office:value-type="float" office:value="2175" calcext:value-type="float">
            <text:p>2175</text:p>
          </table:table-cell>
          <table:table-cell table:style-name="ce3"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S-AAAJ06</text:p>
          </table:table-cell>
          <table:table-cell office:value-type="float" office:value="0.000302239318587718" calcext:value-type="float">
            <text:p>0.00030</text:p>
          </table:table-cell>
          <table:table-cell office:value-type="float" office:value="0.000585734883028468" calcext:value-type="float">
            <text:p>0.00059</text:p>
          </table:table-cell>
          <table:table-cell office:value-type="float" office:value="0.000521146244095535" calcext:value-type="float">
            <text:p>0.00052</text:p>
          </table:table-cell>
          <table:table-cell office:value-type="float" office:value="0.000389604606588505" calcext:value-type="float">
            <text:p>0.00039</text:p>
          </table:table-cell>
          <table:table-cell table:style-name="Default" office:value-type="float" office:value="429" calcext:value-type="float">
            <text:p>429</text:p>
          </table:table-cell>
          <table:table-cell office:value-type="float" office:value="0.00063815705106729" calcext:value-type="float">
            <text:p>0.00064</text:p>
          </table:table-cell>
          <table:table-cell office:value-type="float" office:value="4.96745034905155" calcext:value-type="float">
            <text:p>4.96745</text:p>
          </table:table-cell>
          <table:table-cell table:number-columns-repeated="5"/>
          <table:table-cell office:value-type="string" calcext:value-type="string">
            <text:p>Last FM</text:p>
          </table:table-cell>
          <table:table-cell table:style-name="ce3" office:value-type="float" office:value="1449" calcext:value-type="float">
            <text:p>1449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345" calcext:value-type="float">
            <text:p>1345</text:p>
          </table:table-cell>
          <table:table-cell table:style-name="ce11" office:value-type="float" office:value="1654" calcext:value-type="float">
            <text:p>1654</text:p>
          </table:table-cell>
          <table:table-cell office:value-type="float" office:value="0.2" calcext:value-type="float">
            <text:p>0.2</text:p>
          </table:table-cell>
          <table:table-cell table:style-name="ce3" office:value-type="float" office:value="1203" calcext:value-type="float">
            <text:p>1203</text:p>
          </table:table-cell>
          <table:table-cell table:style-name="ce3" office:value-type="float" office:value="1460" calcext:value-type="float">
            <text:p>1460</text:p>
          </table:table-cell>
          <table:table-cell table:style-name="ce3" office:value-type="float" office:value="1433" calcext:value-type="float">
            <text:p>1433</text:p>
          </table:table-cell>
          <table:table-cell table:style-name="ce3" office:value-type="float" office:value="1324" calcext:value-type="float">
            <text:p>1324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324" calcext:value-type="float">
            <text:p>1324</text:p>
          </table:table-cell>
          <table:table-cell table:style-name="ce11" office:value-type="float" office:value="1625" calcext:value-type="float">
            <text:p>1625</text:p>
          </table:table-cell>
          <table:table-cell office:value-type="float" office:value="0.2" calcext:value-type="float">
            <text:p>0.2</text:p>
          </table:table-cell>
          <table:table-cell table:style-name="ce3" office:value-type="float" office:value="1410" calcext:value-type="float">
            <text:p>1410</text:p>
          </table:table-cell>
          <table:table-cell table:style-name="ce3" office:value-type="float" office:value="1420" calcext:value-type="float">
            <text:p>1420</text:p>
          </table:table-cell>
          <table:table-cell table:style-name="ce3" office:value-type="float" office:value="774" calcext:value-type="float">
            <text:p>774</text:p>
          </table:table-cell>
          <table:table-cell office:value-type="float" office:value="0.2" calcext:value-type="float">
            <text:p>0.2</text:p>
          </table:table-cell>
          <table:table-cell table:style-name="ce11" office:value-type="float" office:value="1665" calcext:value-type="float">
            <text:p>1665</text:p>
          </table:table-cell>
          <table:table-cell table:style-name="ce3" office:value-type="float" office:value="1077" calcext:value-type="float">
            <text:p>1077</text:p>
          </table:table-cell>
          <table:table-cell office:value-type="float" office:value="0.2" calcext:value-type="float">
            <text:p>0.2</text:p>
          </table:table-cell>
          <table:table-cell table:style-name="ce3" office:value-type="float" office:value="1207" calcext:value-type="float">
            <text:p>1207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S-AAAJ08</text:p>
          </table:table-cell>
          <table:table-cell office:value-type="float" office:value="0.000151119659293859" calcext:value-type="float">
            <text:p>0.00015</text:p>
          </table:table-cell>
          <table:table-cell office:value-type="float" office:value="0.000280928334232359" calcext:value-type="float">
            <text:p>0.00028</text:p>
          </table:table-cell>
          <table:table-cell office:value-type="float" office:value="0.000290815425260624" calcext:value-type="float">
            <text:p>0.00029</text:p>
          </table:table-cell>
          <table:table-cell office:value-type="float" office:value="0.000226333307001567" calcext:value-type="float">
            <text:p>0.00023</text:p>
          </table:table-cell>
          <table:table-cell table:style-name="Default" office:value-type="float" office:value="264" calcext:value-type="float">
            <text:p>264</text:p>
          </table:table-cell>
          <table:table-cell office:value-type="float" office:value="0.000589349734254618" calcext:value-type="float">
            <text:p>0.00059</text:p>
          </table:table-cell>
          <table:table-cell office:value-type="float" office:value="4.926443625537" calcext:value-type="float">
            <text:p>4.9264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MAAJ04</text:p>
          </table:table-cell>
          <table:table-cell office:value-type="float" office:value="0.037532628108256" calcext:value-type="float">
            <text:p>0.03753</text:p>
          </table:table-cell>
          <table:table-cell office:value-type="float" office:value="0.0509427662018405" calcext:value-type="float">
            <text:p>0.05094</text:p>
          </table:table-cell>
          <table:table-cell office:value-type="float" office:value="0.0523203746211387" calcext:value-type="float">
            <text:p>0.05232</text:p>
          </table:table-cell>
          <table:table-cell office:value-type="float" office:value="0.0423713046178191" calcext:value-type="float">
            <text:p>0.04237</text:p>
          </table:table-cell>
          <table:table-cell table:style-name="Default" office:value-type="float" office:value="1486" calcext:value-type="float">
            <text:p>1486</text:p>
          </table:table-cell>
          <table:table-cell office:value-type="float" office:value="0.00339352067242282" calcext:value-type="float">
            <text:p>0.00339</text:p>
          </table:table-cell>
          <table:table-cell office:value-type="float" office:value="6.6088722143595" calcext:value-type="float">
            <text:p>6.60887</text:p>
          </table:table-cell>
          <table:table-cell table:number-columns-repeated="28"/>
        </table:table-row>
        <table:table-row table:style-name="ro1">
          <table:table-cell table:style-name="Default" table:number-columns-repeated="8"/>
          <table:table-cell table:number-columns-repeated="28"/>
        </table:table-row>
        <table:table-row table:style-name="ro1">
          <table:table-cell table:style-name="Default" table:number-columns-repeated="8"/>
          <table:table-cell table:number-columns-repeated="5"/>
          <table:table-cell office:value-type="string" calcext:value-type="string">
            <text:p>items</text:p>
          </table:table-cell>
          <table:table-cell table:style-name="ce7" office:value-type="string" calcext:value-type="string">
            <text:p><text:span text:style-name="T1"><text:a xlink:href="mailto:ADiv@10" xlink:type="simple">ADiv@10</text:a>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ibraryThing – Item-kNN</text:p>
          </table:table-cell>
          <table:table-cell table:style-name="Default" table:number-columns-repeated="7"/>
          <table:table-cell table:number-columns-repeated="5"/>
          <table:table-cell table:style-name="ce1" office:value-type="string" calcext:value-type="string">
            <text:p>Datasets</text:p>
          </table:table-cell>
          <table:table-cell table:style-name="ce4" office:value-type="string" calcext:value-type="string">
            <text:p>JS</text:p>
          </table:table-cell>
          <table:table-cell table:style-name="ce4" office:value-type="string" calcext:value-type="string" table:number-columns-spanned="2" table:number-rows-spanned="1">
            <text:p>AAJ</text:p>
          </table:table-cell>
          <table:covered-table-cell table:style-name="ce4"/>
          <table:table-cell table:style-name="ce4" office:value-type="string" calcext:value-type="string">
            <text:p>MAJ</text:p>
          </table:table-cell>
          <table:table-cell table:style-name="ce4" office:value-type="string" calcext:value-type="string" table:number-columns-spanned="2" table:number-rows-spanned="1">
            <text:p>S − AAJ</text:p>
          </table:table-cell>
          <table:covered-table-cell table:style-name="ce4"/>
          <table:table-cell table:style-name="ce4" office:value-type="string" calcext:value-type="string">
            <text:p>S − MAJ</text:p>
          </table:table-cell>
          <table:table-cell table:style-name="ce4" office:value-type="string" calcext:value-type="string">
            <text:p>ASOR</text:p>
          </table:table-cell>
          <table:table-cell table:style-name="ce4" office:value-type="string" calcext:value-type="string">
            <text:p>SOR</text:p>
          </table:table-cell>
          <table:table-cell table:style-name="ce4" office:value-type="string" calcext:value-type="string" table:number-columns-spanned="2" table:number-rows-spanned="1">
            <text:p>AAS</text:p>
          </table:table-cell>
          <table:covered-table-cell table:style-name="ce4"/>
          <table:table-cell table:style-name="ce4" office:value-type="string" calcext:value-type="string">
            <text:p>MAS</text:p>
          </table:table-cell>
          <table:table-cell table:style-name="ce4" office:value-type="string" calcext:value-type="string" table:number-columns-spanned="2" table:number-rows-spanned="1">
            <text:p>S-AAS</text:p>
          </table:table-cell>
          <table:covered-table-cell table:style-name="ce4"/>
          <table:table-cell table:style-name="ce4" office:value-type="string" calcext:value-type="string">
            <text:p>S-MAS</text:p>
          </table:table-cell>
          <table:table-cell table:style-name="ce4" office:value-type="string" calcext:value-type="string">
            <text:p>AJS</text:p>
          </table:table-cell>
          <table:table-cell table:style-name="ce4" office:value-type="string" calcext:value-type="string" table:number-columns-spanned="2" table:number-rows-spanned="1">
            <text:p>AAAJ</text:p>
          </table:table-cell>
          <table:covered-table-cell table:style-name="ce4"/>
          <table:table-cell table:style-name="ce4" office:value-type="string" calcext:value-type="string">
            <text:p>MAAJ</text:p>
          </table:table-cell>
          <table:table-cell table:style-name="ce4" office:value-type="string" calcext:value-type="string" table:number-columns-spanned="2" table:number-rows-spanned="1">
            <text:p>S-AAAJ</text:p>
          </table:table-cell>
          <table:covered-table-cell table:style-name="ce4"/>
          <table:table-cell table:style-name="ce4" office:value-type="string" calcext:value-type="string">
            <text:p>S-MAAJ</text:p>
          </table:table-cell>
        </table:table-row>
        <table:table-row table:style-name="ro1">
          <table:table-cell table:style-name="Default" office:value-type="string" calcext:value-type="string">
            <text:p>alg</text:p>
          </table:table-cell>
          <table:table-cell table:style-name="ce1" office:value-type="string" calcext:value-type="string">
            <text:p><text:a xlink:href="mailto:P@10" xlink:type="simple">P@10</text:a></text:p>
          </table:table-cell>
          <table:table-cell table:style-name="ce1" office:value-type="string" calcext:value-type="string">
            <text:p><text:a xlink:href="mailto:Recall@10" xlink:type="simple">Recall@10</text:a></text:p>
          </table:table-cell>
          <table:table-cell table:style-name="ce1" office:value-type="string" calcext:value-type="string">
            <text:p><text:a xlink:href="mailto:nDCG@10" xlink:type="simple">nDCG@10</text:a></text:p>
          </table:table-cell>
          <table:table-cell table:style-name="ce1" office:value-type="string" calcext:value-type="string">
            <text:p>EPC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1" office:value-type="string" calcext:value-type="string">
            <text:p>Gini</text:p>
          </table:table-cell>
          <table:table-cell table:style-name="ce1" office:value-type="string" calcext:value-type="string">
            <text:p>SE</text:p>
          </table:table-cell>
          <table:table-cell table:number-columns-repeated="6"/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5" office:value-type="string" calcext:value-type="string">
            <text:p>lambda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5" office:value-type="string" calcext:value-type="string">
            <text:p>lambda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5" office:value-type="string" calcext:value-type="string">
            <text:p>lambda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5" office:value-type="string" calcext:value-type="string">
            <text:p>lambda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5" office:value-type="string" calcext:value-type="string">
            <text:p>lambda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5" office:value-type="string" calcext:value-type="string">
            <text:p>lambda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</table:table-row>
        <table:table-row table:style-name="ro1">
          <table:table-cell office:value-type="string" calcext:value-type="string">
            <text:p>JS</text:p>
          </table:table-cell>
          <table:table-cell office:value-type="float" office:value="0.086893804093972" calcext:value-type="float">
            <text:p>0.08689</text:p>
          </table:table-cell>
          <table:table-cell office:value-type="float" office:value="0.102681055460875" calcext:value-type="float">
            <text:p>0.10268</text:p>
          </table:table-cell>
          <table:table-cell office:value-type="float" office:value="0.106413866144979" calcext:value-type="float">
            <text:p>0.10641</text:p>
          </table:table-cell>
          <table:table-cell office:value-type="float" office:value="0.0986440077304802" calcext:value-type="float">
            <text:p>0.09864</text:p>
          </table:table-cell>
          <table:table-cell office:value-type="float" office:value="9745" calcext:value-type="float">
            <text:p>9745</text:p>
          </table:table-cell>
          <table:table-cell office:value-type="float" office:value="0.0727662482028111" calcext:value-type="float">
            <text:p>0.07277</text:p>
          </table:table-cell>
          <table:table-cell office:value-type="float" office:value="11.3971542637121" calcext:value-type="float">
            <text:p>11.39715</text:p>
          </table:table-cell>
          <table:table-cell table:number-columns-repeated="5"/>
          <table:table-cell office:value-type="string" calcext:value-type="string">
            <text:p>LibraryThing</text:p>
          </table:table-cell>
          <table:table-cell table:style-name="ce3" office:value-type="float" office:value="9745" calcext:value-type="float">
            <text:p>9745</text:p>
          </table:table-cell>
          <table:table-cell office:value-type="float" office:value="0.2" calcext:value-type="float">
            <text:p>0.2</text:p>
          </table:table-cell>
          <table:table-cell table:style-name="ce3" office:value-type="float" office:value="12004" calcext:value-type="float">
            <text:p>12004</text:p>
          </table:table-cell>
          <table:table-cell table:style-name="ce11" office:value-type="float" office:value="17510" calcext:value-type="float">
            <text:p>17510</text:p>
          </table:table-cell>
          <table:table-cell office:value-type="float" office:value="0.4" calcext:value-type="float">
            <text:p>0.4</text:p>
          </table:table-cell>
          <table:table-cell table:style-name="ce12" office:value-type="float" office:value="12304.132273835" calcext:value-type="float">
            <text:p>12304</text:p>
          </table:table-cell>
          <table:table-cell table:style-name="ce3" office:value-type="float" office:value="10249" calcext:value-type="float">
            <text:p>10249</text:p>
          </table:table-cell>
          <table:table-cell table:style-name="ce3" office:value-type="float" office:value="10399" calcext:value-type="float">
            <text:p>10399</text:p>
          </table:table-cell>
          <table:table-cell table:style-name="ce3" office:value-type="float" office:value="9556" calcext:value-type="float">
            <text:p>9556</text:p>
          </table:table-cell>
          <table:table-cell office:value-type="float" office:value="0.2" calcext:value-type="float">
            <text:p>0.2</text:p>
          </table:table-cell>
          <table:table-cell table:style-name="ce3" office:value-type="float" office:value="11727" calcext:value-type="float">
            <text:p>11727</text:p>
          </table:table-cell>
          <table:table-cell table:style-name="ce11" office:value-type="float" office:value="16557" calcext:value-type="float">
            <text:p>16557</text:p>
          </table:table-cell>
          <table:table-cell office:value-type="float" office:value="0.4" calcext:value-type="float">
            <text:p>0.4</text:p>
          </table:table-cell>
          <table:table-cell table:style-name="ce12" office:value-type="float" office:value="13305.9407819221" calcext:value-type="float">
            <text:p>13306</text:p>
          </table:table-cell>
          <table:table-cell table:style-name="ce3" office:value-type="float" office:value="9998" calcext:value-type="float">
            <text:p>9998</text:p>
          </table:table-cell>
          <table:table-cell table:style-name="ce11" office:value-type="float" office:value="17361" calcext:value-type="float">
            <text:p>17361</text:p>
          </table:table-cell>
          <table:table-cell office:value-type="float" office:value="0.2" calcext:value-type="float">
            <text:p>0.2</text:p>
          </table:table-cell>
          <table:table-cell table:style-name="ce3" office:value-type="float" office:value="11221" calcext:value-type="float">
            <text:p>11221</text:p>
          </table:table-cell>
          <table:table-cell table:style-name="ce3" office:value-type="float" office:value="11132" calcext:value-type="float">
            <text:p>11132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2314.757869465" calcext:value-type="float">
            <text:p>12315</text:p>
          </table:table-cell>
          <table:table-cell office:value-type="float" office:value="14819" calcext:value-type="float">
            <text:p>14819</text:p>
          </table:table-cell>
        </table:table-row>
        <table:table-row table:style-name="ro1">
          <table:table-cell office:value-type="string" calcext:value-type="string">
            <text:p>AAJ02</text:p>
          </table:table-cell>
          <table:table-cell office:value-type="float" office:value="0.0949306223382364" calcext:value-type="float">
            <text:p>0.09493</text:p>
          </table:table-cell>
          <table:table-cell office:value-type="float" office:value="0.109852575310285" calcext:value-type="float">
            <text:p>0.10985</text:p>
          </table:table-cell>
          <table:table-cell office:value-type="float" office:value="0.11462534178872" calcext:value-type="float">
            <text:p>0.11463</text:p>
          </table:table-cell>
          <table:table-cell office:value-type="float" office:value="0.106338583299417" calcext:value-type="float">
            <text:p>0.10634</text:p>
          </table:table-cell>
          <table:table-cell office:value-type="float" office:value="12004" calcext:value-type="float">
            <text:p>12004</text:p>
          </table:table-cell>
          <table:table-cell office:value-type="float" office:value="0.0970347464903275" calcext:value-type="float">
            <text:p>0.09703</text:p>
          </table:table-cell>
          <table:table-cell office:value-type="float" office:value="11.5708081756197" calcext:value-type="float">
            <text:p>11.57081</text:p>
          </table:table-cell>
          <table:table-cell table:number-columns-repeated="5"/>
          <table:table-cell office:value-type="string" calcext:value-type="string">
            <text:p>Yahoo</text:p>
          </table:table-cell>
          <table:table-cell table:style-name="ce3" office:value-type="float" office:value="3103" calcext:value-type="float">
            <text:p>3103</text:p>
          </table:table-cell>
          <table:table-cell office:value-type="float" office:value="0.2" calcext:value-type="float">
            <text:p>0.2</text:p>
          </table:table-cell>
          <table:table-cell table:style-name="ce3" office:value-type="float" office:value="3717.6626984127" calcext:value-type="float">
            <text:p>3718</text:p>
          </table:table-cell>
          <table:table-cell table:style-name="ce3" office:value-type="float" office:value="3463.27592592593" calcext:value-type="float">
            <text:p>3463</text:p>
          </table:table-cell>
          <table:table-cell office:value-type="float" office:value="0.2" calcext:value-type="float">
            <text:p>0.2</text:p>
          </table:table-cell>
          <table:table-cell table:style-name="ce11" office:value-type="float" office:value="4314.51764501726" calcext:value-type="float">
            <text:p>4315</text:p>
          </table:table-cell>
          <table:table-cell table:style-name="ce3" office:value-type="float" office:value="2540.75" calcext:value-type="float">
            <text:p>2541</text:p>
          </table:table-cell>
          <table:table-cell table:style-name="ce3" office:value-type="float" office:value="3346.27222222222" calcext:value-type="float">
            <text:p>3346</text:p>
          </table:table-cell>
          <table:table-cell table:style-name="ce3" office:value-type="float" office:value="3183.73888888889" calcext:value-type="float">
            <text:p>3184</text:p>
          </table:table-cell>
          <table:table-cell office:value-type="float" office:value="0.2" calcext:value-type="float">
            <text:p>0.2</text:p>
          </table:table-cell>
          <table:table-cell table:style-name="ce11" office:value-type="float" office:value="3934.75793650794" calcext:value-type="float">
            <text:p>3935</text:p>
          </table:table-cell>
          <table:table-cell table:style-name="ce3" office:value-type="float" office:value="3397.21111111111" calcext:value-type="float">
            <text:p>3397</text:p>
          </table:table-cell>
          <table:table-cell office:value-type="float" office:value="0.2" calcext:value-type="float">
            <text:p>0.2</text:p>
          </table:table-cell>
          <table:table-cell table:style-name="ce3" office:value-type="float" office:value="3541.21506603881" calcext:value-type="float">
            <text:p>3541</text:p>
          </table:table-cell>
          <table:table-cell table:style-name="ce3" office:value-type="float" office:value="2474.75" calcext:value-type="float">
            <text:p>2475</text:p>
          </table:table-cell>
          <table:table-cell table:style-name="ce3" office:value-type="float" office:value="2947.85863322837" calcext:value-type="float">
            <text:p>2948</text:p>
          </table:table-cell>
          <table:table-cell office:value-type="float" office:value="0.4" calcext:value-type="float">
            <text:p>0.4</text:p>
          </table:table-cell>
          <table:table-cell table:style-name="ce11" office:value-type="float" office:value="4091.54139106302" calcext:value-type="float">
            <text:p>4092</text:p>
          </table:table-cell>
          <table:table-cell table:style-name="ce3" office:value-type="float" office:value="2334.47150997151" calcext:value-type="float">
            <text:p>2334</text:p>
          </table:table-cell>
          <table:table-cell office:value-type="float" office:value="0.2" calcext:value-type="float">
            <text:p>0.2</text:p>
          </table:table-cell>
          <table:table-cell table:style-name="ce3" office:value-type="float" office:value="3755.82664850845" calcext:value-type="float">
            <text:p>3756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string" calcext:value-type="string">
            <text:p>AAJ04</text:p>
          </table:table-cell>
          <table:table-cell office:value-type="float" office:value="0.0881302376700123" calcext:value-type="float">
            <text:p>0.08813</text:p>
          </table:table-cell>
          <table:table-cell office:value-type="float" office:value="0.102409592334323" calcext:value-type="float">
            <text:p>0.10241</text:p>
          </table:table-cell>
          <table:table-cell office:value-type="float" office:value="0.104939956031449" calcext:value-type="float">
            <text:p>0.10494</text:p>
          </table:table-cell>
          <table:table-cell office:value-type="float" office:value="0.0977949813132082" calcext:value-type="float">
            <text:p>0.09779</text:p>
          </table:table-cell>
          <table:table-cell office:value-type="float" office:value="16591.8072857996" calcext:value-type="float">
            <text:p>16592</text:p>
          </table:table-cell>
          <table:table-cell office:value-type="float" office:value="0.167724604020413" calcext:value-type="float">
            <text:p>0.16772</text:p>
          </table:table-cell>
          <table:table-cell office:value-type="float" office:value="12.3609513088788" calcext:value-type="float">
            <text:p>12.36095</text:p>
          </table:table-cell>
          <table:table-cell table:number-columns-repeated="5"/>
          <table:table-cell office:value-type="string" calcext:value-type="string">
            <text:p>Last FM</text:p>
          </table:table-cell>
          <table:table-cell table:style-name="ce3" office:value-type="float" office:value="3508.33337496229" calcext:value-type="float">
            <text:p>3508</text:p>
          </table:table-cell>
          <table:table-cell office:value-type="float" office:value="0.2" calcext:value-type="float">
            <text:p>0.2</text:p>
          </table:table-cell>
          <table:table-cell table:style-name="ce11" office:value-type="float" office:value="3537.54091132672" calcext:value-type="float">
            <text:p>3538</text:p>
          </table:table-cell>
          <table:table-cell table:style-name="ce3" office:value-type="float" office:value="3485.87973588398" calcext:value-type="float">
            <text:p>3486</text:p>
          </table:table-cell>
          <table:table-cell office:value-type="float" office:value="0.2" calcext:value-type="float">
            <text:p>0.2</text:p>
          </table:table-cell>
          <table:table-cell table:style-name="ce3" office:value-type="float" office:value="3462.00885712479" calcext:value-type="float">
            <text:p>3462</text:p>
          </table:table-cell>
          <table:table-cell table:style-name="ce3" office:value-type="float" office:value="2911.13352785559" calcext:value-type="float">
            <text:p>2911</text:p>
          </table:table-cell>
          <table:table-cell table:style-name="ce11" office:value-type="float" office:value="3778.54486961451" calcext:value-type="float">
            <text:p>3779</text:p>
          </table:table-cell>
          <table:table-cell table:style-name="ce3" office:value-type="float" office:value="3265.48292026212" calcext:value-type="float">
            <text:p>3265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305" calcext:value-type="float">
            <text:p>305</text:p>
          </table:table-cell>
          <table:table-cell table:style-name="ce12" office:value-type="float" office:value="3175.45932273752" calcext:value-type="float">
            <text:p>3175</text:p>
          </table:table-cell>
          <table:table-cell office:value-type="float" office:value="0.2" calcext:value-type="float">
            <text:p>0.2</text:p>
          </table:table-cell>
          <table:table-cell table:style-name="ce3" office:value-type="float" office:value="3509.05305579167" calcext:value-type="float">
            <text:p>3509</text:p>
          </table:table-cell>
          <table:table-cell table:style-name="ce3" office:value-type="float" office:value="2886.73013279386" calcext:value-type="float">
            <text:p>2887</text:p>
          </table:table-cell>
          <table:table-cell table:style-name="ce3" office:value-type="float" office:value="2991.58075117248" calcext:value-type="float">
            <text:p>2992</text:p>
          </table:table-cell>
          <table:table-cell office:value-type="float" office:value="0.2" calcext:value-type="float">
            <text:p>0.2</text:p>
          </table:table-cell>
          <table:table-cell table:style-name="ce11" office:value-type="float" office:value="3934.8170864072" calcext:value-type="float">
            <text:p>3935</text:p>
          </table:table-cell>
          <table:table-cell table:style-name="ce3" office:value-type="float" office:value="2643.88995098039" calcext:value-type="float">
            <text:p>2644</text:p>
          </table:table-cell>
          <table:table-cell office:value-type="float" office:value="0.2" calcext:value-type="float">
            <text:p>0.2</text:p>
          </table:table-cell>
          <table:table-cell table:style-name="ce3" office:value-type="float" office:value="3692.09499894534" calcext:value-type="float">
            <text:p>3692</text:p>
          </table:table-cell>
          <table:table-cell table:style-name="ce3" office:value-type="float" office:value="3457.45640633446" calcext:value-type="float">
            <text:p>3457</text:p>
          </table:table-cell>
        </table:table-row>
        <table:table-row table:style-name="ro1">
          <table:table-cell office:value-type="string" calcext:value-type="string">
            <text:p>AAJ06</text:p>
          </table:table-cell>
          <table:table-cell office:value-type="float" office:value="0.0834730045335921" calcext:value-type="float">
            <text:p>0.08347</text:p>
          </table:table-cell>
          <table:table-cell office:value-type="float" office:value="0.0989724476362054" calcext:value-type="float">
            <text:p>0.09897</text:p>
          </table:table-cell>
          <table:table-cell office:value-type="float" office:value="0.100610749110033" calcext:value-type="float">
            <text:p>0.10061</text:p>
          </table:table-cell>
          <table:table-cell office:value-type="float" office:value="0.0928434097699969" calcext:value-type="float">
            <text:p>0.09284</text:p>
          </table:table-cell>
          <table:table-cell office:value-type="float" office:value="18211.2733529351" calcext:value-type="float">
            <text:p>18211</text:p>
          </table:table-cell>
          <table:table-cell office:value-type="float" office:value="0.187514401465164" calcext:value-type="float">
            <text:p>0.18751</text:p>
          </table:table-cell>
          <table:table-cell office:value-type="float" office:value="12.5152457761119" calcext:value-type="float">
            <text:p>12.515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J08</text:p>
          </table:table-cell>
          <table:table-cell office:value-type="float" office:value="0.0772908366533885" calcext:value-type="float">
            <text:p>0.07729</text:p>
          </table:table-cell>
          <table:table-cell office:value-type="float" office:value="0.0927345208667034" calcext:value-type="float">
            <text:p>0.09273</text:p>
          </table:table-cell>
          <table:table-cell office:value-type="float" office:value="0.0935624485618552" calcext:value-type="float">
            <text:p>0.09356</text:p>
          </table:table-cell>
          <table:table-cell office:value-type="float" office:value="0.086340224772565" calcext:value-type="float">
            <text:p>0.08634</text:p>
          </table:table-cell>
          <table:table-cell office:value-type="float" office:value="18251.4082033636" calcext:value-type="float">
            <text:p>18251</text:p>
          </table:table-cell>
          <table:table-cell office:value-type="float" office:value="0.185576122347063" calcext:value-type="float">
            <text:p>0.18558</text:p>
          </table:table-cell>
          <table:table-cell office:value-type="float" office:value="12.4930805952591" calcext:value-type="float">
            <text:p>12.49308</text:p>
          </table:table-cell>
          <table:table-cell table:number-columns-repeated="18"/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MAJ04</text:p>
          </table:table-cell>
          <table:table-cell office:value-type="float" office:value="0.0450748729221048" calcext:value-type="float">
            <text:p>0.04507</text:p>
          </table:table-cell>
          <table:table-cell office:value-type="float" office:value="0.0510980104922772" calcext:value-type="float">
            <text:p>0.05110</text:p>
          </table:table-cell>
          <table:table-cell office:value-type="float" office:value="0.047884237543625" calcext:value-type="float">
            <text:p>0.04788</text:p>
          </table:table-cell>
          <table:table-cell office:value-type="float" office:value="0.0500564022294496" calcext:value-type="float">
            <text:p>0.05006</text:p>
          </table:table-cell>
          <table:table-cell office:value-type="float" office:value="17510" calcext:value-type="float">
            <text:p>17510</text:p>
          </table:table-cell>
          <table:table-cell office:value-type="float" office:value="0.186098414937829" calcext:value-type="float">
            <text:p>0.18610</text:p>
          </table:table-cell>
          <table:table-cell office:value-type="float" office:value="12.8136345677401" calcext:value-type="float">
            <text:p>12.8136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AAJ02</text:p>
          </table:table-cell>
          <table:table-cell office:value-type="float" office:value="0.0797224893529358" calcext:value-type="float">
            <text:p>0.07972</text:p>
          </table:table-cell>
          <table:table-cell office:value-type="float" office:value="0.101864551120471" calcext:value-type="float">
            <text:p>0.10186</text:p>
          </table:table-cell>
          <table:table-cell office:value-type="float" office:value="0.0873138187333851" calcext:value-type="float">
            <text:p>0.08731</text:p>
          </table:table-cell>
          <table:table-cell office:value-type="float" office:value="0.0791582997668131" calcext:value-type="float">
            <text:p>0.07916</text:p>
          </table:table-cell>
          <table:table-cell office:value-type="float" office:value="13415.0094941569" calcext:value-type="float">
            <text:p>13415</text:p>
          </table:table-cell>
          <table:table-cell office:value-type="float" office:value="0.111466082884494" calcext:value-type="float">
            <text:p>0.11147</text:p>
          </table:table-cell>
          <table:table-cell office:value-type="float" office:value="11.7668490380878" calcext:value-type="float">
            <text:p>11.7668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AAJ04</text:p>
          </table:table-cell>
          <table:table-cell office:value-type="float" office:value="0.082167880203327" calcext:value-type="float">
            <text:p>0.08217</text:p>
          </table:table-cell>
          <table:table-cell office:value-type="float" office:value="0.0966376184490411" calcext:value-type="float">
            <text:p>0.09664</text:p>
          </table:table-cell>
          <table:table-cell office:value-type="float" office:value="0.0891949501126858" calcext:value-type="float">
            <text:p>0.08919</text:p>
          </table:table-cell>
          <table:table-cell office:value-type="float" office:value="0.0865304387653453" calcext:value-type="float">
            <text:p>0.08653</text:p>
          </table:table-cell>
          <table:table-cell office:value-type="float" office:value="12304.132273835" calcext:value-type="float">
            <text:p>12304</text:p>
          </table:table-cell>
          <table:table-cell office:value-type="float" office:value="0.103408932968177" calcext:value-type="float">
            <text:p>0.10341</text:p>
          </table:table-cell>
          <table:table-cell office:value-type="float" office:value="11.6641571550494" calcext:value-type="float">
            <text:p>11.6641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AAJ06</text:p>
          </table:table-cell>
          <table:table-cell office:value-type="float" office:value="0.0774831707652168" calcext:value-type="float">
            <text:p>0.07748</text:p>
          </table:table-cell>
          <table:table-cell office:value-type="float" office:value="0.08634788199108" calcext:value-type="float">
            <text:p>0.08635</text:p>
          </table:table-cell>
          <table:table-cell office:value-type="float" office:value="0.0894968785224128" calcext:value-type="float">
            <text:p>0.08950</text:p>
          </table:table-cell>
          <table:table-cell office:value-type="float" office:value="0.0936906074520652" calcext:value-type="float">
            <text:p>0.09369</text:p>
          </table:table-cell>
          <table:table-cell office:value-type="float" office:value="9575.68229456763" calcext:value-type="float">
            <text:p>9576</text:p>
          </table:table-cell>
          <table:table-cell office:value-type="float" office:value="0.0638839749006773" calcext:value-type="float">
            <text:p>0.06388</text:p>
          </table:table-cell>
          <table:table-cell office:value-type="float" office:value="10.8324845305278" calcext:value-type="float">
            <text:p>10.8324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AAJ08</text:p>
          </table:table-cell>
          <table:table-cell office:value-type="float" office:value="0.0634977332051115" calcext:value-type="float">
            <text:p>0.06350</text:p>
          </table:table-cell>
          <table:table-cell office:value-type="float" office:value="0.070759556784876" calcext:value-type="float">
            <text:p>0.07076</text:p>
          </table:table-cell>
          <table:table-cell office:value-type="float" office:value="0.0781021803538491" calcext:value-type="float">
            <text:p>0.07810</text:p>
          </table:table-cell>
          <table:table-cell office:value-type="float" office:value="0.0827627397027271" calcext:value-type="float">
            <text:p>0.08276</text:p>
          </table:table-cell>
          <table:table-cell office:value-type="float" office:value="7689.06305589508" calcext:value-type="float">
            <text:p>7689</text:p>
          </table:table-cell>
          <table:table-cell office:value-type="float" office:value="0.0423969192332611" calcext:value-type="float">
            <text:p>0.04240</text:p>
          </table:table-cell>
          <table:table-cell office:value-type="float" office:value="10.086302209138" calcext:value-type="float">
            <text:p>10.0863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MAJ04</text:p>
          </table:table-cell>
          <table:table-cell office:value-type="float" office:value="0.094353620002751" calcext:value-type="float">
            <text:p>0.09435</text:p>
          </table:table-cell>
          <table:table-cell office:value-type="float" office:value="0.110515956565086" calcext:value-type="float">
            <text:p>0.11052</text:p>
          </table:table-cell>
          <table:table-cell office:value-type="float" office:value="0.113797765397147" calcext:value-type="float">
            <text:p>0.11380</text:p>
          </table:table-cell>
          <table:table-cell office:value-type="float" office:value="0.106462702577998" calcext:value-type="float">
            <text:p>0.10646</text:p>
          </table:table-cell>
          <table:table-cell office:value-type="float" office:value="10249" calcext:value-type="float">
            <text:p>10249</text:p>
          </table:table-cell>
          <table:table-cell office:value-type="float" office:value="0.0787985345758016" calcext:value-type="float">
            <text:p>0.07880</text:p>
          </table:table-cell>
          <table:table-cell office:value-type="float" office:value="11.5030391689711" calcext:value-type="float">
            <text:p>11.5030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SOR</text:p>
          </table:table-cell>
          <table:table-cell office:value-type="float" office:value="0.101882126665754" calcext:value-type="float">
            <text:p>0.10188</text:p>
          </table:table-cell>
          <table:table-cell office:value-type="float" office:value="0.112225555268354" calcext:value-type="float">
            <text:p>0.11223</text:p>
          </table:table-cell>
          <table:table-cell office:value-type="float" office:value="0.117548330493367" calcext:value-type="float">
            <text:p>0.11755</text:p>
          </table:table-cell>
          <table:table-cell office:value-type="float" office:value="0.115811782145274" calcext:value-type="float">
            <text:p>0.11581</text:p>
          </table:table-cell>
          <table:table-cell office:value-type="float" office:value="10399" calcext:value-type="float">
            <text:p>10399</text:p>
          </table:table-cell>
          <table:table-cell office:value-type="float" office:value="0.0845689400471802" calcext:value-type="float">
            <text:p>0.08457</text:p>
          </table:table-cell>
          <table:table-cell office:value-type="float" office:value="11.6644348842415" calcext:value-type="float">
            <text:p>11.6644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OR</text:p>
          </table:table-cell>
          <table:table-cell office:value-type="float" office:value="0.0814534963593926" calcext:value-type="float">
            <text:p>0.08145</text:p>
          </table:table-cell>
          <table:table-cell office:value-type="float" office:value="0.0965168995702741" calcext:value-type="float">
            <text:p>0.09652</text:p>
          </table:table-cell>
          <table:table-cell office:value-type="float" office:value="0.0989900024968528" calcext:value-type="float">
            <text:p>0.09899</text:p>
          </table:table-cell>
          <table:table-cell office:value-type="float" office:value="0.0917425595376394" calcext:value-type="float">
            <text:p>0.09174</text:p>
          </table:table-cell>
          <table:table-cell office:value-type="float" office:value="9556" calcext:value-type="float">
            <text:p>9556</text:p>
          </table:table-cell>
          <table:table-cell office:value-type="float" office:value="0.0701403813485003" calcext:value-type="float">
            <text:p>0.07014</text:p>
          </table:table-cell>
          <table:table-cell office:value-type="float" office:value="11.345397118915" calcext:value-type="float">
            <text:p>11.3454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S02</text:p>
          </table:table-cell>
          <table:table-cell office:value-type="float" office:value="0.0913587031185634" calcext:value-type="float">
            <text:p>0.09136</text:p>
          </table:table-cell>
          <table:table-cell office:value-type="float" office:value="0.106062635147481" calcext:value-type="float">
            <text:p>0.10606</text:p>
          </table:table-cell>
          <table:table-cell office:value-type="float" office:value="0.110638408356775" calcext:value-type="float">
            <text:p>0.11064</text:p>
          </table:table-cell>
          <table:table-cell office:value-type="float" office:value="0.101863922582851" calcext:value-type="float">
            <text:p>0.10186</text:p>
          </table:table-cell>
          <table:table-cell office:value-type="float" office:value="11727" calcext:value-type="float">
            <text:p>11727</text:p>
          </table:table-cell>
          <table:table-cell office:value-type="float" office:value="0.0940912468607185" calcext:value-type="float">
            <text:p>0.09409</text:p>
          </table:table-cell>
          <table:table-cell office:value-type="float" office:value="11.4857083695119" calcext:value-type="float">
            <text:p>11.4857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S04</text:p>
          </table:table-cell>
          <table:table-cell office:value-type="float" office:value="0.0849979392773759" calcext:value-type="float">
            <text:p>0.08500</text:p>
          </table:table-cell>
          <table:table-cell office:value-type="float" office:value="0.0990348793245248" calcext:value-type="float">
            <text:p>0.09903</text:p>
          </table:table-cell>
          <table:table-cell office:value-type="float" office:value="0.101398535171595" calcext:value-type="float">
            <text:p>0.10140</text:p>
          </table:table-cell>
          <table:table-cell office:value-type="float" office:value="0.094025507506644" calcext:value-type="float">
            <text:p>0.09403</text:p>
          </table:table-cell>
          <table:table-cell office:value-type="float" office:value="16593.8128587178" calcext:value-type="float">
            <text:p>16594</text:p>
          </table:table-cell>
          <table:table-cell office:value-type="float" office:value="0.170150472460029" calcext:value-type="float">
            <text:p>0.17015</text:p>
          </table:table-cell>
          <table:table-cell office:value-type="float" office:value="12.3747706449502" calcext:value-type="float">
            <text:p>12.374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S06</text:p>
          </table:table-cell>
          <table:table-cell office:value-type="float" office:value="0.0804780876494045" calcext:value-type="float">
            <text:p>0.08048</text:p>
          </table:table-cell>
          <table:table-cell office:value-type="float" office:value="0.096194661650606" calcext:value-type="float">
            <text:p>0.09619</text:p>
          </table:table-cell>
          <table:table-cell office:value-type="float" office:value="0.0976449436921306" calcext:value-type="float">
            <text:p>0.09764</text:p>
          </table:table-cell>
          <table:table-cell office:value-type="float" office:value="0.0895680504922942" calcext:value-type="float">
            <text:p>0.08957</text:p>
          </table:table-cell>
          <table:table-cell office:value-type="float" office:value="18352.5921831576" calcext:value-type="float">
            <text:p>18353</text:p>
          </table:table-cell>
          <table:table-cell office:value-type="float" office:value="0.191800372880048" calcext:value-type="float">
            <text:p>0.19180</text:p>
          </table:table-cell>
          <table:table-cell office:value-type="float" office:value="12.5438588898594" calcext:value-type="float">
            <text:p>12.5438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S08</text:p>
          </table:table-cell>
          <table:table-cell office:value-type="float" office:value="0.0749141365572212" calcext:value-type="float">
            <text:p>0.07491</text:p>
          </table:table-cell>
          <table:table-cell office:value-type="float" office:value="0.0908587106626862" calcext:value-type="float">
            <text:p>0.09086</text:p>
          </table:table-cell>
          <table:table-cell office:value-type="float" office:value="0.090814033388486" calcext:value-type="float">
            <text:p>0.09081</text:p>
          </table:table-cell>
          <table:table-cell office:value-type="float" office:value="0.0834130055072082" calcext:value-type="float">
            <text:p>0.08341</text:p>
          </table:table-cell>
          <table:table-cell office:value-type="float" office:value="18387.9878523255" calcext:value-type="float">
            <text:p>18388</text:p>
          </table:table-cell>
          <table:table-cell office:value-type="float" office:value="0.189190365072383" calcext:value-type="float">
            <text:p>0.18919</text:p>
          </table:table-cell>
          <table:table-cell office:value-type="float" office:value="12.5231062635528" calcext:value-type="float">
            <text:p>12.5231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S04</text:p>
          </table:table-cell>
          <table:table-cell office:value-type="float" office:value="0.037422722901497" calcext:value-type="float">
            <text:p>0.03742</text:p>
          </table:table-cell>
          <table:table-cell office:value-type="float" office:value="0.0411947971785155" calcext:value-type="float">
            <text:p>0.04119</text:p>
          </table:table-cell>
          <table:table-cell office:value-type="float" office:value="0.0387159363505408" calcext:value-type="float">
            <text:p>0.03872</text:p>
          </table:table-cell>
          <table:table-cell office:value-type="float" office:value="0.0417039347903798" calcext:value-type="float">
            <text:p>0.04170</text:p>
          </table:table-cell>
          <table:table-cell office:value-type="float" office:value="16557" calcext:value-type="float">
            <text:p>16557</text:p>
          </table:table-cell>
          <table:table-cell office:value-type="float" office:value="0.163177669455899" calcext:value-type="float">
            <text:p>0.16318</text:p>
          </table:table-cell>
          <table:table-cell office:value-type="float" office:value="12.5520326255199" calcext:value-type="float">
            <text:p>12.5520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S02</text:p>
          </table:table-cell>
          <table:table-cell office:value-type="float" office:value="0.0803132298392665" calcext:value-type="float">
            <text:p>0.08031</text:p>
          </table:table-cell>
          <table:table-cell office:value-type="float" office:value="0.102319190883166" calcext:value-type="float">
            <text:p>0.10232</text:p>
          </table:table-cell>
          <table:table-cell office:value-type="float" office:value="0.0876401439389069" calcext:value-type="float">
            <text:p>0.08764</text:p>
          </table:table-cell>
          <table:table-cell office:value-type="float" office:value="0.0794637959741132" calcext:value-type="float">
            <text:p>0.07946</text:p>
          </table:table-cell>
          <table:table-cell office:value-type="float" office:value="13305.9407819221" calcext:value-type="float">
            <text:p>13306</text:p>
          </table:table-cell>
          <table:table-cell office:value-type="float" office:value="0.110218602906033" calcext:value-type="float">
            <text:p>0.11022</text:p>
          </table:table-cell>
          <table:table-cell office:value-type="float" office:value="11.7512148139542" calcext:value-type="float">
            <text:p>11.7512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S04</text:p>
          </table:table-cell>
          <table:table-cell office:value-type="float" office:value="0.0825937628795189" calcext:value-type="float">
            <text:p>0.08259</text:p>
          </table:table-cell>
          <table:table-cell office:value-type="float" office:value="0.0971894265429406" calcext:value-type="float">
            <text:p>0.09719</text:p>
          </table:table-cell>
          <table:table-cell office:value-type="float" office:value="0.0895581232756723" calcext:value-type="float">
            <text:p>0.08956</text:p>
          </table:table-cell>
          <table:table-cell office:value-type="float" office:value="0.0868193060154251" calcext:value-type="float">
            <text:p>0.08682</text:p>
          </table:table-cell>
          <table:table-cell office:value-type="float" office:value="12296.971915974" calcext:value-type="float">
            <text:p>12297</text:p>
          </table:table-cell>
          <table:table-cell office:value-type="float" office:value="0.103156558588454" calcext:value-type="float">
            <text:p>0.10316</text:p>
          </table:table-cell>
          <table:table-cell office:value-type="float" office:value="11.6578318634516" calcext:value-type="float">
            <text:p>11.6578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S06</text:p>
          </table:table-cell>
          <table:table-cell office:value-type="float" office:value="0.0777579337821147" calcext:value-type="float">
            <text:p>0.07776</text:p>
          </table:table-cell>
          <table:table-cell office:value-type="float" office:value="0.0865954882148923" calcext:value-type="float">
            <text:p>0.08660</text:p>
          </table:table-cell>
          <table:table-cell office:value-type="float" office:value="0.0898565671852096" calcext:value-type="float">
            <text:p>0.08986</text:p>
          </table:table-cell>
          <table:table-cell office:value-type="float" office:value="0.0940237712994411" calcext:value-type="float">
            <text:p>0.09402</text:p>
          </table:table-cell>
          <table:table-cell office:value-type="float" office:value="9579.07851187044" calcext:value-type="float">
            <text:p>9579</text:p>
          </table:table-cell>
          <table:table-cell office:value-type="float" office:value="0.0639606565038929" calcext:value-type="float">
            <text:p>0.06396</text:p>
          </table:table-cell>
          <table:table-cell office:value-type="float" office:value="10.832123062139" calcext:value-type="float">
            <text:p>10.8321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S08</text:p>
          </table:table-cell>
          <table:table-cell office:value-type="float" office:value="0.0635664239593359" calcext:value-type="float">
            <text:p>0.06357</text:p>
          </table:table-cell>
          <table:table-cell office:value-type="float" office:value="0.070827053132768" calcext:value-type="float">
            <text:p>0.07083</text:p>
          </table:table-cell>
          <table:table-cell office:value-type="float" office:value="0.0783621173218692" calcext:value-type="float">
            <text:p>0.07836</text:p>
          </table:table-cell>
          <table:table-cell office:value-type="float" office:value="0.0829727635818514" calcext:value-type="float">
            <text:p>0.08297</text:p>
          </table:table-cell>
          <table:table-cell office:value-type="float" office:value="7695.51461023188" calcext:value-type="float">
            <text:p>7696</text:p>
          </table:table-cell>
          <table:table-cell office:value-type="float" office:value="0.0424005664622231" calcext:value-type="float">
            <text:p>0.04240</text:p>
          </table:table-cell>
          <table:table-cell office:value-type="float" office:value="10.0862120804488" calcext:value-type="float">
            <text:p>10.0862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MAS04</text:p>
          </table:table-cell>
          <table:table-cell office:value-type="float" office:value="0.090108531391678" calcext:value-type="float">
            <text:p>0.09011</text:p>
          </table:table-cell>
          <table:table-cell office:value-type="float" office:value="0.10638244408739" calcext:value-type="float">
            <text:p>0.10638</text:p>
          </table:table-cell>
          <table:table-cell office:value-type="float" office:value="0.110205712932596" calcext:value-type="float">
            <text:p>0.11021</text:p>
          </table:table-cell>
          <table:table-cell office:value-type="float" office:value="0.1023260344439" calcext:value-type="float">
            <text:p>0.10233</text:p>
          </table:table-cell>
          <table:table-cell office:value-type="float" office:value="9998" calcext:value-type="float">
            <text:p>9998</text:p>
          </table:table-cell>
          <table:table-cell office:value-type="float" office:value="0.0755503323858721" calcext:value-type="float">
            <text:p>0.07555</text:p>
          </table:table-cell>
          <table:table-cell office:value-type="float" office:value="11.4459675397132" calcext:value-type="float">
            <text:p>11.4459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JS</text:p>
          </table:table-cell>
          <table:table-cell office:value-type="float" office:value="0.0598296469295244" calcext:value-type="float">
            <text:p>0.05983</text:p>
          </table:table-cell>
          <table:table-cell office:value-type="float" office:value="0.0681871708206215" calcext:value-type="float">
            <text:p>0.06819</text:p>
          </table:table-cell>
          <table:table-cell office:value-type="float" office:value="0.0675740273174309" calcext:value-type="float">
            <text:p>0.06757</text:p>
          </table:table-cell>
          <table:table-cell office:value-type="float" office:value="0.0672715098525454" calcext:value-type="float">
            <text:p>0.06727</text:p>
          </table:table-cell>
          <table:table-cell office:value-type="float" office:value="17361" calcext:value-type="float">
            <text:p>17361</text:p>
          </table:table-cell>
          <table:table-cell office:value-type="float" office:value="0.187980326477962" calcext:value-type="float">
            <text:p>0.18798</text:p>
          </table:table-cell>
          <table:table-cell office:value-type="float" office:value="12.8632433708575" calcext:value-type="float">
            <text:p>12.8632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AJ02</text:p>
          </table:table-cell>
          <table:table-cell office:value-type="float" office:value="0.101099052067595" calcext:value-type="float">
            <text:p>0.10110</text:p>
          </table:table-cell>
          <table:table-cell office:value-type="float" office:value="0.11416389754648" calcext:value-type="float">
            <text:p>0.11416</text:p>
          </table:table-cell>
          <table:table-cell office:value-type="float" office:value="0.119304938610938" calcext:value-type="float">
            <text:p>0.11930</text:p>
          </table:table-cell>
          <table:table-cell office:value-type="float" office:value="0.11414042652956" calcext:value-type="float">
            <text:p>0.11414</text:p>
          </table:table-cell>
          <table:table-cell office:value-type="float" office:value="11221" calcext:value-type="float">
            <text:p>11221</text:p>
          </table:table-cell>
          <table:table-cell office:value-type="float" office:value="0.0887484167066559" calcext:value-type="float">
            <text:p>0.08875</text:p>
          </table:table-cell>
          <table:table-cell office:value-type="float" office:value="11.5166777790256" calcext:value-type="float">
            <text:p>11.5166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AJ04</text:p>
          </table:table-cell>
          <table:table-cell office:value-type="float" office:value="0.0937354032147306" calcext:value-type="float">
            <text:p>0.09374</text:p>
          </table:table-cell>
          <table:table-cell office:value-type="float" office:value="0.106742481218783" calcext:value-type="float">
            <text:p>0.10674</text:p>
          </table:table-cell>
          <table:table-cell office:value-type="float" office:value="0.110715591476318" calcext:value-type="float">
            <text:p>0.11072</text:p>
          </table:table-cell>
          <table:table-cell office:value-type="float" office:value="0.104768650297943" calcext:value-type="float">
            <text:p>0.10477</text:p>
          </table:table-cell>
          <table:table-cell office:value-type="float" office:value="16204.6944444444" calcext:value-type="float">
            <text:p>16205</text:p>
          </table:table-cell>
          <table:table-cell office:value-type="float" office:value="0.16059434446855" calcext:value-type="float">
            <text:p>0.16059</text:p>
          </table:table-cell>
          <table:table-cell office:value-type="float" office:value="12.3108067133228" calcext:value-type="float">
            <text:p>12.3108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AJ06</text:p>
          </table:table-cell>
          <table:table-cell office:value-type="float" office:value="0.088198928424237" calcext:value-type="float">
            <text:p>0.08820</text:p>
          </table:table-cell>
          <table:table-cell office:value-type="float" office:value="0.10284767827394" calcext:value-type="float">
            <text:p>0.10285</text:p>
          </table:table-cell>
          <table:table-cell office:value-type="float" office:value="0.105147533414951" calcext:value-type="float">
            <text:p>0.10515</text:p>
          </table:table-cell>
          <table:table-cell office:value-type="float" office:value="0.0983608423015338" calcext:value-type="float">
            <text:p>0.09836</text:p>
          </table:table-cell>
          <table:table-cell office:value-type="float" office:value="18071.2523709248" calcext:value-type="float">
            <text:p>18071</text:p>
          </table:table-cell>
          <table:table-cell office:value-type="float" office:value="0.18375701185647" calcext:value-type="float">
            <text:p>0.18376</text:p>
          </table:table-cell>
          <table:table-cell office:value-type="float" office:value="12.4852255671957" calcext:value-type="float">
            <text:p>12.4852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AJ08</text:p>
          </table:table-cell>
          <table:table-cell office:value-type="float" office:value="0.0809177084764413" calcext:value-type="float">
            <text:p>0.08092</text:p>
          </table:table-cell>
          <table:table-cell office:value-type="float" office:value="0.0955340141488415" calcext:value-type="float">
            <text:p>0.09553</text:p>
          </table:table-cell>
          <table:table-cell office:value-type="float" office:value="0.0980990727899658" calcext:value-type="float">
            <text:p>0.09810</text:p>
          </table:table-cell>
          <table:table-cell office:value-type="float" office:value="0.0913016619020275" calcext:value-type="float">
            <text:p>0.09130</text:p>
          </table:table-cell>
          <table:table-cell office:value-type="float" office:value="18252.8011018198" calcext:value-type="float">
            <text:p>18253</text:p>
          </table:table-cell>
          <table:table-cell office:value-type="float" office:value="0.184506179812613" calcext:value-type="float">
            <text:p>0.18451</text:p>
          </table:table-cell>
          <table:table-cell office:value-type="float" office:value="12.483473008358" calcext:value-type="float">
            <text:p>12.4834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AJ04</text:p>
          </table:table-cell>
          <table:table-cell office:value-type="float" office:value="0.0302651463113059" calcext:value-type="float">
            <text:p>0.03027</text:p>
          </table:table-cell>
          <table:table-cell office:value-type="float" office:value="0.0338207435089919" calcext:value-type="float">
            <text:p>0.03382</text:p>
          </table:table-cell>
          <table:table-cell office:value-type="float" office:value="0.0324873753272859" calcext:value-type="float">
            <text:p>0.03249</text:p>
          </table:table-cell>
          <table:table-cell office:value-type="float" office:value="0.0346153810372668" calcext:value-type="float">
            <text:p>0.03462</text:p>
          </table:table-cell>
          <table:table-cell office:value-type="float" office:value="11132" calcext:value-type="float">
            <text:p>11132</text:p>
          </table:table-cell>
          <table:table-cell office:value-type="float" office:value="0.072332230973816" calcext:value-type="float">
            <text:p>0.07233</text:p>
          </table:table-cell>
          <table:table-cell office:value-type="float" office:value="10.7672836971261" calcext:value-type="float">
            <text:p>10.7672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AJ02</text:p>
          </table:table-cell>
          <table:table-cell office:value-type="float" office:value="0.0800934194257483" calcext:value-type="float">
            <text:p>0.08009</text:p>
          </table:table-cell>
          <table:table-cell office:value-type="float" office:value="0.101632673375713" calcext:value-type="float">
            <text:p>0.10163</text:p>
          </table:table-cell>
          <table:table-cell office:value-type="float" office:value="0.0870336252215446" calcext:value-type="float">
            <text:p>0.08703</text:p>
          </table:table-cell>
          <table:table-cell office:value-type="float" office:value="0.0792304414415433" calcext:value-type="float">
            <text:p>0.07923</text:p>
          </table:table-cell>
          <table:table-cell office:value-type="float" office:value="13215.8996746885" calcext:value-type="float">
            <text:p>13216</text:p>
          </table:table-cell>
          <table:table-cell office:value-type="float" office:value="0.109105459859228" calcext:value-type="float">
            <text:p>0.10911</text:p>
          </table:table-cell>
          <table:table-cell office:value-type="float" office:value="11.7420299364928" calcext:value-type="float">
            <text:p>11.7420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AJ04</text:p>
          </table:table-cell>
          <table:table-cell office:value-type="float" office:value="0.0830196455557105" calcext:value-type="float">
            <text:p>0.08302</text:p>
          </table:table-cell>
          <table:table-cell office:value-type="float" office:value="0.0976100771924829" calcext:value-type="float">
            <text:p>0.09761</text:p>
          </table:table-cell>
          <table:table-cell office:value-type="float" office:value="0.0895901334750561" calcext:value-type="float">
            <text:p>0.08959</text:p>
          </table:table-cell>
          <table:table-cell office:value-type="float" office:value="0.0871430661779359" calcext:value-type="float">
            <text:p>0.08714</text:p>
          </table:table-cell>
          <table:table-cell office:value-type="float" office:value="12314.757869465" calcext:value-type="float">
            <text:p>12315</text:p>
          </table:table-cell>
          <table:table-cell office:value-type="float" office:value="0.103392233265656" calcext:value-type="float">
            <text:p>0.10339</text:p>
          </table:table-cell>
          <table:table-cell office:value-type="float" office:value="11.6576928991063" calcext:value-type="float">
            <text:p>11.6576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AJ06</text:p>
          </table:table-cell>
          <table:table-cell office:value-type="float" office:value="0.0780876494023922" calcext:value-type="float">
            <text:p>0.07809</text:p>
          </table:table-cell>
          <table:table-cell office:value-type="float" office:value="0.0868594584818546" calcext:value-type="float">
            <text:p>0.08686</text:p>
          </table:table-cell>
          <table:table-cell office:value-type="float" office:value="0.0899605424881001" calcext:value-type="float">
            <text:p>0.08996</text:p>
          </table:table-cell>
          <table:table-cell office:value-type="float" office:value="0.0943101444907566" calcext:value-type="float">
            <text:p>0.09431</text:p>
          </table:table-cell>
          <table:table-cell office:value-type="float" office:value="9587.41490238578" calcext:value-type="float">
            <text:p>9587</text:p>
          </table:table-cell>
          <table:table-cell office:value-type="float" office:value="0.0641211210611138" calcext:value-type="float">
            <text:p>0.06412</text:p>
          </table:table-cell>
          <table:table-cell office:value-type="float" office:value="10.8343348305118" calcext:value-type="float">
            <text:p>10.8343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AJ08</text:p>
          </table:table-cell>
          <table:table-cell office:value-type="float" office:value="0.0639098777304584" calcext:value-type="float">
            <text:p>0.06391</text:p>
          </table:table-cell>
          <table:table-cell office:value-type="float" office:value="0.0710584501288689" calcext:value-type="float">
            <text:p>0.07106</text:p>
          </table:table-cell>
          <table:table-cell office:value-type="float" office:value="0.0786086369753698" calcext:value-type="float">
            <text:p>0.07861</text:p>
          </table:table-cell>
          <table:table-cell office:value-type="float" office:value="0.0833152574412533" calcext:value-type="float">
            <text:p>0.08332</text:p>
          </table:table-cell>
          <table:table-cell office:value-type="float" office:value="7700.13531302882" calcext:value-type="float">
            <text:p>7700</text:p>
          </table:table-cell>
          <table:table-cell office:value-type="float" office:value="0.0424303679090469" calcext:value-type="float">
            <text:p>0.04243</text:p>
          </table:table-cell>
          <table:table-cell office:value-type="float" office:value="10.0854581583581" calcext:value-type="float">
            <text:p>10.0854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MAAJ04</text:p>
          </table:table-cell>
          <table:table-cell office:value-type="float" office:value="0.0791729633191396" calcext:value-type="float">
            <text:p>0.07917</text:p>
          </table:table-cell>
          <table:table-cell office:value-type="float" office:value="0.0906918399098703" calcext:value-type="float">
            <text:p>0.09069</text:p>
          </table:table-cell>
          <table:table-cell office:value-type="float" office:value="0.0932474227675509" calcext:value-type="float">
            <text:p>0.09325</text:p>
          </table:table-cell>
          <table:table-cell office:value-type="float" office:value="0.0900774635250475" calcext:value-type="float">
            <text:p>0.09008</text:p>
          </table:table-cell>
          <table:table-cell office:value-type="float" office:value="14819" calcext:value-type="float">
            <text:p>14819</text:p>
          </table:table-cell>
          <table:table-cell office:value-type="float" office:value="0.146461936497582" calcext:value-type="float">
            <text:p>0.14646</text:p>
          </table:table-cell>
          <table:table-cell office:value-type="float" office:value="12.4908267576831" calcext:value-type="float">
            <text:p>12.49083</text:p>
          </table:table-cell>
          <table:table-cell table:number-columns-repeated="28"/>
        </table:table-row>
        <table:table-row table:style-name="ro1">
          <table:table-cell table:style-name="Default"/>
          <table:table-cell table:number-columns-repeated="35"/>
        </table:table-row>
        <table:table-row table:style-name="ro1">
          <table:table-cell office:value-type="string" calcext:value-type="string">
            <text:p>Yahoo 23 <text:s/>– User-kNN</text:p>
          </table:table-cell>
          <table:table-cell table:style-name="Default" table:number-columns-repeated="7"/>
          <table:table-cell table:number-columns-repeated="28"/>
        </table:table-row>
        <table:table-row table:style-name="ro1">
          <table:table-cell table:style-name="Default" office:value-type="string" calcext:value-type="string">
            <text:p>alg</text:p>
          </table:table-cell>
          <table:table-cell table:style-name="ce1" office:value-type="string" calcext:value-type="string">
            <text:p><text:a xlink:href="mailto:P@10" xlink:type="simple">P@10</text:a></text:p>
          </table:table-cell>
          <table:table-cell table:style-name="ce1" office:value-type="string" calcext:value-type="string">
            <text:p><text:a xlink:href="mailto:Recall@10" xlink:type="simple">Recall@10</text:a></text:p>
          </table:table-cell>
          <table:table-cell table:style-name="ce1" office:value-type="string" calcext:value-type="string">
            <text:p><text:a xlink:href="mailto:nDCG@10" xlink:type="simple">nDCG@10</text:a></text:p>
          </table:table-cell>
          <table:table-cell table:style-name="ce1" office:value-type="string" calcext:value-type="string">
            <text:p>EPC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1" office:value-type="string" calcext:value-type="string">
            <text:p>Gini</text:p>
          </table:table-cell>
          <table:table-cell table:style-name="ce1" office:value-type="string" calcext:value-type="string">
            <text:p>S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JS</text:p>
          </table:table-cell>
          <table:table-cell office:value-type="float" office:value="0.0437450929076162" calcext:value-type="float">
            <text:p>0.04375</text:p>
          </table:table-cell>
          <table:table-cell office:value-type="float" office:value="0.161812877177433" calcext:value-type="float">
            <text:p>0.16181</text:p>
          </table:table-cell>
          <table:table-cell office:value-type="float" office:value="0.096585290888613" calcext:value-type="float">
            <text:p>0.09659</text:p>
          </table:table-cell>
          <table:table-cell office:value-type="float" office:value="0.0337929876212222" calcext:value-type="float">
            <text:p>0.03379</text:p>
          </table:table-cell>
          <table:table-cell office:value-type="float" office:value="734" calcext:value-type="float">
            <text:p>734</text:p>
          </table:table-cell>
          <table:table-cell office:value-type="float" office:value="0.00442410449667408" calcext:value-type="float">
            <text:p>0.00442</text:p>
          </table:table-cell>
          <table:table-cell office:value-type="float" office:value="5.94619343493497" calcext:value-type="float">
            <text:p>5.9461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J02</text:p>
          </table:table-cell>
          <table:table-cell office:value-type="float" office:value="0.0521591206490463" calcext:value-type="float">
            <text:p>0.05216</text:p>
          </table:table-cell>
          <table:table-cell office:value-type="float" office:value="0.17561961169479" calcext:value-type="float">
            <text:p>0.17562</text:p>
          </table:table-cell>
          <table:table-cell office:value-type="float" office:value="0.110180305644581" calcext:value-type="float">
            <text:p>0.11018</text:p>
          </table:table-cell>
          <table:table-cell office:value-type="float" office:value="0.043141726071306" calcext:value-type="float">
            <text:p>0.04314</text:p>
          </table:table-cell>
          <table:table-cell office:value-type="float" office:value="1875" calcext:value-type="float">
            <text:p>1875</text:p>
          </table:table-cell>
          <table:table-cell office:value-type="float" office:value="0.0101759551951504" calcext:value-type="float">
            <text:p>0.01018</text:p>
          </table:table-cell>
          <table:table-cell office:value-type="float" office:value="6.4457509237375" calcext:value-type="float">
            <text:p>6.4457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J04</text:p>
          </table:table-cell>
          <table:table-cell office:value-type="float" office:value="0.056124051295474" calcext:value-type="float">
            <text:p>0.05612</text:p>
          </table:table-cell>
          <table:table-cell office:value-type="float" office:value="0.177760926771982" calcext:value-type="float">
            <text:p>0.17776</text:p>
          </table:table-cell>
          <table:table-cell office:value-type="float" office:value="0.114429628850292" calcext:value-type="float">
            <text:p>0.11443</text:p>
          </table:table-cell>
          <table:table-cell office:value-type="float" office:value="0.0483620351606231" calcext:value-type="float">
            <text:p>0.04836</text:p>
          </table:table-cell>
          <table:table-cell office:value-type="float" office:value="2070" calcext:value-type="float">
            <text:p>2070</text:p>
          </table:table-cell>
          <table:table-cell office:value-type="float" office:value="0.0133844031531468" calcext:value-type="float">
            <text:p>0.01338</text:p>
          </table:table-cell>
          <table:table-cell office:value-type="float" office:value="6.87446020066492" calcext:value-type="float">
            <text:p>6.8744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J06</text:p>
          </table:table-cell>
          <table:table-cell office:value-type="float" office:value="0.0557838262235032" calcext:value-type="float">
            <text:p>0.05578</text:p>
          </table:table-cell>
          <table:table-cell office:value-type="float" office:value="0.171082886530996" calcext:value-type="float">
            <text:p>0.17108</text:p>
          </table:table-cell>
          <table:table-cell office:value-type="float" office:value="0.113014303576751" calcext:value-type="float">
            <text:p>0.11301</text:p>
          </table:table-cell>
          <table:table-cell office:value-type="float" office:value="0.0494291448025182" calcext:value-type="float">
            <text:p>0.04943</text:p>
          </table:table-cell>
          <table:table-cell office:value-type="float" office:value="1761" calcext:value-type="float">
            <text:p>1761</text:p>
          </table:table-cell>
          <table:table-cell office:value-type="float" office:value="0.0113932221665888" calcext:value-type="float">
            <text:p>0.01139</text:p>
          </table:table-cell>
          <table:table-cell office:value-type="float" office:value="6.92195870933723" calcext:value-type="float">
            <text:p>6.9219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J08</text:p>
          </table:table-cell>
          <table:table-cell office:value-type="float" office:value="0.0531797958649579" calcext:value-type="float">
            <text:p>0.05318</text:p>
          </table:table-cell>
          <table:table-cell office:value-type="float" office:value="0.157121031517157" calcext:value-type="float">
            <text:p>0.15712</text:p>
          </table:table-cell>
          <table:table-cell office:value-type="float" office:value="0.104953422133688" calcext:value-type="float">
            <text:p>0.10495</text:p>
          </table:table-cell>
          <table:table-cell office:value-type="float" office:value="0.0477293293792095" calcext:value-type="float">
            <text:p>0.04773</text:p>
          </table:table-cell>
          <table:table-cell office:value-type="float" office:value="1554" calcext:value-type="float">
            <text:p>1554</text:p>
          </table:table-cell>
          <table:table-cell office:value-type="float" office:value="0.0101759068724064" calcext:value-type="float">
            <text:p>0.01018</text:p>
          </table:table-cell>
          <table:table-cell office:value-type="float" office:value="6.91340427334327" calcext:value-type="float">
            <text:p>6.9134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J04</text:p>
          </table:table-cell>
          <table:table-cell office:value-type="float" office:value="0.0675608479455666" calcext:value-type="float">
            <text:p>0.06756</text:p>
          </table:table-cell>
          <table:table-cell office:value-type="float" office:value="0.208037355176312" calcext:value-type="float">
            <text:p>0.20804</text:p>
          </table:table-cell>
          <table:table-cell office:value-type="float" office:value="0.13792606710706" calcext:value-type="float">
            <text:p>0.13793</text:p>
          </table:table-cell>
          <table:table-cell office:value-type="float" office:value="0.0591207272998267" calcext:value-type="float">
            <text:p>0.05912</text:p>
          </table:table-cell>
          <table:table-cell office:value-type="float" office:value="835" calcext:value-type="float">
            <text:p>835</text:p>
          </table:table-cell>
          <table:table-cell office:value-type="float" office:value="0.00408971644762357" calcext:value-type="float">
            <text:p>0.00409</text:p>
          </table:table-cell>
          <table:table-cell office:value-type="float" office:value="5.73289680921311" calcext:value-type="float">
            <text:p>5.7329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AAJ02</text:p>
          </table:table-cell>
          <table:table-cell office:value-type="float" office:value="0.0403166710285265" calcext:value-type="float">
            <text:p>0.04032</text:p>
          </table:table-cell>
          <table:table-cell office:value-type="float" office:value="0.150055834263858" calcext:value-type="float">
            <text:p>0.15006</text:p>
          </table:table-cell>
          <table:table-cell office:value-type="float" office:value="0.088635829532305" calcext:value-type="float">
            <text:p>0.08864</text:p>
          </table:table-cell>
          <table:table-cell office:value-type="float" office:value="0.0322723167773694" calcext:value-type="float">
            <text:p>0.03227</text:p>
          </table:table-cell>
          <table:table-cell office:value-type="float" office:value="2187" calcext:value-type="float">
            <text:p>2187</text:p>
          </table:table-cell>
          <table:table-cell office:value-type="float" office:value="0.0148593978348993" calcext:value-type="float">
            <text:p>0.01486</text:p>
          </table:table-cell>
          <table:table-cell office:value-type="float" office:value="7.15260110292067" calcext:value-type="float">
            <text:p>7.1526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AAJ04</text:p>
          </table:table-cell>
          <table:table-cell office:value-type="float" office:value="0.0316671028526554" calcext:value-type="float">
            <text:p>0.03167</text:p>
          </table:table-cell>
          <table:table-cell office:value-type="float" office:value="0.121557534352146" calcext:value-type="float">
            <text:p>0.12156</text:p>
          </table:table-cell>
          <table:table-cell office:value-type="float" office:value="0.0717010267850281" calcext:value-type="float">
            <text:p>0.07170</text:p>
          </table:table-cell>
          <table:table-cell office:value-type="float" office:value="0.0254472411784311" calcext:value-type="float">
            <text:p>0.02545</text:p>
          </table:table-cell>
          <table:table-cell office:value-type="float" office:value="1370" calcext:value-type="float">
            <text:p>1370</text:p>
          </table:table-cell>
          <table:table-cell office:value-type="float" office:value="0.008898837761106" calcext:value-type="float">
            <text:p>0.00890</text:p>
          </table:table-cell>
          <table:table-cell office:value-type="float" office:value="6.88656213816197" calcext:value-type="float">
            <text:p>6.8865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AAJ06</text:p>
          </table:table-cell>
          <table:table-cell office:value-type="float" office:value="0.0239727819942417" calcext:value-type="float">
            <text:p>0.02397</text:p>
          </table:table-cell>
          <table:table-cell office:value-type="float" office:value="0.0926638947316297" calcext:value-type="float">
            <text:p>0.09266</text:p>
          </table:table-cell>
          <table:table-cell office:value-type="float" office:value="0.0552901478899312" calcext:value-type="float">
            <text:p>0.05529</text:p>
          </table:table-cell>
          <table:table-cell office:value-type="float" office:value="0.0197590358745661" calcext:value-type="float">
            <text:p>0.01976</text:p>
          </table:table-cell>
          <table:table-cell office:value-type="float" office:value="1083" calcext:value-type="float">
            <text:p>1083</text:p>
          </table:table-cell>
          <table:table-cell office:value-type="float" office:value="0.00763212509265065" calcext:value-type="float">
            <text:p>0.00763</text:p>
          </table:table-cell>
          <table:table-cell office:value-type="float" office:value="6.76274299407525" calcext:value-type="float">
            <text:p>6.7627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AAJ08</text:p>
          </table:table-cell>
          <table:table-cell office:value-type="float" office:value="0.0172729651923578" calcext:value-type="float">
            <text:p>0.01727</text:p>
          </table:table-cell>
          <table:table-cell office:value-type="float" office:value="0.0645765762187958" calcext:value-type="float">
            <text:p>0.06458</text:p>
          </table:table-cell>
          <table:table-cell office:value-type="float" office:value="0.0410237461116164" calcext:value-type="float">
            <text:p>0.04102</text:p>
          </table:table-cell>
          <table:table-cell office:value-type="float" office:value="0.0152299157217201" calcext:value-type="float">
            <text:p>0.01523</text:p>
          </table:table-cell>
          <table:table-cell office:value-type="float" office:value="893" calcext:value-type="float">
            <text:p>893</text:p>
          </table:table-cell>
          <table:table-cell office:value-type="float" office:value="0.00649300204284409" calcext:value-type="float">
            <text:p>0.00649</text:p>
          </table:table-cell>
          <table:table-cell office:value-type="float" office:value="6.53359901796935" calcext:value-type="float">
            <text:p>6.5336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MAJ04</text:p>
          </table:table-cell>
          <table:table-cell office:value-type="float" office:value="0.0433394399371895" calcext:value-type="float">
            <text:p>0.04334</text:p>
          </table:table-cell>
          <table:table-cell office:value-type="float" office:value="0.161683030740829" calcext:value-type="float">
            <text:p>0.16168</text:p>
          </table:table-cell>
          <table:table-cell office:value-type="float" office:value="0.0961609765365185" calcext:value-type="float">
            <text:p>0.09616</text:p>
          </table:table-cell>
          <table:table-cell office:value-type="float" office:value="0.033447488569994" calcext:value-type="float">
            <text:p>0.03345</text:p>
          </table:table-cell>
          <table:table-cell office:value-type="float" office:value="825" calcext:value-type="float">
            <text:p>825</text:p>
          </table:table-cell>
          <table:table-cell office:value-type="float" office:value="0.00473328092924519" calcext:value-type="float">
            <text:p>0.00473</text:p>
          </table:table-cell>
          <table:table-cell office:value-type="float" office:value="5.99270549453488" calcext:value-type="float">
            <text:p>5.9927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SOR</text:p>
          </table:table-cell>
          <table:table-cell office:value-type="float" office:value="0.0442161737764989" calcext:value-type="float">
            <text:p>0.04422</text:p>
          </table:table-cell>
          <table:table-cell office:value-type="float" office:value="0.16548274832827" calcext:value-type="float">
            <text:p>0.16548</text:p>
          </table:table-cell>
          <table:table-cell office:value-type="float" office:value="0.107329667319748" calcext:value-type="float">
            <text:p>0.10733</text:p>
          </table:table-cell>
          <table:table-cell office:value-type="float" office:value="0.0354807218182096" calcext:value-type="float">
            <text:p>0.03548</text:p>
          </table:table-cell>
          <table:table-cell office:value-type="float" office:value="936" calcext:value-type="float">
            <text:p>936</text:p>
          </table:table-cell>
          <table:table-cell office:value-type="float" office:value="0.00532666669814974" calcext:value-type="float">
            <text:p>0.00533</text:p>
          </table:table-cell>
          <table:table-cell office:value-type="float" office:value="6.13550011069885" calcext:value-type="float">
            <text:p>6.1355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OR</text:p>
          </table:table-cell>
          <table:table-cell office:value-type="float" office:value="0.0438236063857632" calcext:value-type="float">
            <text:p>0.04382</text:p>
          </table:table-cell>
          <table:table-cell office:value-type="float" office:value="0.162574594463784" calcext:value-type="float">
            <text:p>0.16257</text:p>
          </table:table-cell>
          <table:table-cell office:value-type="float" office:value="0.0970232034522735" calcext:value-type="float">
            <text:p>0.09702</text:p>
          </table:table-cell>
          <table:table-cell office:value-type="float" office:value="0.033791016025316" calcext:value-type="float">
            <text:p>0.03379</text:p>
          </table:table-cell>
          <table:table-cell office:value-type="float" office:value="695" calcext:value-type="float">
            <text:p>695</text:p>
          </table:table-cell>
          <table:table-cell office:value-type="float" office:value="0.0043212975827831" calcext:value-type="float">
            <text:p>0.00432</text:p>
          </table:table-cell>
          <table:table-cell office:value-type="float" office:value="5.93200684434765" calcext:value-type="float">
            <text:p>5.9320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S02</text:p>
          </table:table-cell>
          <table:table-cell office:value-type="float" office:value="0.0532059670243409" calcext:value-type="float">
            <text:p>0.05321</text:p>
          </table:table-cell>
          <table:table-cell office:value-type="float" office:value="0.17804769381471" calcext:value-type="float">
            <text:p>0.17805</text:p>
          </table:table-cell>
          <table:table-cell office:value-type="float" office:value="0.112383137152517" calcext:value-type="float">
            <text:p>0.11238</text:p>
          </table:table-cell>
          <table:table-cell office:value-type="float" office:value="0.0443047776455314" calcext:value-type="float">
            <text:p>0.04430</text:p>
          </table:table-cell>
          <table:table-cell office:value-type="float" office:value="1844" calcext:value-type="float">
            <text:p>1844</text:p>
          </table:table-cell>
          <table:table-cell office:value-type="float" office:value="0.00991471584633496" calcext:value-type="float">
            <text:p>0.00991</text:p>
          </table:table-cell>
          <table:table-cell office:value-type="float" office:value="6.42154330356814" calcext:value-type="float">
            <text:p>6.4215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S04</text:p>
          </table:table-cell>
          <table:table-cell office:value-type="float" office:value="0.0573279246270629" calcext:value-type="float">
            <text:p>0.05733</text:p>
          </table:table-cell>
          <table:table-cell office:value-type="float" office:value="0.180380726692257" calcext:value-type="float">
            <text:p>0.18038</text:p>
          </table:table-cell>
          <table:table-cell office:value-type="float" office:value="0.116803397567404" calcext:value-type="float">
            <text:p>0.11680</text:p>
          </table:table-cell>
          <table:table-cell office:value-type="float" office:value="0.0496843389329496" calcext:value-type="float">
            <text:p>0.04968</text:p>
          </table:table-cell>
          <table:table-cell office:value-type="float" office:value="2048" calcext:value-type="float">
            <text:p>2048</text:p>
          </table:table-cell>
          <table:table-cell office:value-type="float" office:value="0.0131793613126791" calcext:value-type="float">
            <text:p>0.01318</text:p>
          </table:table-cell>
          <table:table-cell office:value-type="float" office:value="6.85500668435582" calcext:value-type="float">
            <text:p>6.8550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S06</text:p>
          </table:table-cell>
          <table:table-cell office:value-type="float" office:value="0.05685684375818" calcext:value-type="float">
            <text:p>0.05686</text:p>
          </table:table-cell>
          <table:table-cell office:value-type="float" office:value="0.173537413501462" calcext:value-type="float">
            <text:p>0.17354</text:p>
          </table:table-cell>
          <table:table-cell office:value-type="float" office:value="0.115229999361393" calcext:value-type="float">
            <text:p>0.11523</text:p>
          </table:table-cell>
          <table:table-cell office:value-type="float" office:value="0.0506615479150291" calcext:value-type="float">
            <text:p>0.05066</text:p>
          </table:table-cell>
          <table:table-cell office:value-type="float" office:value="1753" calcext:value-type="float">
            <text:p>1753</text:p>
          </table:table-cell>
          <table:table-cell office:value-type="float" office:value="0.0112913979034297" calcext:value-type="float">
            <text:p>0.01129</text:p>
          </table:table-cell>
          <table:table-cell office:value-type="float" office:value="6.90895004308419" calcext:value-type="float">
            <text:p>6.9089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S08</text:p>
          </table:table-cell>
          <table:table-cell office:value-type="float" office:value="0.0544098403559291" calcext:value-type="float">
            <text:p>0.05441</text:p>
          </table:table-cell>
          <table:table-cell office:value-type="float" office:value="0.160378714809659" calcext:value-type="float">
            <text:p>0.16038</text:p>
          </table:table-cell>
          <table:table-cell office:value-type="float" office:value="0.107029007952032" calcext:value-type="float">
            <text:p>0.10703</text:p>
          </table:table-cell>
          <table:table-cell office:value-type="float" office:value="0.0489186052549916" calcext:value-type="float">
            <text:p>0.04892</text:p>
          </table:table-cell>
          <table:table-cell office:value-type="float" office:value="1543" calcext:value-type="float">
            <text:p>1543</text:p>
          </table:table-cell>
          <table:table-cell office:value-type="float" office:value="0.0100811283975969" calcext:value-type="float">
            <text:p>0.01008</text:p>
          </table:table-cell>
          <table:table-cell office:value-type="float" office:value="6.90234859426895" calcext:value-type="float">
            <text:p>6.902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S04</text:p>
          </table:table-cell>
          <table:table-cell office:value-type="float" office:value="0.0686992933786995" calcext:value-type="float">
            <text:p>0.06870</text:p>
          </table:table-cell>
          <table:table-cell office:value-type="float" office:value="0.210504941750252" calcext:value-type="float">
            <text:p>0.21050</text:p>
          </table:table-cell>
          <table:table-cell office:value-type="float" office:value="0.140766602914619" calcext:value-type="float">
            <text:p>0.14077</text:p>
          </table:table-cell>
          <table:table-cell office:value-type="float" office:value="0.0603799633902906" calcext:value-type="float">
            <text:p>0.06038</text:p>
          </table:table-cell>
          <table:table-cell office:value-type="float" office:value="786" calcext:value-type="float">
            <text:p>786</text:p>
          </table:table-cell>
          <table:table-cell office:value-type="float" office:value="0.00385499530335864" calcext:value-type="float">
            <text:p>0.00385</text:p>
          </table:table-cell>
          <table:table-cell office:value-type="float" office:value="5.68484820041436" calcext:value-type="float">
            <text:p>5.6848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S02</text:p>
          </table:table-cell>
          <table:table-cell office:value-type="float" office:value="0.0568045014394157" calcext:value-type="float">
            <text:p>0.05680</text:p>
          </table:table-cell>
          <table:table-cell office:value-type="float" office:value="0.206788906341555" calcext:value-type="float">
            <text:p>0.20679</text:p>
          </table:table-cell>
          <table:table-cell office:value-type="float" office:value="0.158273846947604" calcext:value-type="float">
            <text:p>0.15827</text:p>
          </table:table-cell>
          <table:table-cell office:value-type="float" office:value="0.0533583503812781" calcext:value-type="float">
            <text:p>0.05336</text:p>
          </table:table-cell>
          <table:table-cell office:value-type="float" office:value="1114" calcext:value-type="float">
            <text:p>1114</text:p>
          </table:table-cell>
          <table:table-cell office:value-type="float" office:value="0.00642814193664165" calcext:value-type="float">
            <text:p>0.00643</text:p>
          </table:table-cell>
          <table:table-cell office:value-type="float" office:value="6.38510682028274" calcext:value-type="float">
            <text:p>6.3851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S04</text:p>
          </table:table-cell>
          <table:table-cell office:value-type="float" office:value="0.0501831981156776" calcext:value-type="float">
            <text:p>0.05018</text:p>
          </table:table-cell>
          <table:table-cell office:value-type="float" office:value="0.18545062743403" calcext:value-type="float">
            <text:p>0.18545</text:p>
          </table:table-cell>
          <table:table-cell office:value-type="float" office:value="0.137935059228953" calcext:value-type="float">
            <text:p>0.13794</text:p>
          </table:table-cell>
          <table:table-cell office:value-type="float" office:value="0.0459566342780405" calcext:value-type="float">
            <text:p>0.04596</text:p>
          </table:table-cell>
          <table:table-cell office:value-type="float" office:value="1705" calcext:value-type="float">
            <text:p>1705</text:p>
          </table:table-cell>
          <table:table-cell office:value-type="float" office:value="0.0128769857765293" calcext:value-type="float">
            <text:p>0.01288</text:p>
          </table:table-cell>
          <table:table-cell office:value-type="float" office:value="7.18434795680828" calcext:value-type="float">
            <text:p>7.184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S06</text:p>
          </table:table-cell>
          <table:table-cell office:value-type="float" office:value="0.0411803192881443" calcext:value-type="float">
            <text:p>0.04118</text:p>
          </table:table-cell>
          <table:table-cell office:value-type="float" office:value="0.159427707876053" calcext:value-type="float">
            <text:p>0.15943</text:p>
          </table:table-cell>
          <table:table-cell office:value-type="float" office:value="0.111287955416387" calcext:value-type="float">
            <text:p>0.11129</text:p>
          </table:table-cell>
          <table:table-cell office:value-type="float" office:value="0.0358521105120587" calcext:value-type="float">
            <text:p>0.03585</text:p>
          </table:table-cell>
          <table:table-cell office:value-type="float" office:value="1882" calcext:value-type="float">
            <text:p>1882</text:p>
          </table:table-cell>
          <table:table-cell office:value-type="float" office:value="0.0155643388245914" calcext:value-type="float">
            <text:p>0.01556</text:p>
          </table:table-cell>
          <table:table-cell office:value-type="float" office:value="7.4896287014187" calcext:value-type="float">
            <text:p>7.4896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S08</text:p>
          </table:table-cell>
          <table:table-cell office:value-type="float" office:value="0.0333420570531263" calcext:value-type="float">
            <text:p>0.03334</text:p>
          </table:table-cell>
          <table:table-cell office:value-type="float" office:value="0.131877340003067" calcext:value-type="float">
            <text:p>0.13188</text:p>
          </table:table-cell>
          <table:table-cell office:value-type="float" office:value="0.0894637544909299" calcext:value-type="float">
            <text:p>0.08946</text:p>
          </table:table-cell>
          <table:table-cell office:value-type="float" office:value="0.0283304446252272" calcext:value-type="float">
            <text:p>0.02833</text:p>
          </table:table-cell>
          <table:table-cell office:value-type="float" office:value="1645" calcext:value-type="float">
            <text:p>1645</text:p>
          </table:table-cell>
          <table:table-cell office:value-type="float" office:value="0.0112055064207197" calcext:value-type="float">
            <text:p>0.01121</text:p>
          </table:table-cell>
          <table:table-cell office:value-type="float" office:value="7.08528537123746" calcext:value-type="float">
            <text:p>7.0852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MAS04</text:p>
          </table:table-cell>
          <table:table-cell office:value-type="float" office:value="0.0435226380528661" calcext:value-type="float">
            <text:p>0.04352</text:p>
          </table:table-cell>
          <table:table-cell office:value-type="float" office:value="0.161918954798853" calcext:value-type="float">
            <text:p>0.16192</text:p>
          </table:table-cell>
          <table:table-cell office:value-type="float" office:value="0.0961932511471224" calcext:value-type="float">
            <text:p>0.09619</text:p>
          </table:table-cell>
          <table:table-cell office:value-type="float" office:value="0.03350702150472" calcext:value-type="float">
            <text:p>0.03351</text:p>
          </table:table-cell>
          <table:table-cell office:value-type="float" office:value="784" calcext:value-type="float">
            <text:p>784</text:p>
          </table:table-cell>
          <table:table-cell office:value-type="float" office:value="0.00460549228017249" calcext:value-type="float">
            <text:p>0.00461</text:p>
          </table:table-cell>
          <table:table-cell office:value-type="float" office:value="5.97526723281464" calcext:value-type="float">
            <text:p>5.9752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JS</text:p>
          </table:table-cell>
          <table:table-cell office:value-type="float" office:value="0.0606516618686231" calcext:value-type="float">
            <text:p>0.06065</text:p>
          </table:table-cell>
          <table:table-cell office:value-type="float" office:value="0.220053777582125" calcext:value-type="float">
            <text:p>0.22005</text:p>
          </table:table-cell>
          <table:table-cell office:value-type="float" office:value="0.17242792612663" calcext:value-type="float">
            <text:p>0.17243</text:p>
          </table:table-cell>
          <table:table-cell office:value-type="float" office:value="0.0581192856944653" calcext:value-type="float">
            <text:p>0.05812</text:p>
          </table:table-cell>
          <table:table-cell office:value-type="float" office:value="451" calcext:value-type="float">
            <text:p>451</text:p>
          </table:table-cell>
          <table:table-cell office:value-type="float" office:value="0.00381121050343203" calcext:value-type="float">
            <text:p>0.00381</text:p>
          </table:table-cell>
          <table:table-cell office:value-type="float" office:value="5.92101883050849" calcext:value-type="float">
            <text:p>5.9210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AJ02</text:p>
          </table:table-cell>
          <table:table-cell office:value-type="float" office:value="0.0451845066736463" calcext:value-type="float">
            <text:p>0.04518</text:p>
          </table:table-cell>
          <table:table-cell office:value-type="float" office:value="0.159610101323657" calcext:value-type="float">
            <text:p>0.15961</text:p>
          </table:table-cell>
          <table:table-cell office:value-type="float" office:value="0.0992008494358979" calcext:value-type="float">
            <text:p>0.09920</text:p>
          </table:table-cell>
          <table:table-cell office:value-type="float" office:value="0.0362483093887328" calcext:value-type="float">
            <text:p>0.03625</text:p>
          </table:table-cell>
          <table:table-cell office:value-type="float" office:value="1890" calcext:value-type="float">
            <text:p>1890</text:p>
          </table:table-cell>
          <table:table-cell office:value-type="float" office:value="0.0102298777664475" calcext:value-type="float">
            <text:p>0.01023</text:p>
          </table:table-cell>
          <table:table-cell office:value-type="float" office:value="6.46491770948792" calcext:value-type="float">
            <text:p>6.4649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AJ04</text:p>
          </table:table-cell>
          <table:table-cell office:value-type="float" office:value="0.0518058099973843" calcext:value-type="float">
            <text:p>0.05181</text:p>
          </table:table-cell>
          <table:table-cell office:value-type="float" office:value="0.16767156646313" calcext:value-type="float">
            <text:p>0.16767</text:p>
          </table:table-cell>
          <table:table-cell office:value-type="float" office:value="0.106392931522539" calcext:value-type="float">
            <text:p>0.10639</text:p>
          </table:table-cell>
          <table:table-cell office:value-type="float" office:value="0.0438204378885891" calcext:value-type="float">
            <text:p>0.04382</text:p>
          </table:table-cell>
          <table:table-cell office:value-type="float" office:value="2074" calcext:value-type="float">
            <text:p>2074</text:p>
          </table:table-cell>
          <table:table-cell office:value-type="float" office:value="0.0134059924377098" calcext:value-type="float">
            <text:p>0.01341</text:p>
          </table:table-cell>
          <table:table-cell office:value-type="float" office:value="6.88449548628376" calcext:value-type="float">
            <text:p>6.8845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AJ06</text:p>
          </table:table-cell>
          <table:table-cell office:value-type="float" office:value="0.0529049986914433" calcext:value-type="float">
            <text:p>0.05290</text:p>
          </table:table-cell>
          <table:table-cell office:value-type="float" office:value="0.165027457968404" calcext:value-type="float">
            <text:p>0.16503</text:p>
          </table:table-cell>
          <table:table-cell office:value-type="float" office:value="0.106893160938879" calcext:value-type="float">
            <text:p>0.10689</text:p>
          </table:table-cell>
          <table:table-cell office:value-type="float" office:value="0.0462596773631951" calcext:value-type="float">
            <text:p>0.04626</text:p>
          </table:table-cell>
          <table:table-cell office:value-type="float" office:value="1773" calcext:value-type="float">
            <text:p>1773</text:p>
          </table:table-cell>
          <table:table-cell office:value-type="float" office:value="0.0114967168538642" calcext:value-type="float">
            <text:p>0.01150</text:p>
          </table:table-cell>
          <table:table-cell office:value-type="float" office:value="6.93442390516613" calcext:value-type="float">
            <text:p>6.9344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AJ08</text:p>
          </table:table-cell>
          <table:table-cell office:value-type="float" office:value="0.0513216435488102" calcext:value-type="float">
            <text:p>0.05132</text:p>
          </table:table-cell>
          <table:table-cell office:value-type="float" office:value="0.152925305723698" calcext:value-type="float">
            <text:p>0.15293</text:p>
          </table:table-cell>
          <table:table-cell office:value-type="float" office:value="0.101603542022003" calcext:value-type="float">
            <text:p>0.10160</text:p>
          </table:table-cell>
          <table:table-cell office:value-type="float" office:value="0.0457330791575646" calcext:value-type="float">
            <text:p>0.04573</text:p>
          </table:table-cell>
          <table:table-cell office:value-type="float" office:value="1561" calcext:value-type="float">
            <text:p>1561</text:p>
          </table:table-cell>
          <table:table-cell office:value-type="float" office:value="0.0102169987775446" calcext:value-type="float">
            <text:p>0.01022</text:p>
          </table:table-cell>
          <table:table-cell office:value-type="float" office:value="6.91988930593834" calcext:value-type="float">
            <text:p>6.9198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AJ04</text:p>
          </table:table-cell>
          <table:table-cell office:value-type="float" office:value="0.0664224025124341" calcext:value-type="float">
            <text:p>0.06642</text:p>
          </table:table-cell>
          <table:table-cell office:value-type="float" office:value="0.209709945980747" calcext:value-type="float">
            <text:p>0.20971</text:p>
          </table:table-cell>
          <table:table-cell office:value-type="float" office:value="0.135325578321316" calcext:value-type="float">
            <text:p>0.13533</text:p>
          </table:table-cell>
          <table:table-cell office:value-type="float" office:value="0.0573807239260706" calcext:value-type="float">
            <text:p>0.05738</text:p>
          </table:table-cell>
          <table:table-cell office:value-type="float" office:value="717" calcext:value-type="float">
            <text:p>717</text:p>
          </table:table-cell>
          <table:table-cell office:value-type="float" office:value="0.00459851761193808" calcext:value-type="float">
            <text:p>0.00460</text:p>
          </table:table-cell>
          <table:table-cell office:value-type="float" office:value="6.00552532504567" calcext:value-type="float">
            <text:p>6.0055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AJ02</text:p>
          </table:table-cell>
          <table:table-cell office:value-type="float" office:value="0.037843496466893" calcext:value-type="float">
            <text:p>0.03784</text:p>
          </table:table-cell>
          <table:table-cell office:value-type="float" office:value="0.14318969366262" calcext:value-type="float">
            <text:p>0.14319</text:p>
          </table:table-cell>
          <table:table-cell office:value-type="float" office:value="0.0881796559559027" calcext:value-type="float">
            <text:p>0.08818</text:p>
          </table:table-cell>
          <table:table-cell office:value-type="float" office:value="0.0306090849969197" calcext:value-type="float">
            <text:p>0.03061</text:p>
          </table:table-cell>
          <table:table-cell office:value-type="float" office:value="2175" calcext:value-type="float">
            <text:p>2175</text:p>
          </table:table-cell>
          <table:table-cell office:value-type="float" office:value="0.0146767093045335" calcext:value-type="float">
            <text:p>0.01468</text:p>
          </table:table-cell>
          <table:table-cell office:value-type="float" office:value="7.1345784997254" calcext:value-type="float">
            <text:p>7.1345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AJ04</text:p>
          </table:table-cell>
          <table:table-cell office:value-type="float" office:value="0.0303716304632286" calcext:value-type="float">
            <text:p>0.03037</text:p>
          </table:table-cell>
          <table:table-cell office:value-type="float" office:value="0.117425876599459" calcext:value-type="float">
            <text:p>0.11743</text:p>
          </table:table-cell>
          <table:table-cell office:value-type="float" office:value="0.0696291390490052" calcext:value-type="float">
            <text:p>0.06963</text:p>
          </table:table-cell>
          <table:table-cell office:value-type="float" office:value="0.0243766118054465" calcext:value-type="float">
            <text:p>0.02438</text:p>
          </table:table-cell>
          <table:table-cell office:value-type="float" office:value="1371" calcext:value-type="float">
            <text:p>1371</text:p>
          </table:table-cell>
          <table:table-cell office:value-type="float" office:value="0.00886986388251509" calcext:value-type="float">
            <text:p>0.00887</text:p>
          </table:table-cell>
          <table:table-cell office:value-type="float" office:value="6.88207189360256" calcext:value-type="float">
            <text:p>6.8820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AJ06</text:p>
          </table:table-cell>
          <table:table-cell office:value-type="float" office:value="0.0235802146035063" calcext:value-type="float">
            <text:p>0.02358</text:p>
          </table:table-cell>
          <table:table-cell office:value-type="float" office:value="0.0918369958506944" calcext:value-type="float">
            <text:p>0.09184</text:p>
          </table:table-cell>
          <table:table-cell office:value-type="float" office:value="0.0548210985393242" calcext:value-type="float">
            <text:p>0.05482</text:p>
          </table:table-cell>
          <table:table-cell office:value-type="float" office:value="0.01940349206969" calcext:value-type="float">
            <text:p>0.01940</text:p>
          </table:table-cell>
          <table:table-cell office:value-type="float" office:value="1085" calcext:value-type="float">
            <text:p>1085</text:p>
          </table:table-cell>
          <table:table-cell office:value-type="float" office:value="0.00762593758480512" calcext:value-type="float">
            <text:p>0.00763</text:p>
          </table:table-cell>
          <table:table-cell office:value-type="float" office:value="6.7616222152085" calcext:value-type="float">
            <text:p>6.7616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AJ08</text:p>
          </table:table-cell>
          <table:table-cell office:value-type="float" office:value="0.016998168018843" calcext:value-type="float">
            <text:p>0.01700</text:p>
          </table:table-cell>
          <table:table-cell office:value-type="float" office:value="0.0638006660405523" calcext:value-type="float">
            <text:p>0.06380</text:p>
          </table:table-cell>
          <table:table-cell office:value-type="float" office:value="0.0408453104150375" calcext:value-type="float">
            <text:p>0.04085</text:p>
          </table:table-cell>
          <table:table-cell office:value-type="float" office:value="0.0150208207504645" calcext:value-type="float">
            <text:p>0.01502</text:p>
          </table:table-cell>
          <table:table-cell office:value-type="float" office:value="894" calcext:value-type="float">
            <text:p>894</text:p>
          </table:table-cell>
          <table:table-cell office:value-type="float" office:value="0.00648087083736637" calcext:value-type="float">
            <text:p>0.00648</text:p>
          </table:table-cell>
          <table:table-cell office:value-type="float" office:value="6.53176784038461" calcext:value-type="float">
            <text:p>6.531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MAAJ04</text:p>
          </table:table-cell>
          <table:table-cell office:value-type="float" office:value="0.0528919131117525" calcext:value-type="float">
            <text:p>0.05289</text:p>
          </table:table-cell>
          <table:table-cell office:value-type="float" office:value="0.194780319935933" calcext:value-type="float">
            <text:p>0.19478</text:p>
          </table:table-cell>
          <table:table-cell office:value-type="float" office:value="0.138467107738787" calcext:value-type="float">
            <text:p>0.13847</text:p>
          </table:table-cell>
          <table:table-cell office:value-type="float" office:value="0.0462618328365309" calcext:value-type="float">
            <text:p>0.04626</text:p>
          </table:table-cell>
          <table:table-cell office:value-type="float" office:value="587" calcext:value-type="float">
            <text:p>587</text:p>
          </table:table-cell>
          <table:table-cell office:value-type="float" office:value="0.00450547436297188" calcext:value-type="float">
            <text:p>0.00451</text:p>
          </table:table-cell>
          <table:table-cell office:value-type="float" office:value="6.11357325924791" calcext:value-type="float">
            <text:p>6.11357</text:p>
          </table:table-cell>
          <table:table-cell table:number-columns-repeated="28"/>
        </table:table-row>
        <table:table-row table:style-name="ro1" table:number-rows-repeated="4">
          <table:table-cell table:style-name="Default" table:number-columns-repeated="8"/>
          <table:table-cell table:number-columns-repeated="28"/>
        </table:table-row>
        <table:table-row table:style-name="ro1">
          <table:table-cell office:value-type="string" calcext:value-type="string">
            <text:p>Yahoo 23 – Item-kNN</text:p>
          </table:table-cell>
          <table:table-cell table:style-name="Default" table:number-columns-repeated="7"/>
          <table:table-cell table:number-columns-repeated="28"/>
        </table:table-row>
        <table:table-row table:style-name="ro1">
          <table:table-cell table:style-name="Default" office:value-type="string" calcext:value-type="string">
            <text:p>alg</text:p>
          </table:table-cell>
          <table:table-cell table:style-name="ce1" office:value-type="string" calcext:value-type="string">
            <text:p><text:a xlink:href="mailto:P@10" xlink:type="simple">P@10</text:a></text:p>
          </table:table-cell>
          <table:table-cell table:style-name="ce1" office:value-type="string" calcext:value-type="string">
            <text:p><text:a xlink:href="mailto:Recall@10" xlink:type="simple">Recall@10</text:a></text:p>
          </table:table-cell>
          <table:table-cell table:style-name="ce1" office:value-type="string" calcext:value-type="string">
            <text:p><text:a xlink:href="mailto:nDCG@10" xlink:type="simple">nDCG@10</text:a></text:p>
          </table:table-cell>
          <table:table-cell table:style-name="ce1" office:value-type="string" calcext:value-type="string">
            <text:p>EPC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1" office:value-type="string" calcext:value-type="string">
            <text:p>Gini</text:p>
          </table:table-cell>
          <table:table-cell table:style-name="ce1" office:value-type="string" calcext:value-type="string">
            <text:p>S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JS</text:p>
          </table:table-cell>
          <table:table-cell office:value-type="float" office:value="0.0331326877780676" calcext:value-type="float">
            <text:p>0.03313</text:p>
          </table:table-cell>
          <table:table-cell office:value-type="float" office:value="0.09996402215649" calcext:value-type="float">
            <text:p>0.09996</text:p>
          </table:table-cell>
          <table:table-cell office:value-type="float" office:value="0.0515872150992925" calcext:value-type="float">
            <text:p>0.05159</text:p>
          </table:table-cell>
          <table:table-cell office:value-type="float" office:value="0.0240499968808132" calcext:value-type="float">
            <text:p>0.02405</text:p>
          </table:table-cell>
          <table:table-cell office:value-type="float" office:value="3103" calcext:value-type="float">
            <text:p>3103</text:p>
          </table:table-cell>
          <table:table-cell office:value-type="float" office:value="0.0316918133909382" calcext:value-type="float">
            <text:p>0.03169</text:p>
          </table:table-cell>
          <table:table-cell office:value-type="float" office:value="8.1884322720284" calcext:value-type="float">
            <text:p>8.1884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J02</text:p>
          </table:table-cell>
          <table:table-cell office:value-type="float" office:value="0.0510337607956045" calcext:value-type="float">
            <text:p>0.05103</text:p>
          </table:table-cell>
          <table:table-cell office:value-type="float" office:value="0.159320982060401" calcext:value-type="float">
            <text:p>0.15932</text:p>
          </table:table-cell>
          <table:table-cell office:value-type="float" office:value="0.098452260624605" calcext:value-type="float">
            <text:p>0.09845</text:p>
          </table:table-cell>
          <table:table-cell office:value-type="float" office:value="0.043725503533878" calcext:value-type="float">
            <text:p>0.04373</text:p>
          </table:table-cell>
          <table:table-cell office:value-type="float" office:value="3717.6626984127" calcext:value-type="float">
            <text:p>3718</text:p>
          </table:table-cell>
          <table:table-cell office:value-type="float" office:value="0.0294855751309452" calcext:value-type="float">
            <text:p>0.02949</text:p>
          </table:table-cell>
          <table:table-cell office:value-type="float" office:value="7.18907133805471" calcext:value-type="float">
            <text:p>7.1890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J04</text:p>
          </table:table-cell>
          <table:table-cell office:value-type="float" office:value="0.0504710808688837" calcext:value-type="float">
            <text:p>0.05047</text:p>
          </table:table-cell>
          <table:table-cell office:value-type="float" office:value="0.164800322060096" calcext:value-type="float">
            <text:p>0.16480</text:p>
          </table:table-cell>
          <table:table-cell office:value-type="float" office:value="0.107852632724118" calcext:value-type="float">
            <text:p>0.10785</text:p>
          </table:table-cell>
          <table:table-cell office:value-type="float" office:value="0.0434268872176684" calcext:value-type="float">
            <text:p>0.04343</text:p>
          </table:table-cell>
          <table:table-cell office:value-type="float" office:value="3686.20846329412" calcext:value-type="float">
            <text:p>3686</text:p>
          </table:table-cell>
          <table:table-cell office:value-type="float" office:value="0.0248161160723507" calcext:value-type="float">
            <text:p>0.02482</text:p>
          </table:table-cell>
          <table:table-cell office:value-type="float" office:value="6.972741235575" calcext:value-type="float">
            <text:p>6.9727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J06</text:p>
          </table:table-cell>
          <table:table-cell office:value-type="float" office:value="0.0488092122481038" calcext:value-type="float">
            <text:p>0.04881</text:p>
          </table:table-cell>
          <table:table-cell office:value-type="float" office:value="0.162910716833832" calcext:value-type="float">
            <text:p>0.16291</text:p>
          </table:table-cell>
          <table:table-cell office:value-type="float" office:value="0.116408039197232" calcext:value-type="float">
            <text:p>0.11641</text:p>
          </table:table-cell>
          <table:table-cell office:value-type="float" office:value="0.043457785985354" calcext:value-type="float">
            <text:p>0.04346</text:p>
          </table:table-cell>
          <table:table-cell office:value-type="float" office:value="3713.83174462742" calcext:value-type="float">
            <text:p>3714</text:p>
          </table:table-cell>
          <table:table-cell office:value-type="float" office:value="0.0238577273875595" calcext:value-type="float">
            <text:p>0.02386</text:p>
          </table:table-cell>
          <table:table-cell office:value-type="float" office:value="6.97446301736633" calcext:value-type="float">
            <text:p>6.9744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J08</text:p>
          </table:table-cell>
          <table:table-cell office:value-type="float" office:value="0.0475922533368239" calcext:value-type="float">
            <text:p>0.04759</text:p>
          </table:table-cell>
          <table:table-cell office:value-type="float" office:value="0.160647568182835" calcext:value-type="float">
            <text:p>0.16065</text:p>
          </table:table-cell>
          <table:table-cell office:value-type="float" office:value="0.121738982332724" calcext:value-type="float">
            <text:p>0.12174</text:p>
          </table:table-cell>
          <table:table-cell office:value-type="float" office:value="0.0439326952399198" calcext:value-type="float">
            <text:p>0.04393</text:p>
          </table:table-cell>
          <table:table-cell office:value-type="float" office:value="3996.76004315812" calcext:value-type="float">
            <text:p>3997</text:p>
          </table:table-cell>
          <table:table-cell office:value-type="float" office:value="0.0270117011508679" calcext:value-type="float">
            <text:p>0.02701</text:p>
          </table:table-cell>
          <table:table-cell office:value-type="float" office:value="7.08622086598461" calcext:value-type="float">
            <text:p>7.0862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J04</text:p>
          </table:table-cell>
          <table:table-cell office:value-type="float" office:value="0.00155718398325046" calcext:value-type="float">
            <text:p>0.00156</text:p>
          </table:table-cell>
          <table:table-cell office:value-type="float" office:value="0.00321956366751413" calcext:value-type="float">
            <text:p>0.00322</text:p>
          </table:table-cell>
          <table:table-cell office:value-type="float" office:value="0.00245459075337417" calcext:value-type="float">
            <text:p>0.00245</text:p>
          </table:table-cell>
          <table:table-cell office:value-type="float" office:value="0.00176686498448475" calcext:value-type="float">
            <text:p>0.00177</text:p>
          </table:table-cell>
          <table:table-cell office:value-type="float" office:value="3463.27592592593" calcext:value-type="float">
            <text:p>3463</text:p>
          </table:table-cell>
          <table:table-cell office:value-type="float" office:value="0.0301462901562257" calcext:value-type="float">
            <text:p>0.03015</text:p>
          </table:table-cell>
          <table:table-cell office:value-type="float" office:value="7.52725590143204" calcext:value-type="float">
            <text:p>7.5272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AAJ02</text:p>
          </table:table-cell>
          <table:table-cell office:value-type="float" office:value="0.0534807641978555" calcext:value-type="float">
            <text:p>0.05348</text:p>
          </table:table-cell>
          <table:table-cell office:value-type="float" office:value="0.154875208517571" calcext:value-type="float">
            <text:p>0.15488</text:p>
          </table:table-cell>
          <table:table-cell office:value-type="float" office:value="0.091551474133951" calcext:value-type="float">
            <text:p>0.09155</text:p>
          </table:table-cell>
          <table:table-cell office:value-type="float" office:value="0.045650465390205" calcext:value-type="float">
            <text:p>0.04565</text:p>
          </table:table-cell>
          <table:table-cell office:value-type="float" office:value="3467.24283897615" calcext:value-type="float">
            <text:p>3467</text:p>
          </table:table-cell>
          <table:table-cell office:value-type="float" office:value="0.0300654441514292" calcext:value-type="float">
            <text:p>0.03007</text:p>
          </table:table-cell>
          <table:table-cell office:value-type="float" office:value="7.74568620654255" calcext:value-type="float">
            <text:p>7.7456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AAJ04</text:p>
          </table:table-cell>
          <table:table-cell office:value-type="float" office:value="0.0402643287097618" calcext:value-type="float">
            <text:p>0.04026</text:p>
          </table:table-cell>
          <table:table-cell office:value-type="float" office:value="0.125381200479384" calcext:value-type="float">
            <text:p>0.12538</text:p>
          </table:table-cell>
          <table:table-cell office:value-type="float" office:value="0.0973620492173183" calcext:value-type="float">
            <text:p>0.09736</text:p>
          </table:table-cell>
          <table:table-cell office:value-type="float" office:value="0.0393407666862659" calcext:value-type="float">
            <text:p>0.03934</text:p>
          </table:table-cell>
          <table:table-cell office:value-type="float" office:value="4314.51764501726" calcext:value-type="float">
            <text:p>4315</text:p>
          </table:table-cell>
          <table:table-cell office:value-type="float" office:value="0.0346325483175934" calcext:value-type="float">
            <text:p>0.03463</text:p>
          </table:table-cell>
          <table:table-cell office:value-type="float" office:value="7.10555298094135" calcext:value-type="float">
            <text:p>7.1055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AAJ06</text:p>
          </table:table-cell>
          <table:table-cell office:value-type="float" office:value="0.0109657157812091" calcext:value-type="float">
            <text:p>0.01097</text:p>
          </table:table-cell>
          <table:table-cell office:value-type="float" office:value="0.0185496047025065" calcext:value-type="float">
            <text:p>0.01855</text:p>
          </table:table-cell>
          <table:table-cell office:value-type="float" office:value="0.0209503094678164" calcext:value-type="float">
            <text:p>0.02095</text:p>
          </table:table-cell>
          <table:table-cell office:value-type="float" office:value="0.0159214187540304" calcext:value-type="float">
            <text:p>0.01592</text:p>
          </table:table-cell>
          <table:table-cell office:value-type="float" office:value="3867.08229643081" calcext:value-type="float">
            <text:p>3867</text:p>
          </table:table-cell>
          <table:table-cell office:value-type="float" office:value="0.0270515498334362" calcext:value-type="float">
            <text:p>0.02705</text:p>
          </table:table-cell>
          <table:table-cell office:value-type="float" office:value="6.07067473802029" calcext:value-type="float">
            <text:p>6.0706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AAJ08</text:p>
          </table:table-cell>
          <table:table-cell office:value-type="float" office:value="0.00772049201779645" calcext:value-type="float">
            <text:p>0.00772</text:p>
          </table:table-cell>
          <table:table-cell office:value-type="float" office:value="0.0124236067400238" calcext:value-type="float">
            <text:p>0.01242</text:p>
          </table:table-cell>
          <table:table-cell office:value-type="float" office:value="0.0155855001923405" calcext:value-type="float">
            <text:p>0.01559</text:p>
          </table:table-cell>
          <table:table-cell office:value-type="float" office:value="0.0126007738776047" calcext:value-type="float">
            <text:p>0.01260</text:p>
          </table:table-cell>
          <table:table-cell office:value-type="float" office:value="3599.91299900538" calcext:value-type="float">
            <text:p>3600</text:p>
          </table:table-cell>
          <table:table-cell office:value-type="float" office:value="0.0227083634277445" calcext:value-type="float">
            <text:p>0.02271</text:p>
          </table:table-cell>
          <table:table-cell office:value-type="float" office:value="5.74617826850263" calcext:value-type="float">
            <text:p>5.7461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MAJ04</text:p>
          </table:table-cell>
          <table:table-cell office:value-type="float" office:value="0.0372677309604811" calcext:value-type="float">
            <text:p>0.03727</text:p>
          </table:table-cell>
          <table:table-cell office:value-type="float" office:value="0.114182082675172" calcext:value-type="float">
            <text:p>0.11418</text:p>
          </table:table-cell>
          <table:table-cell office:value-type="float" office:value="0.0626916960286274" calcext:value-type="float">
            <text:p>0.06269</text:p>
          </table:table-cell>
          <table:table-cell office:value-type="float" office:value="0.0282344827177787" calcext:value-type="float">
            <text:p>0.02823</text:p>
          </table:table-cell>
          <table:table-cell office:value-type="float" office:value="2540.75" calcext:value-type="float">
            <text:p>2541</text:p>
          </table:table-cell>
          <table:table-cell office:value-type="float" office:value="0.0265405945499296" calcext:value-type="float">
            <text:p>0.02654</text:p>
          </table:table-cell>
          <table:table-cell office:value-type="float" office:value="8.03917247619825" calcext:value-type="float">
            <text:p>8.0391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SOR</text:p>
          </table:table-cell>
          <table:table-cell office:value-type="float" office:value="0.0447134258047636" calcext:value-type="float">
            <text:p>0.04471</text:p>
          </table:table-cell>
          <table:table-cell office:value-type="float" office:value="0.130445403636408" calcext:value-type="float">
            <text:p>0.13045</text:p>
          </table:table-cell>
          <table:table-cell office:value-type="float" office:value="0.0728463949574737" calcext:value-type="float">
            <text:p>0.07285</text:p>
          </table:table-cell>
          <table:table-cell office:value-type="float" office:value="0.0372906803387933" calcext:value-type="float">
            <text:p>0.03729</text:p>
          </table:table-cell>
          <table:table-cell office:value-type="float" office:value="3346.27222222222" calcext:value-type="float">
            <text:p>3346</text:p>
          </table:table-cell>
          <table:table-cell office:value-type="float" office:value="0.0364505681886749" calcext:value-type="float">
            <text:p>0.03645</text:p>
          </table:table-cell>
          <table:table-cell office:value-type="float" office:value="8.41087074409694" calcext:value-type="float">
            <text:p>8.4108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OR</text:p>
          </table:table-cell>
          <table:table-cell office:value-type="float" office:value="0.0296519235802138" calcext:value-type="float">
            <text:p>0.02965</text:p>
          </table:table-cell>
          <table:table-cell office:value-type="float" office:value="0.0869722448231533" calcext:value-type="float">
            <text:p>0.08697</text:p>
          </table:table-cell>
          <table:table-cell office:value-type="float" office:value="0.0438336751422242" calcext:value-type="float">
            <text:p>0.04383</text:p>
          </table:table-cell>
          <table:table-cell office:value-type="float" office:value="0.0213979519549672" calcext:value-type="float">
            <text:p>0.02140</text:p>
          </table:table-cell>
          <table:table-cell office:value-type="float" office:value="3183.73888888889" calcext:value-type="float">
            <text:p>3184</text:p>
          </table:table-cell>
          <table:table-cell office:value-type="float" office:value="0.034076688550321" calcext:value-type="float">
            <text:p>0.03408</text:p>
          </table:table-cell>
          <table:table-cell office:value-type="float" office:value="8.27422986493453" calcext:value-type="float">
            <text:p>8.2742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S02</text:p>
          </table:table-cell>
          <table:table-cell office:value-type="float" office:value="0.0503533106516631" calcext:value-type="float">
            <text:p>0.05035</text:p>
          </table:table-cell>
          <table:table-cell office:value-type="float" office:value="0.15814047315938" calcext:value-type="float">
            <text:p>0.15814</text:p>
          </table:table-cell>
          <table:table-cell office:value-type="float" office:value="0.0961614885524729" calcext:value-type="float">
            <text:p>0.09616</text:p>
          </table:table-cell>
          <table:table-cell office:value-type="float" office:value="0.0425198616566004" calcext:value-type="float">
            <text:p>0.04252</text:p>
          </table:table-cell>
          <table:table-cell office:value-type="float" office:value="3934.75793650794" calcext:value-type="float">
            <text:p>3935</text:p>
          </table:table-cell>
          <table:table-cell office:value-type="float" office:value="0.0324335362762721" calcext:value-type="float">
            <text:p>0.03243</text:p>
          </table:table-cell>
          <table:table-cell office:value-type="float" office:value="7.22603531026098" calcext:value-type="float">
            <text:p>7.2260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S04</text:p>
          </table:table-cell>
          <table:table-cell office:value-type="float" office:value="0.0494896623920452" calcext:value-type="float">
            <text:p>0.04949</text:p>
          </table:table-cell>
          <table:table-cell office:value-type="float" office:value="0.163304591722688" calcext:value-type="float">
            <text:p>0.16330</text:p>
          </table:table-cell>
          <table:table-cell office:value-type="float" office:value="0.106159107165659" calcext:value-type="float">
            <text:p>0.10616</text:p>
          </table:table-cell>
          <table:table-cell office:value-type="float" office:value="0.0420963478982429" calcext:value-type="float">
            <text:p>0.04210</text:p>
          </table:table-cell>
          <table:table-cell office:value-type="float" office:value="3871.52440198025" calcext:value-type="float">
            <text:p>3872</text:p>
          </table:table-cell>
          <table:table-cell office:value-type="float" office:value="0.026808061976356" calcext:value-type="float">
            <text:p>0.02681</text:p>
          </table:table-cell>
          <table:table-cell office:value-type="float" office:value="6.98238123313693" calcext:value-type="float">
            <text:p>6.9823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S06</text:p>
          </table:table-cell>
          <table:table-cell office:value-type="float" office:value="0.0482334467416918" calcext:value-type="float">
            <text:p>0.04823</text:p>
          </table:table-cell>
          <table:table-cell office:value-type="float" office:value="0.162328653977427" calcext:value-type="float">
            <text:p>0.16233</text:p>
          </table:table-cell>
          <table:table-cell office:value-type="float" office:value="0.115617386631349" calcext:value-type="float">
            <text:p>0.11562</text:p>
          </table:table-cell>
          <table:table-cell office:value-type="float" office:value="0.042557093459475" calcext:value-type="float">
            <text:p>0.04256</text:p>
          </table:table-cell>
          <table:table-cell office:value-type="float" office:value="3871.13143826663" calcext:value-type="float">
            <text:p>3871</text:p>
          </table:table-cell>
          <table:table-cell office:value-type="float" office:value="0.0251724969333766" calcext:value-type="float">
            <text:p>0.02517</text:p>
          </table:table-cell>
          <table:table-cell office:value-type="float" office:value="6.97259450143449" calcext:value-type="float">
            <text:p>6.9725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S08</text:p>
          </table:table-cell>
          <table:table-cell office:value-type="float" office:value="0.0467809473959706" calcext:value-type="float">
            <text:p>0.04678</text:p>
          </table:table-cell>
          <table:table-cell office:value-type="float" office:value="0.159132959586104" calcext:value-type="float">
            <text:p>0.15913</text:p>
          </table:table-cell>
          <table:table-cell office:value-type="float" office:value="0.11993914170025" calcext:value-type="float">
            <text:p>0.11994</text:p>
          </table:table-cell>
          <table:table-cell office:value-type="float" office:value="0.0428512450297159" calcext:value-type="float">
            <text:p>0.04285</text:p>
          </table:table-cell>
          <table:table-cell office:value-type="float" office:value="4112.6421864395" calcext:value-type="float">
            <text:p>4113</text:p>
          </table:table-cell>
          <table:table-cell office:value-type="float" office:value="0.0279338104940641" calcext:value-type="float">
            <text:p>0.02793</text:p>
          </table:table-cell>
          <table:table-cell office:value-type="float" office:value="7.07576282189015" calcext:value-type="float">
            <text:p>7.0757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S04</text:p>
          </table:table-cell>
          <table:table-cell office:value-type="float" office:value="0.00142632818633865" calcext:value-type="float">
            <text:p>0.00143</text:p>
          </table:table-cell>
          <table:table-cell office:value-type="float" office:value="0.00254269248553957" calcext:value-type="float">
            <text:p>0.00254</text:p>
          </table:table-cell>
          <table:table-cell office:value-type="float" office:value="0.00224452599268508" calcext:value-type="float">
            <text:p>0.00224</text:p>
          </table:table-cell>
          <table:table-cell office:value-type="float" office:value="0.00170579140278304" calcext:value-type="float">
            <text:p>0.00171</text:p>
          </table:table-cell>
          <table:table-cell office:value-type="float" office:value="3397.21111111111" calcext:value-type="float">
            <text:p>3397</text:p>
          </table:table-cell>
          <table:table-cell office:value-type="float" office:value="0.03149539685814" calcext:value-type="float">
            <text:p>0.03150</text:p>
          </table:table-cell>
          <table:table-cell office:value-type="float" office:value="7.62296351147481" calcext:value-type="float">
            <text:p>7.6229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S02</text:p>
          </table:table-cell>
          <table:table-cell office:value-type="float" office:value="0.0531012823868113" calcext:value-type="float">
            <text:p>0.05310</text:p>
          </table:table-cell>
          <table:table-cell office:value-type="float" office:value="0.153965236230995" calcext:value-type="float">
            <text:p>0.15397</text:p>
          </table:table-cell>
          <table:table-cell office:value-type="float" office:value="0.0909146223468041" calcext:value-type="float">
            <text:p>0.09091</text:p>
          </table:table-cell>
          <table:table-cell office:value-type="float" office:value="0.0454263597550632" calcext:value-type="float">
            <text:p>0.04543</text:p>
          </table:table-cell>
          <table:table-cell office:value-type="float" office:value="3541.21506603881" calcext:value-type="float">
            <text:p>3541</text:p>
          </table:table-cell>
          <table:table-cell office:value-type="float" office:value="0.0307762663177261" calcext:value-type="float">
            <text:p>0.03078</text:p>
          </table:table-cell>
          <table:table-cell office:value-type="float" office:value="7.75920339010911" calcext:value-type="float">
            <text:p>7.7592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S04</text:p>
          </table:table-cell>
          <table:table-cell office:value-type="float" office:value="0.0402381575503794" calcext:value-type="float">
            <text:p>0.04024</text:p>
          </table:table-cell>
          <table:table-cell office:value-type="float" office:value="0.125296144211391" calcext:value-type="float">
            <text:p>0.12530</text:p>
          </table:table-cell>
          <table:table-cell office:value-type="float" office:value="0.0973370168453107" calcext:value-type="float">
            <text:p>0.09734</text:p>
          </table:table-cell>
          <table:table-cell office:value-type="float" office:value="0.0393381947775399" calcext:value-type="float">
            <text:p>0.03934</text:p>
          </table:table-cell>
          <table:table-cell office:value-type="float" office:value="4327.31305160085" calcext:value-type="float">
            <text:p>4327</text:p>
          </table:table-cell>
          <table:table-cell office:value-type="float" office:value="0.0348759189447976" calcext:value-type="float">
            <text:p>0.03488</text:p>
          </table:table-cell>
          <table:table-cell office:value-type="float" office:value="7.11041554445578" calcext:value-type="float">
            <text:p>7.1104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S06</text:p>
          </table:table-cell>
          <table:table-cell office:value-type="float" office:value="0.0109526302015179" calcext:value-type="float">
            <text:p>0.01095</text:p>
          </table:table-cell>
          <table:table-cell office:value-type="float" office:value="0.0185293955418421" calcext:value-type="float">
            <text:p>0.01853</text:p>
          </table:table-cell>
          <table:table-cell office:value-type="float" office:value="0.0209351160863283" calcext:value-type="float">
            <text:p>0.02094</text:p>
          </table:table-cell>
          <table:table-cell office:value-type="float" office:value="0.0159076326352065" calcext:value-type="float">
            <text:p>0.01591</text:p>
          </table:table-cell>
          <table:table-cell office:value-type="float" office:value="3862.46627068164" calcext:value-type="float">
            <text:p>3862</text:p>
          </table:table-cell>
          <table:table-cell office:value-type="float" office:value="0.027051051563215" calcext:value-type="float">
            <text:p>0.02705</text:p>
          </table:table-cell>
          <table:table-cell office:value-type="float" office:value="6.07040338900515" calcext:value-type="float">
            <text:p>6.0704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S08</text:p>
          </table:table-cell>
          <table:table-cell office:value-type="float" office:value="0.00775974875686999" calcext:value-type="float">
            <text:p>0.00776</text:p>
          </table:table-cell>
          <table:table-cell office:value-type="float" office:value="0.0124533975313954" calcext:value-type="float">
            <text:p>0.01245</text:p>
          </table:table-cell>
          <table:table-cell office:value-type="float" office:value="0.0156122869696641" calcext:value-type="float">
            <text:p>0.01561</text:p>
          </table:table-cell>
          <table:table-cell office:value-type="float" office:value="0.0126784827561112" calcext:value-type="float">
            <text:p>0.01268</text:p>
          </table:table-cell>
          <table:table-cell office:value-type="float" office:value="3608.57875705314" calcext:value-type="float">
            <text:p>3609</text:p>
          </table:table-cell>
          <table:table-cell office:value-type="float" office:value="0.0227510639428854" calcext:value-type="float">
            <text:p>0.02275</text:p>
          </table:table-cell>
          <table:table-cell office:value-type="float" office:value="5.74636007407394" calcext:value-type="float">
            <text:p>5.7463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MAS04</text:p>
          </table:table-cell>
          <table:table-cell office:value-type="float" office:value="0.0351871237895831" calcext:value-type="float">
            <text:p>0.03519</text:p>
          </table:table-cell>
          <table:table-cell office:value-type="float" office:value="0.107189118810369" calcext:value-type="float">
            <text:p>0.10719</text:p>
          </table:table-cell>
          <table:table-cell office:value-type="float" office:value="0.0565881122334352" calcext:value-type="float">
            <text:p>0.05659</text:p>
          </table:table-cell>
          <table:table-cell office:value-type="float" office:value="0.0259031531621933" calcext:value-type="float">
            <text:p>0.02590</text:p>
          </table:table-cell>
          <table:table-cell office:value-type="float" office:value="2474.75" calcext:value-type="float">
            <text:p>2475</text:p>
          </table:table-cell>
          <table:table-cell office:value-type="float" office:value="0.026784700613303" calcext:value-type="float">
            <text:p>0.02678</text:p>
          </table:table-cell>
          <table:table-cell office:value-type="float" office:value="8.0741791399139" calcext:value-type="float">
            <text:p>8.0741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JS</text:p>
          </table:table-cell>
          <table:table-cell office:value-type="float" office:value="0.00456686731222194" calcext:value-type="float">
            <text:p>0.00457</text:p>
          </table:table-cell>
          <table:table-cell office:value-type="float" office:value="0.00564152800266407" calcext:value-type="float">
            <text:p>0.00564</text:p>
          </table:table-cell>
          <table:table-cell office:value-type="float" office:value="0.00414936814754488" calcext:value-type="float">
            <text:p>0.00415</text:p>
          </table:table-cell>
          <table:table-cell office:value-type="float" office:value="0.0044420641719671" calcext:value-type="float">
            <text:p>0.00444</text:p>
          </table:table-cell>
          <table:table-cell office:value-type="float" office:value="2947.85863322837" calcext:value-type="float">
            <text:p>2948</text:p>
          </table:table-cell>
          <table:table-cell office:value-type="float" office:value="0.0355017126364635" calcext:value-type="float">
            <text:p>0.03550</text:p>
          </table:table-cell>
          <table:table-cell office:value-type="float" office:value="8.63805566699152" calcext:value-type="float">
            <text:p>8.6380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AJ02</text:p>
          </table:table-cell>
          <table:table-cell office:value-type="float" office:value="0.0497121172467951" calcext:value-type="float">
            <text:p>0.04971</text:p>
          </table:table-cell>
          <table:table-cell office:value-type="float" office:value="0.149823097682266" calcext:value-type="float">
            <text:p>0.14982</text:p>
          </table:table-cell>
          <table:table-cell office:value-type="float" office:value="0.0880049073690924" calcext:value-type="float">
            <text:p>0.08800</text:p>
          </table:table-cell>
          <table:table-cell office:value-type="float" office:value="0.0428139476402086" calcext:value-type="float">
            <text:p>0.04281</text:p>
          </table:table-cell>
          <table:table-cell office:value-type="float" office:value="4075.90079365079" calcext:value-type="float">
            <text:p>4076</text:p>
          </table:table-cell>
          <table:table-cell office:value-type="float" office:value="0.0364611764143171" calcext:value-type="float">
            <text:p>0.03646</text:p>
          </table:table-cell>
          <table:table-cell office:value-type="float" office:value="7.44040079905923" calcext:value-type="float">
            <text:p>7.4404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AJ04</text:p>
          </table:table-cell>
          <table:table-cell office:value-type="float" office:value="0.050850562679928" calcext:value-type="float">
            <text:p>0.05085</text:p>
          </table:table-cell>
          <table:table-cell office:value-type="float" office:value="0.163541793805528" calcext:value-type="float">
            <text:p>0.16354</text:p>
          </table:table-cell>
          <table:table-cell office:value-type="float" office:value="0.104512125239698" calcext:value-type="float">
            <text:p>0.10451</text:p>
          </table:table-cell>
          <table:table-cell office:value-type="float" office:value="0.0441727303739386" calcext:value-type="float">
            <text:p>0.04417</text:p>
          </table:table-cell>
          <table:table-cell office:value-type="float" office:value="4091.54139106302" calcext:value-type="float">
            <text:p>4092</text:p>
          </table:table-cell>
          <table:table-cell office:value-type="float" office:value="0.0298637613753577" calcext:value-type="float">
            <text:p>0.02986</text:p>
          </table:table-cell>
          <table:table-cell office:value-type="float" office:value="7.11333974679545" calcext:value-type="float">
            <text:p>7.1133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AJ06</text:p>
          </table:table-cell>
          <table:table-cell office:value-type="float" office:value="0.0495289191311188" calcext:value-type="float">
            <text:p>0.04953</text:p>
          </table:table-cell>
          <table:table-cell office:value-type="float" office:value="0.163572904391978" calcext:value-type="float">
            <text:p>0.16357</text:p>
          </table:table-cell>
          <table:table-cell office:value-type="float" office:value="0.115483295730597" calcext:value-type="float">
            <text:p>0.11548</text:p>
          </table:table-cell>
          <table:table-cell office:value-type="float" office:value="0.0443697612437516" calcext:value-type="float">
            <text:p>0.04437</text:p>
          </table:table-cell>
          <table:table-cell office:value-type="float" office:value="4071.84189547916" calcext:value-type="float">
            <text:p>4072</text:p>
          </table:table-cell>
          <table:table-cell office:value-type="float" office:value="0.0276886598354917" calcext:value-type="float">
            <text:p>0.02769</text:p>
          </table:table-cell>
          <table:table-cell office:value-type="float" office:value="7.07831587359483" calcext:value-type="float">
            <text:p>7.0783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AJ08</text:p>
          </table:table-cell>
          <table:table-cell office:value-type="float" office:value="0.047814708191574" calcext:value-type="float">
            <text:p>0.04781</text:p>
          </table:table-cell>
          <table:table-cell office:value-type="float" office:value="0.161187347218601" calcext:value-type="float">
            <text:p>0.16119</text:p>
          </table:table-cell>
          <table:table-cell office:value-type="float" office:value="0.123402459201296" calcext:value-type="float">
            <text:p>0.12340</text:p>
          </table:table-cell>
          <table:table-cell office:value-type="float" office:value="0.045069255397479" calcext:value-type="float">
            <text:p>0.04507</text:p>
          </table:table-cell>
          <table:table-cell office:value-type="float" office:value="4317.33914374309" calcext:value-type="float">
            <text:p>4317</text:p>
          </table:table-cell>
          <table:table-cell office:value-type="float" office:value="0.0305554435300467" calcext:value-type="float">
            <text:p>0.03056</text:p>
          </table:table-cell>
          <table:table-cell office:value-type="float" office:value="7.17017478724774" calcext:value-type="float">
            <text:p>7.1701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AJ04</text:p>
          </table:table-cell>
          <table:table-cell office:value-type="float" office:value="0.00119078775189741" calcext:value-type="float">
            <text:p>0.00119</text:p>
          </table:table-cell>
          <table:table-cell office:value-type="float" office:value="0.00211950319729939" calcext:value-type="float">
            <text:p>0.00212</text:p>
          </table:table-cell>
          <table:table-cell office:value-type="float" office:value="0.00197744398546759" calcext:value-type="float">
            <text:p>0.00198</text:p>
          </table:table-cell>
          <table:table-cell office:value-type="float" office:value="0.00152111471049166" calcext:value-type="float">
            <text:p>0.00152</text:p>
          </table:table-cell>
          <table:table-cell office:value-type="float" office:value="2334.47150997151" calcext:value-type="float">
            <text:p>2334</text:p>
          </table:table-cell>
          <table:table-cell office:value-type="float" office:value="0.029715203272371" calcext:value-type="float">
            <text:p>0.02972</text:p>
          </table:table-cell>
          <table:table-cell office:value-type="float" office:value="8.51872976100415" calcext:value-type="float">
            <text:p>8.5187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AJ02</text:p>
          </table:table-cell>
          <table:table-cell office:value-type="float" office:value="0.0526563726773112" calcext:value-type="float">
            <text:p>0.05266</text:p>
          </table:table-cell>
          <table:table-cell office:value-type="float" office:value="0.151850512837736" calcext:value-type="float">
            <text:p>0.15185</text:p>
          </table:table-cell>
          <table:table-cell office:value-type="float" office:value="0.0900518605894609" calcext:value-type="float">
            <text:p>0.09005</text:p>
          </table:table-cell>
          <table:table-cell office:value-type="float" office:value="0.045241551693593" calcext:value-type="float">
            <text:p>0.04524</text:p>
          </table:table-cell>
          <table:table-cell office:value-type="float" office:value="3755.82664850845" calcext:value-type="float">
            <text:p>3756</text:p>
          </table:table-cell>
          <table:table-cell office:value-type="float" office:value="0.0336083290550524" calcext:value-type="float">
            <text:p>0.03361</text:p>
          </table:table-cell>
          <table:table-cell office:value-type="float" office:value="7.83753044628813" calcext:value-type="float">
            <text:p>7.8375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AJ04</text:p>
          </table:table-cell>
          <table:table-cell office:value-type="float" office:value="0.0403820989269825" calcext:value-type="float">
            <text:p>0.04038</text:p>
          </table:table-cell>
          <table:table-cell office:value-type="float" office:value="0.12552150714003" calcext:value-type="float">
            <text:p>0.12552</text:p>
          </table:table-cell>
          <table:table-cell office:value-type="float" office:value="0.0975449769179792" calcext:value-type="float">
            <text:p>0.09754</text:p>
          </table:table-cell>
          <table:table-cell office:value-type="float" office:value="0.039384397960981" calcext:value-type="float">
            <text:p>0.03938</text:p>
          </table:table-cell>
          <table:table-cell office:value-type="float" office:value="4376.75284732277" calcext:value-type="float">
            <text:p>4377</text:p>
          </table:table-cell>
          <table:table-cell office:value-type="float" office:value="0.0358581732756843" calcext:value-type="float">
            <text:p>0.03586</text:p>
          </table:table-cell>
          <table:table-cell office:value-type="float" office:value="7.13036645456014" calcext:value-type="float">
            <text:p>7.1303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AJ06</text:p>
          </table:table-cell>
          <table:table-cell office:value-type="float" office:value="0.0109395446218267" calcext:value-type="float">
            <text:p>0.01094</text:p>
          </table:table-cell>
          <table:table-cell office:value-type="float" office:value="0.0185416667589438" calcext:value-type="float">
            <text:p>0.01854</text:p>
          </table:table-cell>
          <table:table-cell office:value-type="float" office:value="0.0209222103676738" calcext:value-type="float">
            <text:p>0.02092</text:p>
          </table:table-cell>
          <table:table-cell office:value-type="float" office:value="0.0158807385819872" calcext:value-type="float">
            <text:p>0.01588</text:p>
          </table:table-cell>
          <table:table-cell office:value-type="float" office:value="3893.30906785805" calcext:value-type="float">
            <text:p>3893</text:p>
          </table:table-cell>
          <table:table-cell office:value-type="float" office:value="0.0274016038806446" calcext:value-type="float">
            <text:p>0.02740</text:p>
          </table:table-cell>
          <table:table-cell office:value-type="float" office:value="6.07294050158815" calcext:value-type="float">
            <text:p>6.0729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AJ08</text:p>
          </table:table-cell>
          <table:table-cell office:value-type="float" office:value="0.00774666317717881" calcext:value-type="float">
            <text:p>0.00775</text:p>
          </table:table-cell>
          <table:table-cell office:value-type="float" office:value="0.0124415015498579" calcext:value-type="float">
            <text:p>0.01244</text:p>
          </table:table-cell>
          <table:table-cell office:value-type="float" office:value="0.0156089368782788" calcext:value-type="float">
            <text:p>0.01561</text:p>
          </table:table-cell>
          <table:table-cell office:value-type="float" office:value="0.0126677584974988" calcext:value-type="float">
            <text:p>0.01267</text:p>
          </table:table-cell>
          <table:table-cell office:value-type="float" office:value="3609.47120400483" calcext:value-type="float">
            <text:p>3609</text:p>
          </table:table-cell>
          <table:table-cell office:value-type="float" office:value="0.0228333778233962" calcext:value-type="float">
            <text:p>0.02283</text:p>
          </table:table-cell>
          <table:table-cell office:value-type="float" office:value="5.75388182877011" calcext:value-type="float">
            <text:p>5.7538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MAAJ04</text:p>
          </table:table-cell>
          <table:table-cell office:value-type="float" office:value="0.00827008636482601" calcext:value-type="float">
            <text:p>0.00827</text:p>
          </table:table-cell>
          <table:table-cell office:value-type="float" office:value="0.0130517330068616" calcext:value-type="float">
            <text:p>0.01305</text:p>
          </table:table-cell>
          <table:table-cell office:value-type="float" office:value="0.00871091645106025" calcext:value-type="float">
            <text:p>0.00871</text:p>
          </table:table-cell>
          <table:table-cell office:value-type="float" office:value="0.007683283899078" calcext:value-type="float">
            <text:p>0.00768</text:p>
          </table:table-cell>
          <table:table-cell office:value-type="float" office:value="2294.91111111111" calcext:value-type="float">
            <text:p>2295</text:p>
          </table:table-cell>
          <table:table-cell office:value-type="float" office:value="0.0231010454119607" calcext:value-type="float">
            <text:p>0.02310</text:p>
          </table:table-cell>
          <table:table-cell office:value-type="float" office:value="8.09288495046928" calcext:value-type="float">
            <text:p>8.09288</text:p>
          </table:table-cell>
          <table:table-cell table:number-columns-repeated="28"/>
        </table:table-row>
        <table:table-row table:style-name="ro1">
          <table:table-cell table:style-name="Default" table:number-columns-repeated="8"/>
          <table:table-cell table:number-columns-repeated="28"/>
        </table:table-row>
        <table:table-row table:style-name="ro1">
          <table:table-cell office:value-type="string" calcext:value-type="string">
            <text:p>Last.FM – User-kNN</text:p>
          </table:table-cell>
          <table:table-cell table:style-name="Default" table:number-columns-repeated="7"/>
          <table:table-cell table:number-columns-repeated="28"/>
        </table:table-row>
        <table:table-row table:style-name="ro1">
          <table:table-cell table:style-name="Default" office:value-type="string" calcext:value-type="string">
            <text:p>alg</text:p>
          </table:table-cell>
          <table:table-cell table:style-name="ce1" office:value-type="string" calcext:value-type="string">
            <text:p><text:a xlink:href="mailto:P@10" xlink:type="simple">P@10</text:a></text:p>
          </table:table-cell>
          <table:table-cell table:style-name="ce1" office:value-type="string" calcext:value-type="string">
            <text:p><text:a xlink:href="mailto:Recall@10" xlink:type="simple">Recall@10</text:a></text:p>
          </table:table-cell>
          <table:table-cell table:style-name="ce1" office:value-type="string" calcext:value-type="string">
            <text:p><text:a xlink:href="mailto:nDCG@10" xlink:type="simple">nDCG@10</text:a></text:p>
          </table:table-cell>
          <table:table-cell table:style-name="ce1" office:value-type="string" calcext:value-type="string">
            <text:p>EPC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1" office:value-type="string" calcext:value-type="string">
            <text:p>Gini</text:p>
          </table:table-cell>
          <table:table-cell table:style-name="ce1" office:value-type="string" calcext:value-type="string">
            <text:p>S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JS</text:p>
          </table:table-cell>
          <table:table-cell office:value-type="float" office:value="0.0164487267721955" calcext:value-type="float">
            <text:p>0.01645</text:p>
          </table:table-cell>
          <table:table-cell office:value-type="float" office:value="0.0537231812332596" calcext:value-type="float">
            <text:p>0.05372</text:p>
          </table:table-cell>
          <table:table-cell office:value-type="string" calcext:value-type="string">
            <text:p>NaN</text:p>
          </table:table-cell>
          <table:table-cell office:value-type="float" office:value="0.0151249070076556" calcext:value-type="float">
            <text:p>0.01512</text:p>
          </table:table-cell>
          <table:table-cell office:value-type="float" office:value="1449" calcext:value-type="float">
            <text:p>1449</text:p>
          </table:table-cell>
          <table:table-cell office:value-type="float" office:value="0.021984571090742" calcext:value-type="float">
            <text:p>0.02198</text:p>
          </table:table-cell>
          <table:table-cell office:value-type="float" office:value="7.89970904232642" calcext:value-type="float">
            <text:p>7.8997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J02</text:p>
          </table:table-cell>
          <table:table-cell office:value-type="float" office:value="0.0232622161046112" calcext:value-type="float">
            <text:p>0.02326</text:p>
          </table:table-cell>
          <table:table-cell office:value-type="float" office:value="0.0370170112318059" calcext:value-type="float">
            <text:p>0.03702</text:p>
          </table:table-cell>
          <table:table-cell office:value-type="float" office:value="0.0230456374538789" calcext:value-type="float">
            <text:p>0.02305</text:p>
          </table:table-cell>
          <table:table-cell office:value-type="float" office:value="0.02342723830626" calcext:value-type="float">
            <text:p>0.02343</text:p>
          </table:table-cell>
          <table:table-cell office:value-type="float" office:value="1575" calcext:value-type="float">
            <text:p>1575</text:p>
          </table:table-cell>
          <table:table-cell office:value-type="float" office:value="0.0301710349866139" calcext:value-type="float">
            <text:p>0.03017</text:p>
          </table:table-cell>
          <table:table-cell office:value-type="float" office:value="8.30190518602537" calcext:value-type="float">
            <text:p>8.3019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J04</text:p>
          </table:table-cell>
          <table:table-cell office:value-type="float" office:value="0.0241569167240194" calcext:value-type="float">
            <text:p>0.02416</text:p>
          </table:table-cell>
          <table:table-cell office:value-type="float" office:value="0.0310404746145023" calcext:value-type="float">
            <text:p>0.03104</text:p>
          </table:table-cell>
          <table:table-cell office:value-type="float" office:value="0.0235127477716379" calcext:value-type="float">
            <text:p>0.02351</text:p>
          </table:table-cell>
          <table:table-cell office:value-type="float" office:value="0.0260268601094572" calcext:value-type="float">
            <text:p>0.02603</text:p>
          </table:table-cell>
          <table:table-cell office:value-type="float" office:value="1345" calcext:value-type="float">
            <text:p>1345</text:p>
          </table:table-cell>
          <table:table-cell office:value-type="float" office:value="0.0234277749205725" calcext:value-type="float">
            <text:p>0.02343</text:p>
          </table:table-cell>
          <table:table-cell office:value-type="float" office:value="7.83650289424477" calcext:value-type="float">
            <text:p>7.8365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J06</text:p>
          </table:table-cell>
          <table:table-cell office:value-type="float" office:value="0.0221610461114935" calcext:value-type="float">
            <text:p>0.02216</text:p>
          </table:table-cell>
          <table:table-cell office:value-type="float" office:value="0.0267877545040029" calcext:value-type="float">
            <text:p>0.02679</text:p>
          </table:table-cell>
          <table:table-cell office:value-type="float" office:value="0.0218127836502401" calcext:value-type="float">
            <text:p>0.02181</text:p>
          </table:table-cell>
          <table:table-cell office:value-type="float" office:value="0.0244416572854246" calcext:value-type="float">
            <text:p>0.02444</text:p>
          </table:table-cell>
          <table:table-cell office:value-type="float" office:value="1124" calcext:value-type="float">
            <text:p>1124</text:p>
          </table:table-cell>
          <table:table-cell office:value-type="float" office:value="0.0166549885365169" calcext:value-type="float">
            <text:p>0.01665</text:p>
          </table:table-cell>
          <table:table-cell office:value-type="float" office:value="7.22173523651942" calcext:value-type="float">
            <text:p>7.2217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J08</text:p>
          </table:table-cell>
          <table:table-cell office:value-type="float" office:value="0.0197522367515486" calcext:value-type="float">
            <text:p>0.01975</text:p>
          </table:table-cell>
          <table:table-cell office:value-type="float" office:value="0.0260876394914385" calcext:value-type="float">
            <text:p>0.02609</text:p>
          </table:table-cell>
          <table:table-cell office:value-type="float" office:value="0.0200111869435657" calcext:value-type="float">
            <text:p>0.02001</text:p>
          </table:table-cell>
          <table:table-cell office:value-type="float" office:value="0.0218004461438684" calcext:value-type="float">
            <text:p>0.02180</text:p>
          </table:table-cell>
          <table:table-cell office:value-type="float" office:value="1019" calcext:value-type="float">
            <text:p>1019</text:p>
          </table:table-cell>
          <table:table-cell office:value-type="float" office:value="0.015302622914574" calcext:value-type="float">
            <text:p>0.01530</text:p>
          </table:table-cell>
          <table:table-cell office:value-type="float" office:value="7.14716157267887" calcext:value-type="float">
            <text:p>7.1471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J04</text:p>
          </table:table-cell>
          <table:table-cell office:value-type="float" office:value="0.0256710254645562" calcext:value-type="float">
            <text:p>0.02567</text:p>
          </table:table-cell>
          <table:table-cell office:value-type="float" office:value="0.0544882379576584" calcext:value-type="float">
            <text:p>0.05449</text:p>
          </table:table-cell>
          <table:table-cell office:value-type="string" calcext:value-type="string">
            <text:p>NaN</text:p>
          </table:table-cell>
          <table:table-cell office:value-type="float" office:value="0.0269122604702749" calcext:value-type="float">
            <text:p>0.02691</text:p>
          </table:table-cell>
          <table:table-cell office:value-type="float" office:value="1654" calcext:value-type="float">
            <text:p>1654</text:p>
          </table:table-cell>
          <table:table-cell office:value-type="float" office:value="0.0292431663390227" calcext:value-type="float">
            <text:p>0.02924</text:p>
          </table:table-cell>
          <table:table-cell office:value-type="float" office:value="8.29875372101644" calcext:value-type="float">
            <text:p>8.2987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AAJ02</text:p>
          </table:table-cell>
          <table:table-cell office:value-type="float" office:value="0.00371644872677219" calcext:value-type="float">
            <text:p>0.00372</text:p>
          </table:table-cell>
          <table:table-cell office:value-type="float" office:value="0.0160478695045109" calcext:value-type="float">
            <text:p>0.01605</text:p>
          </table:table-cell>
          <table:table-cell office:value-type="float" office:value="0.0102975527277823" calcext:value-type="float">
            <text:p>0.01030</text:p>
          </table:table-cell>
          <table:table-cell office:value-type="float" office:value="0.00406865564153907" calcext:value-type="float">
            <text:p>0.00407</text:p>
          </table:table-cell>
          <table:table-cell office:value-type="float" office:value="1203" calcext:value-type="float">
            <text:p>1203</text:p>
          </table:table-cell>
          <table:table-cell office:value-type="float" office:value="0.0147822889579955" calcext:value-type="float">
            <text:p>0.01478</text:p>
          </table:table-cell>
          <table:table-cell office:value-type="float" office:value="6.79308221858981" calcext:value-type="float">
            <text:p>6.7930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AAJ04</text:p>
          </table:table-cell>
          <table:table-cell office:value-type="float" office:value="0.000550584996558844" calcext:value-type="float">
            <text:p>0.00055</text:p>
          </table:table-cell>
          <table:table-cell office:value-type="float" office:value="0.00516173434273916" calcext:value-type="float">
            <text:p>0.00516</text:p>
          </table:table-cell>
          <table:table-cell office:value-type="float" office:value="0.00318562422229708" calcext:value-type="float">
            <text:p>0.00319</text:p>
          </table:table-cell>
          <table:table-cell office:value-type="float" office:value="0.000691382793291947" calcext:value-type="float">
            <text:p>0.00069</text:p>
          </table:table-cell>
          <table:table-cell office:value-type="float" office:value="437" calcext:value-type="float">
            <text:p>437</text:p>
          </table:table-cell>
          <table:table-cell office:value-type="float" office:value="0.00346905326097935" calcext:value-type="float">
            <text:p>0.00347</text:p>
          </table:table-cell>
          <table:table-cell office:value-type="float" office:value="5.32092963353994" calcext:value-type="float">
            <text:p>5.3209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AAJ06</text:p>
          </table:table-cell>
          <table:table-cell office:value-type="float" office:value="0.000275292498279422" calcext:value-type="float">
            <text:p>0.00028</text:p>
          </table:table-cell>
          <table:table-cell office:value-type="float" office:value="0.00240880935994494" calcext:value-type="float">
            <text:p>0.00241</text:p>
          </table:table-cell>
          <table:table-cell office:value-type="float" office:value="0.00153735192706089" calcext:value-type="float">
            <text:p>0.00154</text:p>
          </table:table-cell>
          <table:table-cell office:value-type="float" office:value="0.000350912345308812" calcext:value-type="float">
            <text:p>0.00035</text:p>
          </table:table-cell>
          <table:table-cell office:value-type="float" office:value="234" calcext:value-type="float">
            <text:p>234</text:p>
          </table:table-cell>
          <table:table-cell office:value-type="float" office:value="0.00203689479983282" calcext:value-type="float">
            <text:p>0.00204</text:p>
          </table:table-cell>
          <table:table-cell office:value-type="float" office:value="4.88641344144705" calcext:value-type="float">
            <text:p>4.8864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AAJ08</text:p>
          </table:table-cell>
          <table:table-cell office:value-type="float" office:value="0.000137646249139711" calcext:value-type="float">
            <text:p>0.00014</text:p>
          </table:table-cell>
          <table:table-cell office:value-type="float" office:value="0.00137646249139711" calcext:value-type="float">
            <text:p>0.00138</text:p>
          </table:table-cell>
          <table:table-cell office:value-type="float" office:value="0.000933384161808687" calcext:value-type="float">
            <text:p>0.00093</text:p>
          </table:table-cell>
          <table:table-cell office:value-type="float" office:value="0.000197335242561735" calcext:value-type="float">
            <text:p>0.00020</text:p>
          </table:table-cell>
          <table:table-cell office:value-type="float" office:value="187" calcext:value-type="float">
            <text:p>187</text:p>
          </table:table-cell>
          <table:table-cell office:value-type="float" office:value="0.00188044277605015" calcext:value-type="float">
            <text:p>0.00188</text:p>
          </table:table-cell>
          <table:table-cell office:value-type="float" office:value="4.82702311853651" calcext:value-type="float">
            <text:p>4.8270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MAJ04</text:p>
          </table:table-cell>
          <table:table-cell office:value-type="float" office:value="0.0160357880247764" calcext:value-type="float">
            <text:p>0.01604</text:p>
          </table:table-cell>
          <table:table-cell office:value-type="float" office:value="0.0516432577291023" calcext:value-type="float">
            <text:p>0.05164</text:p>
          </table:table-cell>
          <table:table-cell office:value-type="string" calcext:value-type="string">
            <text:p>NaN</text:p>
          </table:table-cell>
          <table:table-cell office:value-type="float" office:value="0.0148730037412133" calcext:value-type="float">
            <text:p>0.01487</text:p>
          </table:table-cell>
          <table:table-cell office:value-type="float" office:value="1460" calcext:value-type="float">
            <text:p>1460</text:p>
          </table:table-cell>
          <table:table-cell office:value-type="float" office:value="0.0217768143387923" calcext:value-type="float">
            <text:p>0.02178</text:p>
          </table:table-cell>
          <table:table-cell office:value-type="float" office:value="7.89524349209717" calcext:value-type="float">
            <text:p>7.8952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SOR</text:p>
          </table:table-cell>
          <table:table-cell office:value-type="float" office:value="0.0215416379903648" calcext:value-type="float">
            <text:p>0.02154</text:p>
          </table:table-cell>
          <table:table-cell office:value-type="float" office:value="0.0681880035678158" calcext:value-type="float">
            <text:p>0.06819</text:p>
          </table:table-cell>
          <table:table-cell office:value-type="string" calcext:value-type="string">
            <text:p>NaN</text:p>
          </table:table-cell>
          <table:table-cell office:value-type="float" office:value="0.0204440217195066" calcext:value-type="float">
            <text:p>0.02044</text:p>
          </table:table-cell>
          <table:table-cell office:value-type="float" office:value="1433" calcext:value-type="float">
            <text:p>1433</text:p>
          </table:table-cell>
          <table:table-cell office:value-type="float" office:value="0.0208543482126978" calcext:value-type="float">
            <text:p>0.02085</text:p>
          </table:table-cell>
          <table:table-cell office:value-type="float" office:value="7.81596934559983" calcext:value-type="float">
            <text:p>7.8159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OR</text:p>
          </table:table-cell>
          <table:table-cell office:value-type="float" office:value="0.0165863730213352" calcext:value-type="float">
            <text:p>0.01659</text:p>
          </table:table-cell>
          <table:table-cell office:value-type="float" office:value="0.0547350450290188" calcext:value-type="float">
            <text:p>0.05474</text:p>
          </table:table-cell>
          <table:table-cell office:value-type="string" calcext:value-type="string">
            <text:p>NaN</text:p>
          </table:table-cell>
          <table:table-cell office:value-type="float" office:value="0.0152098324336793" calcext:value-type="float">
            <text:p>0.01521</text:p>
          </table:table-cell>
          <table:table-cell office:value-type="float" office:value="1324" calcext:value-type="float">
            <text:p>1324</text:p>
          </table:table-cell>
          <table:table-cell office:value-type="float" office:value="0.0181970766783146" calcext:value-type="float">
            <text:p>0.01820</text:p>
          </table:table-cell>
          <table:table-cell office:value-type="float" office:value="7.66203033697177" calcext:value-type="float">
            <text:p>7.6620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S02</text:p>
          </table:table-cell>
          <table:table-cell office:value-type="float" office:value="0.0235375086028907" calcext:value-type="float">
            <text:p>0.02354</text:p>
          </table:table-cell>
          <table:table-cell office:value-type="float" office:value="0.0370041341510228" calcext:value-type="float">
            <text:p>0.03700</text:p>
          </table:table-cell>
          <table:table-cell office:value-type="float" office:value="0.0226213519455872" calcext:value-type="float">
            <text:p>0.02262</text:p>
          </table:table-cell>
          <table:table-cell office:value-type="float" office:value="0.0235882655966065" calcext:value-type="float">
            <text:p>0.02359</text:p>
          </table:table-cell>
          <table:table-cell office:value-type="float" office:value="1560" calcext:value-type="float">
            <text:p>1560</text:p>
          </table:table-cell>
          <table:table-cell office:value-type="float" office:value="0.0296801841856088" calcext:value-type="float">
            <text:p>0.02968</text:p>
          </table:table-cell>
          <table:table-cell office:value-type="float" office:value="8.28264494407366" calcext:value-type="float">
            <text:p>8.2826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S04</text:p>
          </table:table-cell>
          <table:table-cell office:value-type="float" office:value="0.0240880935994495" calcext:value-type="float">
            <text:p>0.02409</text:p>
          </table:table-cell>
          <table:table-cell office:value-type="float" office:value="0.0315082520768543" calcext:value-type="float">
            <text:p>0.03151</text:p>
          </table:table-cell>
          <table:table-cell office:value-type="float" office:value="0.0236286898755815" calcext:value-type="float">
            <text:p>0.02363</text:p>
          </table:table-cell>
          <table:table-cell office:value-type="float" office:value="0.0260145484795445" calcext:value-type="float">
            <text:p>0.02601</text:p>
          </table:table-cell>
          <table:table-cell office:value-type="float" office:value="1324" calcext:value-type="float">
            <text:p>1324</text:p>
          </table:table-cell>
          <table:table-cell office:value-type="float" office:value="0.023047406645486" calcext:value-type="float">
            <text:p>0.02305</text:p>
          </table:table-cell>
          <table:table-cell office:value-type="float" office:value="7.82251807665321" calcext:value-type="float">
            <text:p>7.8225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S06</text:p>
          </table:table-cell>
          <table:table-cell office:value-type="float" office:value="0.0222986923606332" calcext:value-type="float">
            <text:p>0.02230</text:p>
          </table:table-cell>
          <table:table-cell office:value-type="float" office:value="0.0269693710827289" calcext:value-type="float">
            <text:p>0.02697</text:p>
          </table:table-cell>
          <table:table-cell office:value-type="float" office:value="0.02200501153848" calcext:value-type="float">
            <text:p>0.02201</text:p>
          </table:table-cell>
          <table:table-cell office:value-type="float" office:value="0.024576538668124" calcext:value-type="float">
            <text:p>0.02458</text:p>
          </table:table-cell>
          <table:table-cell office:value-type="float" office:value="1110" calcext:value-type="float">
            <text:p>1110</text:p>
          </table:table-cell>
          <table:table-cell office:value-type="float" office:value="0.0164373927546615" calcext:value-type="float">
            <text:p>0.01644</text:p>
          </table:table-cell>
          <table:table-cell office:value-type="float" office:value="7.21230779725899" calcext:value-type="float">
            <text:p>7.2123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S08</text:p>
          </table:table-cell>
          <table:table-cell office:value-type="float" office:value="0.0196145905024089" calcext:value-type="float">
            <text:p>0.01961</text:p>
          </table:table-cell>
          <table:table-cell office:value-type="float" office:value="0.0260804025949866" calcext:value-type="float">
            <text:p>0.02608</text:p>
          </table:table-cell>
          <table:table-cell office:value-type="float" office:value="0.0201103153863128" calcext:value-type="float">
            <text:p>0.02011</text:p>
          </table:table-cell>
          <table:table-cell office:value-type="float" office:value="0.0217412284808448" calcext:value-type="float">
            <text:p>0.02174</text:p>
          </table:table-cell>
          <table:table-cell office:value-type="float" office:value="1014" calcext:value-type="float">
            <text:p>1014</text:p>
          </table:table-cell>
          <table:table-cell office:value-type="float" office:value="0.015234543453288" calcext:value-type="float">
            <text:p>0.01523</text:p>
          </table:table-cell>
          <table:table-cell office:value-type="float" office:value="7.14405630859106" calcext:value-type="float">
            <text:p>7.1440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S04</text:p>
          </table:table-cell>
          <table:table-cell office:value-type="float" office:value="0.0253269098417069" calcext:value-type="float">
            <text:p>0.02533</text:p>
          </table:table-cell>
          <table:table-cell office:value-type="float" office:value="0.0552473992454745" calcext:value-type="float">
            <text:p>0.05525</text:p>
          </table:table-cell>
          <table:table-cell office:value-type="string" calcext:value-type="string">
            <text:p>NaN</text:p>
          </table:table-cell>
          <table:table-cell office:value-type="float" office:value="0.0267615245218324" calcext:value-type="float">
            <text:p>0.02676</text:p>
          </table:table-cell>
          <table:table-cell office:value-type="float" office:value="1625" calcext:value-type="float">
            <text:p>1625</text:p>
          </table:table-cell>
          <table:table-cell office:value-type="float" office:value="0.0281952694291305" calcext:value-type="float">
            <text:p>0.02820</text:p>
          </table:table-cell>
          <table:table-cell office:value-type="float" office:value="8.24202072106893" calcext:value-type="float">
            <text:p>8.2420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S02</text:p>
          </table:table-cell>
          <table:table-cell office:value-type="float" office:value="0.0274604267033725" calcext:value-type="float">
            <text:p>0.02746</text:p>
          </table:table-cell>
          <table:table-cell office:value-type="float" office:value="0.0759500447565006" calcext:value-type="float">
            <text:p>0.07595</text:p>
          </table:table-cell>
          <table:table-cell office:value-type="float" office:value="0.0415931404092278" calcext:value-type="float">
            <text:p>0.04159</text:p>
          </table:table-cell>
          <table:table-cell office:value-type="float" office:value="0.0278003120667532" calcext:value-type="float">
            <text:p>0.02780</text:p>
          </table:table-cell>
          <table:table-cell office:value-type="float" office:value="1410" calcext:value-type="float">
            <text:p>1410</text:p>
          </table:table-cell>
          <table:table-cell office:value-type="float" office:value="0.0218688398517668" calcext:value-type="float">
            <text:p>0.02187</text:p>
          </table:table-cell>
          <table:table-cell office:value-type="float" office:value="7.89902291027028" calcext:value-type="float">
            <text:p>7.8990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S04</text:p>
          </table:table-cell>
          <table:table-cell office:value-type="float" office:value="0.0156228492773572" calcext:value-type="float">
            <text:p>0.01562</text:p>
          </table:table-cell>
          <table:table-cell office:value-type="float" office:value="0.0633610043108007" calcext:value-type="float">
            <text:p>0.06336</text:p>
          </table:table-cell>
          <table:table-cell office:value-type="float" office:value="0.0340904569081585" calcext:value-type="float">
            <text:p>0.03409</text:p>
          </table:table-cell>
          <table:table-cell office:value-type="float" office:value="0.0160085057936737" calcext:value-type="float">
            <text:p>0.01601</text:p>
          </table:table-cell>
          <table:table-cell office:value-type="float" office:value="1484" calcext:value-type="float">
            <text:p>1484</text:p>
          </table:table-cell>
          <table:table-cell office:value-type="float" office:value="0.0251848633267804" calcext:value-type="float">
            <text:p>0.02518</text:p>
          </table:table-cell>
          <table:table-cell office:value-type="float" office:value="8.12970176781988" calcext:value-type="float">
            <text:p>8.1297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S06</text:p>
          </table:table-cell>
          <table:table-cell office:value-type="float" office:value="0.00743289745354438" calcext:value-type="float">
            <text:p>0.00743</text:p>
          </table:table-cell>
          <table:table-cell office:value-type="float" office:value="0.0388648382282243" calcext:value-type="float">
            <text:p>0.03886</text:p>
          </table:table-cell>
          <table:table-cell office:value-type="float" office:value="0.0209388804667518" calcext:value-type="float">
            <text:p>0.02094</text:p>
          </table:table-cell>
          <table:table-cell office:value-type="float" office:value="0.00788391265576254" calcext:value-type="float">
            <text:p>0.00788</text:p>
          </table:table-cell>
          <table:table-cell office:value-type="float" office:value="1394" calcext:value-type="float">
            <text:p>1394</text:p>
          </table:table-cell>
          <table:table-cell office:value-type="float" office:value="0.0192874151049502" calcext:value-type="float">
            <text:p>0.01929</text:p>
          </table:table-cell>
          <table:table-cell office:value-type="float" office:value="7.46166444262797" calcext:value-type="float">
            <text:p>7.4616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S08</text:p>
          </table:table-cell>
          <table:table-cell office:value-type="float" office:value="0.00316586373021335" calcext:value-type="float">
            <text:p>0.00317</text:p>
          </table:table-cell>
          <table:table-cell office:value-type="float" office:value="0.0219436524322966" calcext:value-type="float">
            <text:p>0.02194</text:p>
          </table:table-cell>
          <table:table-cell office:value-type="float" office:value="0.0108983777409773" calcext:value-type="float">
            <text:p>0.01090</text:p>
          </table:table-cell>
          <table:table-cell office:value-type="float" office:value="0.00322556611972104" calcext:value-type="float">
            <text:p>0.00323</text:p>
          </table:table-cell>
          <table:table-cell office:value-type="float" office:value="1060" calcext:value-type="float">
            <text:p>1060</text:p>
          </table:table-cell>
          <table:table-cell office:value-type="float" office:value="0.0115574450495312" calcext:value-type="float">
            <text:p>0.01156</text:p>
          </table:table-cell>
          <table:table-cell office:value-type="float" office:value="6.62246815168778" calcext:value-type="float">
            <text:p>6.6224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MAS04</text:p>
          </table:table-cell>
          <table:table-cell office:value-type="float" office:value="0.0163799036476256" calcext:value-type="float">
            <text:p>0.01638</text:p>
          </table:table-cell>
          <table:table-cell office:value-type="float" office:value="0.0540094622976469" calcext:value-type="float">
            <text:p>0.05401</text:p>
          </table:table-cell>
          <table:table-cell office:value-type="string" calcext:value-type="string">
            <text:p>NaN</text:p>
          </table:table-cell>
          <table:table-cell office:value-type="float" office:value="0.0150839087030844" calcext:value-type="float">
            <text:p>0.01508</text:p>
          </table:table-cell>
          <table:table-cell office:value-type="float" office:value="1420" calcext:value-type="float">
            <text:p>1420</text:p>
          </table:table-cell>
          <table:table-cell office:value-type="float" office:value="0.0207115755271541" calcext:value-type="float">
            <text:p>0.02071</text:p>
          </table:table-cell>
          <table:table-cell office:value-type="float" office:value="7.83215140154398" calcext:value-type="float">
            <text:p>7.8321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JS</text:p>
          </table:table-cell>
          <table:table-cell office:value-type="float" office:value="0.0248451479697179" calcext:value-type="float">
            <text:p>0.02485</text:p>
          </table:table-cell>
          <table:table-cell office:value-type="float" office:value="0.0775161271276555" calcext:value-type="float">
            <text:p>0.07752</text:p>
          </table:table-cell>
          <table:table-cell office:value-type="float" office:value="0.0415371301760577" calcext:value-type="float">
            <text:p>0.04154</text:p>
          </table:table-cell>
          <table:table-cell office:value-type="float" office:value="0.0248814942548024" calcext:value-type="float">
            <text:p>0.02488</text:p>
          </table:table-cell>
          <table:table-cell office:value-type="float" office:value="774" calcext:value-type="float">
            <text:p>774</text:p>
          </table:table-cell>
          <table:table-cell office:value-type="float" office:value="0.00852068115896165" calcext:value-type="float">
            <text:p>0.00852</text:p>
          </table:table-cell>
          <table:table-cell office:value-type="float" office:value="6.70862156297656" calcext:value-type="float">
            <text:p>6.7086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AJ02</text:p>
          </table:table-cell>
          <table:table-cell office:value-type="float" office:value="0.0205781142463868" calcext:value-type="float">
            <text:p>0.02058</text:p>
          </table:table-cell>
          <table:table-cell office:value-type="float" office:value="0.0360849419598516" calcext:value-type="float">
            <text:p>0.03608</text:p>
          </table:table-cell>
          <table:table-cell office:value-type="float" office:value="0.0211505235161923" calcext:value-type="float">
            <text:p>0.02115</text:p>
          </table:table-cell>
          <table:table-cell office:value-type="float" office:value="0.0208490930763718" calcext:value-type="float">
            <text:p>0.02085</text:p>
          </table:table-cell>
          <table:table-cell office:value-type="float" office:value="1665" calcext:value-type="float">
            <text:p>1665</text:p>
          </table:table-cell>
          <table:table-cell office:value-type="float" office:value="0.0318134303608252" calcext:value-type="float">
            <text:p>0.03181</text:p>
          </table:table-cell>
          <table:table-cell office:value-type="float" office:value="8.33278283484924" calcext:value-type="float">
            <text:p>8.3327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AJ04</text:p>
          </table:table-cell>
          <table:table-cell office:value-type="float" office:value="0.0228492773571921" calcext:value-type="float">
            <text:p>0.02285</text:p>
          </table:table-cell>
          <table:table-cell office:value-type="float" office:value="0.0308455330659024" calcext:value-type="float">
            <text:p>0.03085</text:p>
          </table:table-cell>
          <table:table-cell office:value-type="float" office:value="0.0223404860286069" calcext:value-type="float">
            <text:p>0.02234</text:p>
          </table:table-cell>
          <table:table-cell office:value-type="float" office:value="0.0246212921620893" calcext:value-type="float">
            <text:p>0.02462</text:p>
          </table:table-cell>
          <table:table-cell office:value-type="float" office:value="1357" calcext:value-type="float">
            <text:p>1357</text:p>
          </table:table-cell>
          <table:table-cell office:value-type="float" office:value="0.0237570115019874" calcext:value-type="float">
            <text:p>0.02376</text:p>
          </table:table-cell>
          <table:table-cell office:value-type="float" office:value="7.84778127888152" calcext:value-type="float">
            <text:p>7.8477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AJ06</text:p>
          </table:table-cell>
          <table:table-cell office:value-type="float" office:value="0.0218857536132141" calcext:value-type="float">
            <text:p>0.02189</text:p>
          </table:table-cell>
          <table:table-cell office:value-type="float" office:value="0.0267966601346409" calcext:value-type="float">
            <text:p>0.02680</text:p>
          </table:table-cell>
          <table:table-cell office:value-type="float" office:value="0.0217389941035304" calcext:value-type="float">
            <text:p>0.02174</text:p>
          </table:table-cell>
          <table:table-cell office:value-type="float" office:value="0.0241184606458325" calcext:value-type="float">
            <text:p>0.02412</text:p>
          </table:table-cell>
          <table:table-cell office:value-type="float" office:value="1132" calcext:value-type="float">
            <text:p>1132</text:p>
          </table:table-cell>
          <table:table-cell office:value-type="float" office:value="0.0168073405078565" calcext:value-type="float">
            <text:p>0.01681</text:p>
          </table:table-cell>
          <table:table-cell office:value-type="float" office:value="7.22859237312653" calcext:value-type="float">
            <text:p>7.2285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AJ08</text:p>
          </table:table-cell>
          <table:table-cell office:value-type="float" office:value="0.0199587061252581" calcext:value-type="float">
            <text:p>0.01996</text:p>
          </table:table-cell>
          <table:table-cell office:value-type="float" office:value="0.0261879225195933" calcext:value-type="float">
            <text:p>0.02619</text:p>
          </table:table-cell>
          <table:table-cell office:value-type="float" office:value="0.0200267744888817" calcext:value-type="float">
            <text:p>0.02003</text:p>
          </table:table-cell>
          <table:table-cell office:value-type="float" office:value="0.0219442335925314" calcext:value-type="float">
            <text:p>0.02194</text:p>
          </table:table-cell>
          <table:table-cell office:value-type="float" office:value="1032" calcext:value-type="float">
            <text:p>1032</text:p>
          </table:table-cell>
          <table:table-cell office:value-type="float" office:value="0.0154708220580532" calcext:value-type="float">
            <text:p>0.01547</text:p>
          </table:table-cell>
          <table:table-cell office:value-type="float" office:value="7.1558556932053" calcext:value-type="float">
            <text:p>7.1558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AJ04</text:p>
          </table:table-cell>
          <table:table-cell office:value-type="float" office:value="0.0322780454232624" calcext:value-type="float">
            <text:p>0.03228</text:p>
          </table:table-cell>
          <table:table-cell office:value-type="float" office:value="0.0806512190050952" calcext:value-type="float">
            <text:p>0.08065</text:p>
          </table:table-cell>
          <table:table-cell office:value-type="float" office:value="0.0429853932046261" calcext:value-type="float">
            <text:p>0.04299</text:p>
          </table:table-cell>
          <table:table-cell office:value-type="float" office:value="0.0332774153336563" calcext:value-type="float">
            <text:p>0.03328</text:p>
          </table:table-cell>
          <table:table-cell office:value-type="float" office:value="1077" calcext:value-type="float">
            <text:p>1077</text:p>
          </table:table-cell>
          <table:table-cell office:value-type="float" office:value="0.0142923129424991" calcext:value-type="float">
            <text:p>0.01429</text:p>
          </table:table-cell>
          <table:table-cell office:value-type="float" office:value="7.38707890305169" calcext:value-type="float">
            <text:p>7.3870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AJ02</text:p>
          </table:table-cell>
          <table:table-cell office:value-type="float" office:value="0.00371644872677219" calcext:value-type="float">
            <text:p>0.00372</text:p>
          </table:table-cell>
          <table:table-cell office:value-type="float" office:value="0.0160784575598753" calcext:value-type="float">
            <text:p>0.01608</text:p>
          </table:table-cell>
          <table:table-cell office:value-type="float" office:value="0.0102986556467563" calcext:value-type="float">
            <text:p>0.01030</text:p>
          </table:table-cell>
          <table:table-cell office:value-type="float" office:value="0.00408005132076797" calcext:value-type="float">
            <text:p>0.00408</text:p>
          </table:table-cell>
          <table:table-cell office:value-type="float" office:value="1207" calcext:value-type="float">
            <text:p>1207</text:p>
          </table:table-cell>
          <table:table-cell office:value-type="float" office:value="0.014832238249275" calcext:value-type="float">
            <text:p>0.01483</text:p>
          </table:table-cell>
          <table:table-cell office:value-type="float" office:value="6.79277686750699" calcext:value-type="float">
            <text:p>6.7927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AJ04</text:p>
          </table:table-cell>
          <table:table-cell office:value-type="float" office:value="0.000550584996558844" calcext:value-type="float">
            <text:p>0.00055</text:p>
          </table:table-cell>
          <table:table-cell office:value-type="float" office:value="0.00516173434273916" calcext:value-type="float">
            <text:p>0.00516</text:p>
          </table:table-cell>
          <table:table-cell office:value-type="float" office:value="0.00324217321902019" calcext:value-type="float">
            <text:p>0.00324</text:p>
          </table:table-cell>
          <table:table-cell office:value-type="float" office:value="0.000710153946294542" calcext:value-type="float">
            <text:p>0.00071</text:p>
          </table:table-cell>
          <table:table-cell office:value-type="float" office:value="442" calcext:value-type="float">
            <text:p>442</text:p>
          </table:table-cell>
          <table:table-cell office:value-type="float" office:value="0.00350355441694583" calcext:value-type="float">
            <text:p>0.00350</text:p>
          </table:table-cell>
          <table:table-cell office:value-type="float" office:value="5.32421151963128" calcext:value-type="float">
            <text:p>5.3242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AJ06</text:p>
          </table:table-cell>
          <table:table-cell office:value-type="float" office:value="0.000275292498279422" calcext:value-type="float">
            <text:p>0.00028</text:p>
          </table:table-cell>
          <table:table-cell office:value-type="float" office:value="0.00240880935994494" calcext:value-type="float">
            <text:p>0.00241</text:p>
          </table:table-cell>
          <table:table-cell office:value-type="float" office:value="0.00153735192706089" calcext:value-type="float">
            <text:p>0.00154</text:p>
          </table:table-cell>
          <table:table-cell office:value-type="float" office:value="0.000350912345308812" calcext:value-type="float">
            <text:p>0.00035</text:p>
          </table:table-cell>
          <table:table-cell office:value-type="float" office:value="234" calcext:value-type="float">
            <text:p>234</text:p>
          </table:table-cell>
          <table:table-cell office:value-type="float" office:value="0.00203689479983282" calcext:value-type="float">
            <text:p>0.00204</text:p>
          </table:table-cell>
          <table:table-cell office:value-type="float" office:value="4.88641344144705" calcext:value-type="float">
            <text:p>4.8864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AJ08</text:p>
          </table:table-cell>
          <table:table-cell office:value-type="float" office:value="0.000137646249139711" calcext:value-type="float">
            <text:p>0.00014</text:p>
          </table:table-cell>
          <table:table-cell office:value-type="float" office:value="0.00137646249139711" calcext:value-type="float">
            <text:p>0.00138</text:p>
          </table:table-cell>
          <table:table-cell office:value-type="float" office:value="0.000933384161808687" calcext:value-type="float">
            <text:p>0.00093</text:p>
          </table:table-cell>
          <table:table-cell office:value-type="float" office:value="0.000197335242561735" calcext:value-type="float">
            <text:p>0.00020</text:p>
          </table:table-cell>
          <table:table-cell office:value-type="float" office:value="187" calcext:value-type="float">
            <text:p>187</text:p>
          </table:table-cell>
          <table:table-cell office:value-type="float" office:value="0.00188044277605015" calcext:value-type="float">
            <text:p>0.00188</text:p>
          </table:table-cell>
          <table:table-cell office:value-type="float" office:value="4.82702311853651" calcext:value-type="float">
            <text:p>4.8270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MAAJ04</text:p>
          </table:table-cell>
          <table:table-cell office:value-type="float" office:value="0.0241569167240194" calcext:value-type="float">
            <text:p>0.02416</text:p>
          </table:table-cell>
          <table:table-cell office:value-type="float" office:value="0.0740210455284486" calcext:value-type="float">
            <text:p>0.07402</text:p>
          </table:table-cell>
          <table:table-cell office:value-type="float" office:value="0.0401328434715967" calcext:value-type="float">
            <text:p>0.04013</text:p>
          </table:table-cell>
          <table:table-cell office:value-type="float" office:value="0.0243352847662327" calcext:value-type="float">
            <text:p>0.02434</text:p>
          </table:table-cell>
          <table:table-cell office:value-type="float" office:value="941" calcext:value-type="float">
            <text:p>941</text:p>
          </table:table-cell>
          <table:table-cell office:value-type="float" office:value="0.0112892415801893" calcext:value-type="float">
            <text:p>0.01129</text:p>
          </table:table-cell>
          <table:table-cell office:value-type="float" office:value="7.05195592982098" calcext:value-type="float">
            <text:p>7.05196</text:p>
          </table:table-cell>
          <table:table-cell table:number-columns-repeated="28"/>
        </table:table-row>
        <table:table-row table:style-name="ro1" table:number-rows-repeated="3">
          <table:table-cell table:style-name="Default" table:number-columns-repeated="8"/>
          <table:table-cell table:number-columns-repeated="28"/>
        </table:table-row>
        <table:table-row table:style-name="ro1">
          <table:table-cell office:value-type="string" calcext:value-type="string">
            <text:p>Last.FM <text:s/>– Item-kNN</text:p>
          </table:table-cell>
          <table:table-cell table:style-name="Default" table:number-columns-repeated="7"/>
          <table:table-cell table:number-columns-repeated="28"/>
        </table:table-row>
        <table:table-row table:style-name="ro1">
          <table:table-cell table:style-name="Default" office:value-type="string" calcext:value-type="string">
            <text:p>alg</text:p>
          </table:table-cell>
          <table:table-cell table:style-name="ce1" office:value-type="string" calcext:value-type="string">
            <text:p><text:a xlink:href="mailto:P@10" xlink:type="simple">P@10</text:a></text:p>
          </table:table-cell>
          <table:table-cell table:style-name="ce1" office:value-type="string" calcext:value-type="string">
            <text:p><text:a xlink:href="mailto:Recall@10" xlink:type="simple">Recall@10</text:a></text:p>
          </table:table-cell>
          <table:table-cell table:style-name="ce1" office:value-type="string" calcext:value-type="string">
            <text:p><text:a xlink:href="mailto:nDCG@10" xlink:type="simple">nDCG@10</text:a></text:p>
          </table:table-cell>
          <table:table-cell table:style-name="ce1" office:value-type="string" calcext:value-type="string">
            <text:p>EPC</text:p>
          </table:table-cell>
          <table:table-cell table:style-name="ce1" office:value-type="string" calcext:value-type="string">
            <text:p><text:a xlink:href="mailto:ADiv@10" xlink:type="simple">ADiv@10</text:a></text:p>
          </table:table-cell>
          <table:table-cell table:style-name="ce1" office:value-type="string" calcext:value-type="string">
            <text:p>Gini</text:p>
          </table:table-cell>
          <table:table-cell table:style-name="ce1" office:value-type="string" calcext:value-type="string">
            <text:p>S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JS</text:p>
          </table:table-cell>
          <table:table-cell office:value-type="float" office:value="0.0141087405368204" calcext:value-type="float">
            <text:p>0.01411</text:p>
          </table:table-cell>
          <table:table-cell office:value-type="float" office:value="0.0479046006641487" calcext:value-type="float">
            <text:p>0.04790</text:p>
          </table:table-cell>
          <table:table-cell office:value-type="string" calcext:value-type="string">
            <text:p>NaN</text:p>
          </table:table-cell>
          <table:table-cell office:value-type="float" office:value="0.0112264316889452" calcext:value-type="float">
            <text:p>0.01123</text:p>
          </table:table-cell>
          <table:table-cell office:value-type="float" office:value="3508.33337496229" calcext:value-type="float">
            <text:p>3508</text:p>
          </table:table-cell>
          <table:table-cell office:value-type="float" office:value="0.104778579301309" calcext:value-type="float">
            <text:p>0.10478</text:p>
          </table:table-cell>
          <table:table-cell office:value-type="float" office:value="10.2691773384739" calcext:value-type="float">
            <text:p>10.2691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J02</text:p>
          </table:table-cell>
          <table:table-cell office:value-type="float" office:value="0.0247763248451481" calcext:value-type="float">
            <text:p>0.02478</text:p>
          </table:table-cell>
          <table:table-cell office:value-type="float" office:value="0.0719635399652094" calcext:value-type="float">
            <text:p>0.07196</text:p>
          </table:table-cell>
          <table:table-cell office:value-type="string" calcext:value-type="string">
            <text:p>NaN</text:p>
          </table:table-cell>
          <table:table-cell office:value-type="float" office:value="0.0231424008802618" calcext:value-type="float">
            <text:p>0.02314</text:p>
          </table:table-cell>
          <table:table-cell office:value-type="float" office:value="3537.54091132672" calcext:value-type="float">
            <text:p>3538</text:p>
          </table:table-cell>
          <table:table-cell office:value-type="float" office:value="0.0940537713529664" calcext:value-type="float">
            <text:p>0.09405</text:p>
          </table:table-cell>
          <table:table-cell office:value-type="float" office:value="9.75252687598114" calcext:value-type="float">
            <text:p>9.7525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J04</text:p>
          </table:table-cell>
          <table:table-cell office:value-type="float" office:value="0.0211975223675156" calcext:value-type="float">
            <text:p>0.02120</text:p>
          </table:table-cell>
          <table:table-cell office:value-type="float" office:value="0.0590464353135514" calcext:value-type="float">
            <text:p>0.05905</text:p>
          </table:table-cell>
          <table:table-cell office:value-type="string" calcext:value-type="string">
            <text:p>NaN</text:p>
          </table:table-cell>
          <table:table-cell office:value-type="float" office:value="0.0212036188020138" calcext:value-type="float">
            <text:p>0.02120</text:p>
          </table:table-cell>
          <table:table-cell office:value-type="float" office:value="3685.74958031381" calcext:value-type="float">
            <text:p>3686</text:p>
          </table:table-cell>
          <table:table-cell office:value-type="float" office:value="0.100011472540427" calcext:value-type="float">
            <text:p>0.10001</text:p>
          </table:table-cell>
          <table:table-cell office:value-type="float" office:value="9.64148259801021" calcext:value-type="float">
            <text:p>9.6414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J06</text:p>
          </table:table-cell>
          <table:table-cell office:value-type="float" office:value="0.0169993117687543" calcext:value-type="float">
            <text:p>0.01700</text:p>
          </table:table-cell>
          <table:table-cell office:value-type="float" office:value="0.0429421736230248" calcext:value-type="float">
            <text:p>0.04294</text:p>
          </table:table-cell>
          <table:table-cell office:value-type="float" office:value="0.0253808293696839" calcext:value-type="float">
            <text:p>0.02538</text:p>
          </table:table-cell>
          <table:table-cell office:value-type="float" office:value="0.0178625915128711" calcext:value-type="float">
            <text:p>0.01786</text:p>
          </table:table-cell>
          <table:table-cell office:value-type="float" office:value="3818.5604650716" calcext:value-type="float">
            <text:p>3819</text:p>
          </table:table-cell>
          <table:table-cell office:value-type="float" office:value="0.10882970588382" calcext:value-type="float">
            <text:p>0.10883</text:p>
          </table:table-cell>
          <table:table-cell office:value-type="float" office:value="9.64975494085936" calcext:value-type="float">
            <text:p>9.6497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J08</text:p>
          </table:table-cell>
          <table:table-cell office:value-type="float" office:value="0.0132828630419821" calcext:value-type="float">
            <text:p>0.01328</text:p>
          </table:table-cell>
          <table:table-cell office:value-type="float" office:value="0.0306349825397119" calcext:value-type="float">
            <text:p>0.03063</text:p>
          </table:table-cell>
          <table:table-cell office:value-type="float" office:value="0.01845746200952" calcext:value-type="float">
            <text:p>0.01846</text:p>
          </table:table-cell>
          <table:table-cell office:value-type="float" office:value="0.0141716459481678" calcext:value-type="float">
            <text:p>0.01417</text:p>
          </table:table-cell>
          <table:table-cell office:value-type="float" office:value="3842.6116240664" calcext:value-type="float">
            <text:p>3843</text:p>
          </table:table-cell>
          <table:table-cell office:value-type="float" office:value="0.114740482296353" calcext:value-type="float">
            <text:p>0.11474</text:p>
          </table:table-cell>
          <table:table-cell office:value-type="float" office:value="9.7981459228538" calcext:value-type="float">
            <text:p>9.7981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J04</text:p>
          </table:table-cell>
          <table:table-cell office:value-type="float" office:value="0.00364762560220234" calcext:value-type="float">
            <text:p>0.00365</text:p>
          </table:table-cell>
          <table:table-cell office:value-type="float" office:value="0.00982182164870017" calcext:value-type="float">
            <text:p>0.00982</text:p>
          </table:table-cell>
          <table:table-cell office:value-type="string" calcext:value-type="string">
            <text:p>NaN</text:p>
          </table:table-cell>
          <table:table-cell office:value-type="float" office:value="0.00344231543705947" calcext:value-type="float">
            <text:p>0.00344</text:p>
          </table:table-cell>
          <table:table-cell office:value-type="float" office:value="3485.87973588398" calcext:value-type="float">
            <text:p>3486</text:p>
          </table:table-cell>
          <table:table-cell office:value-type="float" office:value="0.102514738474191" calcext:value-type="float">
            <text:p>0.10251</text:p>
          </table:table-cell>
          <table:table-cell office:value-type="float" office:value="10.2162604402086" calcext:value-type="float">
            <text:p>10.2162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AAJ02</text:p>
          </table:table-cell>
          <table:table-cell office:value-type="float" office:value="0.0229869236063318" calcext:value-type="float">
            <text:p>0.02299</text:p>
          </table:table-cell>
          <table:table-cell office:value-type="float" office:value="0.0591498543190695" calcext:value-type="float">
            <text:p>0.05915</text:p>
          </table:table-cell>
          <table:table-cell office:value-type="float" office:value="0.0309488045146433" calcext:value-type="float">
            <text:p>0.03095</text:p>
          </table:table-cell>
          <table:table-cell office:value-type="float" office:value="0.021593412619232" calcext:value-type="float">
            <text:p>0.02159</text:p>
          </table:table-cell>
          <table:table-cell office:value-type="float" office:value="3462.00885712479" calcext:value-type="float">
            <text:p>3462</text:p>
          </table:table-cell>
          <table:table-cell office:value-type="float" office:value="0.0943737489868572" calcext:value-type="float">
            <text:p>0.09437</text:p>
          </table:table-cell>
          <table:table-cell office:value-type="float" office:value="10.1289963704935" calcext:value-type="float">
            <text:p>10.129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AAJ04</text:p>
          </table:table-cell>
          <table:table-cell office:value-type="float" office:value="0.0112869924294563" calcext:value-type="float">
            <text:p>0.01129</text:p>
          </table:table-cell>
          <table:table-cell office:value-type="float" office:value="0.0193309376542688" calcext:value-type="float">
            <text:p>0.01933</text:p>
          </table:table-cell>
          <table:table-cell office:value-type="float" office:value="0.0151048215822425" calcext:value-type="float">
            <text:p>0.01510</text:p>
          </table:table-cell>
          <table:table-cell office:value-type="float" office:value="0.0134081425806202" calcext:value-type="float">
            <text:p>0.01341</text:p>
          </table:table-cell>
          <table:table-cell office:value-type="float" office:value="4674.59042737884" calcext:value-type="float">
            <text:p>4675</text:p>
          </table:table-cell>
          <table:table-cell office:value-type="float" office:value="0.163813045038404" calcext:value-type="float">
            <text:p>0.16381</text:p>
          </table:table-cell>
          <table:table-cell office:value-type="float" office:value="10.8119822826472" calcext:value-type="float">
            <text:p>10.8119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AAJ06</text:p>
          </table:table-cell>
          <table:table-cell office:value-type="float" office:value="0.00440467997247075" calcext:value-type="float">
            <text:p>0.00440</text:p>
          </table:table-cell>
          <table:table-cell office:value-type="float" office:value="0.0057514177053277" calcext:value-type="float">
            <text:p>0.00575</text:p>
          </table:table-cell>
          <table:table-cell office:value-type="float" office:value="0.0039386911890039" calcext:value-type="float">
            <text:p>0.00394</text:p>
          </table:table-cell>
          <table:table-cell office:value-type="float" office:value="0.00442281303830877" calcext:value-type="float">
            <text:p>0.00442</text:p>
          </table:table-cell>
          <table:table-cell office:value-type="float" office:value="4295.34789303802" calcext:value-type="float">
            <text:p>4295</text:p>
          </table:table-cell>
          <table:table-cell office:value-type="float" office:value="0.142937888031098" calcext:value-type="float">
            <text:p>0.14294</text:p>
          </table:table-cell>
          <table:table-cell office:value-type="float" office:value="10.4788402490091" calcext:value-type="float">
            <text:p>10.4788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AAJ08</text:p>
          </table:table-cell>
          <table:table-cell office:value-type="float" office:value="0.00378527185134205" calcext:value-type="float">
            <text:p>0.00379</text:p>
          </table:table-cell>
          <table:table-cell office:value-type="float" office:value="0.00522882205094897" calcext:value-type="float">
            <text:p>0.00523</text:p>
          </table:table-cell>
          <table:table-cell office:value-type="float" office:value="0.00323765693720616" calcext:value-type="float">
            <text:p>0.00324</text:p>
          </table:table-cell>
          <table:table-cell office:value-type="float" office:value="0.00393558834634686" calcext:value-type="float">
            <text:p>0.00394</text:p>
          </table:table-cell>
          <table:table-cell office:value-type="float" office:value="3921.89520182292" calcext:value-type="float">
            <text:p>3922</text:p>
          </table:table-cell>
          <table:table-cell office:value-type="float" office:value="0.123807599478278" calcext:value-type="float">
            <text:p>0.12381</text:p>
          </table:table-cell>
          <table:table-cell office:value-type="float" office:value="10.1723511573879" calcext:value-type="float">
            <text:p>10.172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 − MAJ04</text:p>
          </table:table-cell>
          <table:table-cell office:value-type="float" office:value="0.0157604955264969" calcext:value-type="float">
            <text:p>0.01576</text:p>
          </table:table-cell>
          <table:table-cell office:value-type="float" office:value="0.0518857318842528" calcext:value-type="float">
            <text:p>0.05189</text:p>
          </table:table-cell>
          <table:table-cell office:value-type="string" calcext:value-type="string">
            <text:p>NaN</text:p>
          </table:table-cell>
          <table:table-cell office:value-type="float" office:value="0.0128982722866666" calcext:value-type="float">
            <text:p>0.01290</text:p>
          </table:table-cell>
          <table:table-cell office:value-type="float" office:value="2911.13352785559" calcext:value-type="float">
            <text:p>2911</text:p>
          </table:table-cell>
          <table:table-cell office:value-type="float" office:value="0.0792101064209722" calcext:value-type="float">
            <text:p>0.07921</text:p>
          </table:table-cell>
          <table:table-cell office:value-type="float" office:value="9.90517910718767" calcext:value-type="float">
            <text:p>9.9051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SOR</text:p>
          </table:table-cell>
          <table:table-cell office:value-type="float" office:value="0.0126634549208534" calcext:value-type="float">
            <text:p>0.01266</text:p>
          </table:table-cell>
          <table:table-cell office:value-type="float" office:value="0.0388457164925471" calcext:value-type="float">
            <text:p>0.03885</text:p>
          </table:table-cell>
          <table:table-cell office:value-type="string" calcext:value-type="string">
            <text:p>NaN</text:p>
          </table:table-cell>
          <table:table-cell office:value-type="float" office:value="0.0105229922152112" calcext:value-type="float">
            <text:p>0.01052</text:p>
          </table:table-cell>
          <table:table-cell office:value-type="float" office:value="3778.54486961451" calcext:value-type="float">
            <text:p>3779</text:p>
          </table:table-cell>
          <table:table-cell office:value-type="float" office:value="0.118641556064204" calcext:value-type="float">
            <text:p>0.11864</text:p>
          </table:table-cell>
          <table:table-cell office:value-type="float" office:value="10.4077280826294" calcext:value-type="float">
            <text:p>10.4077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OR</text:p>
          </table:table-cell>
          <table:table-cell office:value-type="float" office:value="0.012388162422574" calcext:value-type="float">
            <text:p>0.01239</text:p>
          </table:table-cell>
          <table:table-cell office:value-type="float" office:value="0.0401564970815647" calcext:value-type="float">
            <text:p>0.04016</text:p>
          </table:table-cell>
          <table:table-cell office:value-type="string" calcext:value-type="string">
            <text:p>NaN</text:p>
          </table:table-cell>
          <table:table-cell office:value-type="float" office:value="0.00998362721595806" calcext:value-type="float">
            <text:p>0.00998</text:p>
          </table:table-cell>
          <table:table-cell office:value-type="float" office:value="3265.48292026212" calcext:value-type="float">
            <text:p>3265</text:p>
          </table:table-cell>
          <table:table-cell office:value-type="float" office:value="0.0968134576163888" calcext:value-type="float">
            <text:p>0.09681</text:p>
          </table:table-cell>
          <table:table-cell office:value-type="float" office:value="10.1754096994995" calcext:value-type="float">
            <text:p>10.1754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S02</text:p>
          </table:table-cell>
          <table:table-cell office:value-type="float" office:value="0.0182381280110117" calcext:value-type="float">
            <text:p>0.01824</text:p>
          </table:table-cell>
          <table:table-cell office:value-type="float" office:value="0.056151479079798" calcext:value-type="float">
            <text:p>0.05615</text:p>
          </table:table-cell>
          <table:table-cell office:value-type="float" office:value="0.0308429334864492" calcext:value-type="float">
            <text:p>0.03084</text:p>
          </table:table-cell>
          <table:table-cell office:value-type="float" office:value="0.0175110274344698" calcext:value-type="float">
            <text:p>0.01751</text:p>
          </table:table-cell>
          <table:table-cell office:value-type="float" office:value="574" calcext:value-type="float">
            <text:p>574</text:p>
          </table:table-cell>
          <table:table-cell office:value-type="float" office:value="0.00714298897866361" calcext:value-type="float">
            <text:p>0.00714</text:p>
          </table:table-cell>
          <table:table-cell office:value-type="float" office:value="6.51130441382522" calcext:value-type="float">
            <text:p>6.5113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S04</text:p>
          </table:table-cell>
          <table:table-cell office:value-type="float" office:value="0.019545767377839" calcext:value-type="float">
            <text:p>0.01955</text:p>
          </table:table-cell>
          <table:table-cell office:value-type="float" office:value="0.0541861201607714" calcext:value-type="float">
            <text:p>0.05419</text:p>
          </table:table-cell>
          <table:table-cell office:value-type="string" calcext:value-type="string">
            <text:p>NaN</text:p>
          </table:table-cell>
          <table:table-cell office:value-type="float" office:value="0.019844449693771" calcext:value-type="float">
            <text:p>0.01984</text:p>
          </table:table-cell>
          <table:table-cell office:value-type="float" office:value="3790.11145947078" calcext:value-type="float">
            <text:p>3790</text:p>
          </table:table-cell>
          <table:table-cell office:value-type="float" office:value="0.106337631649978" calcext:value-type="float">
            <text:p>0.10634</text:p>
          </table:table-cell>
          <table:table-cell office:value-type="float" office:value="9.71890343670881" calcext:value-type="float">
            <text:p>9.7189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S06</text:p>
          </table:table-cell>
          <table:table-cell office:value-type="float" office:value="0.0205781142463868" calcext:value-type="float">
            <text:p>0.02058</text:p>
          </table:table-cell>
          <table:table-cell office:value-type="float" office:value="0.0613282184407615" calcext:value-type="float">
            <text:p>0.06133</text:p>
          </table:table-cell>
          <table:table-cell office:value-type="float" office:value="0.0306354308959641" calcext:value-type="float">
            <text:p>0.03064</text:p>
          </table:table-cell>
          <table:table-cell office:value-type="float" office:value="0.0181911593082611" calcext:value-type="float">
            <text:p>0.01819</text:p>
          </table:table-cell>
          <table:table-cell office:value-type="float" office:value="305" calcext:value-type="float">
            <text:p>305</text:p>
          </table:table-cell>
          <table:table-cell office:value-type="float" office:value="0.0050214803101164" calcext:value-type="float">
            <text:p>0.00502</text:p>
          </table:table-cell>
          <table:table-cell office:value-type="float" office:value="6.18064760338448" calcext:value-type="float">
            <text:p>6.1806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S08</text:p>
          </table:table-cell>
          <table:table-cell office:value-type="float" office:value="0.0203028217481074" calcext:value-type="float">
            <text:p>0.02030</text:p>
          </table:table-cell>
          <table:table-cell office:value-type="float" office:value="0.0605436491970211" calcext:value-type="float">
            <text:p>0.06054</text:p>
          </table:table-cell>
          <table:table-cell office:value-type="float" office:value="0.0295996094846521" calcext:value-type="float">
            <text:p>0.02960</text:p>
          </table:table-cell>
          <table:table-cell office:value-type="float" office:value="0.0177798424535053" calcext:value-type="float">
            <text:p>0.01778</text:p>
          </table:table-cell>
          <table:table-cell office:value-type="float" office:value="276" calcext:value-type="float">
            <text:p>276</text:p>
          </table:table-cell>
          <table:table-cell office:value-type="float" office:value="0.00471854497214597" calcext:value-type="float">
            <text:p>0.00472</text:p>
          </table:table-cell>
          <table:table-cell office:value-type="float" office:value="6.12590275859754" calcext:value-type="float">
            <text:p>6.1259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S04</text:p>
          </table:table-cell>
          <table:table-cell office:value-type="float" office:value="0.0030970406056435" calcext:value-type="float">
            <text:p>0.00310</text:p>
          </table:table-cell>
          <table:table-cell office:value-type="float" office:value="0.00766173405691398" calcext:value-type="float">
            <text:p>0.00766</text:p>
          </table:table-cell>
          <table:table-cell office:value-type="string" calcext:value-type="string">
            <text:p>NaN</text:p>
          </table:table-cell>
          <table:table-cell office:value-type="float" office:value="0.00307408507955732" calcext:value-type="float">
            <text:p>0.00307</text:p>
          </table:table-cell>
          <table:table-cell office:value-type="float" office:value="3175.45932273752" calcext:value-type="float">
            <text:p>3175</text:p>
          </table:table-cell>
          <table:table-cell office:value-type="float" office:value="0.0932275833071682" calcext:value-type="float">
            <text:p>0.09323</text:p>
          </table:table-cell>
          <table:table-cell office:value-type="float" office:value="10.1409289664238" calcext:value-type="float">
            <text:p>10.1409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S02</text:p>
          </table:table-cell>
          <table:table-cell office:value-type="float" office:value="0.0229869236063318" calcext:value-type="float">
            <text:p>0.02299</text:p>
          </table:table-cell>
          <table:table-cell office:value-type="float" office:value="0.0592267589469032" calcext:value-type="float">
            <text:p>0.05923</text:p>
          </table:table-cell>
          <table:table-cell office:value-type="float" office:value="0.0307300795636965" calcext:value-type="float">
            <text:p>0.03073</text:p>
          </table:table-cell>
          <table:table-cell office:value-type="float" office:value="0.0215320595082098" calcext:value-type="float">
            <text:p>0.02153</text:p>
          </table:table-cell>
          <table:table-cell office:value-type="float" office:value="3509.05305579167" calcext:value-type="float">
            <text:p>3509</text:p>
          </table:table-cell>
          <table:table-cell office:value-type="float" office:value="0.0954306214244946" calcext:value-type="float">
            <text:p>0.09543</text:p>
          </table:table-cell>
          <table:table-cell office:value-type="float" office:value="10.1406324791655" calcext:value-type="float">
            <text:p>10.1406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S04</text:p>
          </table:table-cell>
          <table:table-cell office:value-type="float" office:value="0.0110805230557467" calcext:value-type="float">
            <text:p>0.01108</text:p>
          </table:table-cell>
          <table:table-cell office:value-type="float" office:value="0.0190978224745663" calcext:value-type="float">
            <text:p>0.01910</text:p>
          </table:table-cell>
          <table:table-cell office:value-type="float" office:value="0.0151404706443418" calcext:value-type="float">
            <text:p>0.01514</text:p>
          </table:table-cell>
          <table:table-cell office:value-type="float" office:value="0.01327967586289" calcext:value-type="float">
            <text:p>0.01328</text:p>
          </table:table-cell>
          <table:table-cell office:value-type="float" office:value="4688.35608409963" calcext:value-type="float">
            <text:p>4688</text:p>
          </table:table-cell>
          <table:table-cell office:value-type="float" office:value="0.164178231196309" calcext:value-type="float">
            <text:p>0.16418</text:p>
          </table:table-cell>
          <table:table-cell office:value-type="float" office:value="10.8146926112824" calcext:value-type="float">
            <text:p>10.8146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S06</text:p>
          </table:table-cell>
          <table:table-cell office:value-type="float" office:value="0.00440467997247075" calcext:value-type="float">
            <text:p>0.00440</text:p>
          </table:table-cell>
          <table:table-cell office:value-type="float" office:value="0.00591288734374159" calcext:value-type="float">
            <text:p>0.00591</text:p>
          </table:table-cell>
          <table:table-cell office:value-type="float" office:value="0.00390995676490075" calcext:value-type="float">
            <text:p>0.00391</text:p>
          </table:table-cell>
          <table:table-cell office:value-type="float" office:value="0.00444564264804423" calcext:value-type="float">
            <text:p>0.00445</text:p>
          </table:table-cell>
          <table:table-cell office:value-type="float" office:value="4307.26515494278" calcext:value-type="float">
            <text:p>4307</text:p>
          </table:table-cell>
          <table:table-cell office:value-type="float" office:value="0.143320829840161" calcext:value-type="float">
            <text:p>0.14332</text:p>
          </table:table-cell>
          <table:table-cell office:value-type="float" office:value="10.4812884118313" calcext:value-type="float">
            <text:p>10.4812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S08</text:p>
          </table:table-cell>
          <table:table-cell office:value-type="float" office:value="0.00364762560220234" calcext:value-type="float">
            <text:p>0.00365</text:p>
          </table:table-cell>
          <table:table-cell office:value-type="float" office:value="0.00515417263011923" calcext:value-type="float">
            <text:p>0.00515</text:p>
          </table:table-cell>
          <table:table-cell office:value-type="float" office:value="0.00323640845990098" calcext:value-type="float">
            <text:p>0.00324</text:p>
          </table:table-cell>
          <table:table-cell office:value-type="float" office:value="0.00385263379345074" calcext:value-type="float">
            <text:p>0.00385</text:p>
          </table:table-cell>
          <table:table-cell office:value-type="float" office:value="3930.6717891245" calcext:value-type="float">
            <text:p>3931</text:p>
          </table:table-cell>
          <table:table-cell office:value-type="float" office:value="0.12409517217552" calcext:value-type="float">
            <text:p>0.12410</text:p>
          </table:table-cell>
          <table:table-cell office:value-type="float" office:value="10.1746366423366" calcext:value-type="float">
            <text:p>10.1746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MAS04</text:p>
          </table:table-cell>
          <table:table-cell office:value-type="float" office:value="0.0154852030282175" calcext:value-type="float">
            <text:p>0.01549</text:p>
          </table:table-cell>
          <table:table-cell office:value-type="float" office:value="0.0512354821704024" calcext:value-type="float">
            <text:p>0.05124</text:p>
          </table:table-cell>
          <table:table-cell office:value-type="string" calcext:value-type="string">
            <text:p>NaN</text:p>
          </table:table-cell>
          <table:table-cell office:value-type="float" office:value="0.0125214277742765" calcext:value-type="float">
            <text:p>0.01252</text:p>
          </table:table-cell>
          <table:table-cell office:value-type="float" office:value="2886.73013279386" calcext:value-type="float">
            <text:p>2887</text:p>
          </table:table-cell>
          <table:table-cell office:value-type="float" office:value="0.0785671770089462" calcext:value-type="float">
            <text:p>0.07857</text:p>
          </table:table-cell>
          <table:table-cell office:value-type="float" office:value="9.90983871250002" calcext:value-type="float">
            <text:p>9.9098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JS</text:p>
          </table:table-cell>
          <table:table-cell office:value-type="float" office:value="0.00357880247763248" calcext:value-type="float">
            <text:p>0.00358</text:p>
          </table:table-cell>
          <table:table-cell office:value-type="float" office:value="0.0047109198802517" calcext:value-type="float">
            <text:p>0.00471</text:p>
          </table:table-cell>
          <table:table-cell office:value-type="float" office:value="0.0025677004356217" calcext:value-type="float">
            <text:p>0.00257</text:p>
          </table:table-cell>
          <table:table-cell office:value-type="float" office:value="0.00336288580070158" calcext:value-type="float">
            <text:p>0.00336</text:p>
          </table:table-cell>
          <table:table-cell office:value-type="float" office:value="2991.58075117248" calcext:value-type="float">
            <text:p>2992</text:p>
          </table:table-cell>
          <table:table-cell office:value-type="float" office:value="0.0752836517787951" calcext:value-type="float">
            <text:p>0.07528</text:p>
          </table:table-cell>
          <table:table-cell office:value-type="float" office:value="9.87416458608081" calcext:value-type="float">
            <text:p>9.8741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AJ02</text:p>
          </table:table-cell>
          <table:table-cell office:value-type="float" office:value="0.0237439779766002" calcext:value-type="float">
            <text:p>0.02374</text:p>
          </table:table-cell>
          <table:table-cell office:value-type="float" office:value="0.0665049928852227" calcext:value-type="float">
            <text:p>0.06650</text:p>
          </table:table-cell>
          <table:table-cell office:value-type="string" calcext:value-type="string">
            <text:p>NaN</text:p>
          </table:table-cell>
          <table:table-cell office:value-type="float" office:value="0.0221845483393262" calcext:value-type="float">
            <text:p>0.02218</text:p>
          </table:table-cell>
          <table:table-cell office:value-type="float" office:value="3934.8170864072" calcext:value-type="float">
            <text:p>3935</text:p>
          </table:table-cell>
          <table:table-cell office:value-type="float" office:value="0.118018791329917" calcext:value-type="float">
            <text:p>0.11802</text:p>
          </table:table-cell>
          <table:table-cell office:value-type="float" office:value="10.1570338769896" calcext:value-type="float">
            <text:p>10.1570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AJ04</text:p>
          </table:table-cell>
          <table:table-cell office:value-type="float" office:value="0.0212663454920854" calcext:value-type="float">
            <text:p>0.02127</text:p>
          </table:table-cell>
          <table:table-cell office:value-type="float" office:value="0.0616227452701641" calcext:value-type="float">
            <text:p>0.06162</text:p>
          </table:table-cell>
          <table:table-cell office:value-type="string" calcext:value-type="string">
            <text:p>NaN</text:p>
          </table:table-cell>
          <table:table-cell office:value-type="float" office:value="0.0208542613517101" calcext:value-type="float">
            <text:p>0.02085</text:p>
          </table:table-cell>
          <table:table-cell office:value-type="float" office:value="4077.77840549436" calcext:value-type="float">
            <text:p>4078</text:p>
          </table:table-cell>
          <table:table-cell office:value-type="float" office:value="0.120006463510092" calcext:value-type="float">
            <text:p>0.12001</text:p>
          </table:table-cell>
          <table:table-cell office:value-type="float" office:value="9.93085277788393" calcext:value-type="float">
            <text:p>9.9308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AJ06</text:p>
          </table:table-cell>
          <table:table-cell office:value-type="float" office:value="0.0169304886441845" calcext:value-type="float">
            <text:p>0.01693</text:p>
          </table:table-cell>
          <table:table-cell office:value-type="float" office:value="0.0466536149883329" calcext:value-type="float">
            <text:p>0.04665</text:p>
          </table:table-cell>
          <table:table-cell office:value-type="float" office:value="0.0259551843061269" calcext:value-type="float">
            <text:p>0.02596</text:p>
          </table:table-cell>
          <table:table-cell office:value-type="float" office:value="0.0176885248934929" calcext:value-type="float">
            <text:p>0.01769</text:p>
          </table:table-cell>
          <table:table-cell office:value-type="float" office:value="4170.89511320254" calcext:value-type="float">
            <text:p>4171</text:p>
          </table:table-cell>
          <table:table-cell office:value-type="float" office:value="0.124864438835424" calcext:value-type="float">
            <text:p>0.12486</text:p>
          </table:table-cell>
          <table:table-cell office:value-type="float" office:value="9.82999813973601" calcext:value-type="float">
            <text:p>9.8300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AAJ08</text:p>
          </table:table-cell>
          <table:table-cell office:value-type="float" office:value="0.0131452167928424" calcext:value-type="float">
            <text:p>0.01315</text:p>
          </table:table-cell>
          <table:table-cell office:value-type="float" office:value="0.0307293831182902" calcext:value-type="float">
            <text:p>0.03073</text:p>
          </table:table-cell>
          <table:table-cell office:value-type="float" office:value="0.0191882643623327" calcext:value-type="float">
            <text:p>0.01919</text:p>
          </table:table-cell>
          <table:table-cell office:value-type="float" office:value="0.0139420482040117" calcext:value-type="float">
            <text:p>0.01394</text:p>
          </table:table-cell>
          <table:table-cell office:value-type="float" office:value="4205.01429520315" calcext:value-type="float">
            <text:p>4205</text:p>
          </table:table-cell>
          <table:table-cell office:value-type="float" office:value="0.133282643587086" calcext:value-type="float">
            <text:p>0.13328</text:p>
          </table:table-cell>
          <table:table-cell office:value-type="float" office:value="9.98208013510634" calcext:value-type="float">
            <text:p>9.9820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AJ04</text:p>
          </table:table-cell>
          <table:table-cell office:value-type="float" office:value="0.00316586373021335" calcext:value-type="float">
            <text:p>0.00317</text:p>
          </table:table-cell>
          <table:table-cell office:value-type="float" office:value="0.00405273369316338" calcext:value-type="float">
            <text:p>0.00405</text:p>
          </table:table-cell>
          <table:table-cell office:value-type="string" calcext:value-type="string">
            <text:p>NaN</text:p>
          </table:table-cell>
          <table:table-cell office:value-type="float" office:value="0.00301421577324564" calcext:value-type="float">
            <text:p>0.00301</text:p>
          </table:table-cell>
          <table:table-cell office:value-type="float" office:value="2643.88995098039" calcext:value-type="float">
            <text:p>2644</text:p>
          </table:table-cell>
          <table:table-cell office:value-type="float" office:value="0.0696372133300632" calcext:value-type="float">
            <text:p>0.06964</text:p>
          </table:table-cell>
          <table:table-cell office:value-type="float" office:value="9.79918180675561" calcext:value-type="float">
            <text:p>9.7991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AJ02</text:p>
          </table:table-cell>
          <table:table-cell office:value-type="float" office:value="0.0229181004817619" calcext:value-type="float">
            <text:p>0.02292</text:p>
          </table:table-cell>
          <table:table-cell office:value-type="float" office:value="0.0592815920573491" calcext:value-type="float">
            <text:p>0.05928</text:p>
          </table:table-cell>
          <table:table-cell office:value-type="float" office:value="0.0292819593470062" calcext:value-type="float">
            <text:p>0.02928</text:p>
          </table:table-cell>
          <table:table-cell office:value-type="float" office:value="0.0211225653666958" calcext:value-type="float">
            <text:p>0.02112</text:p>
          </table:table-cell>
          <table:table-cell office:value-type="float" office:value="3692.09499894534" calcext:value-type="float">
            <text:p>3692</text:p>
          </table:table-cell>
          <table:table-cell office:value-type="float" office:value="0.10344879893369" calcext:value-type="float">
            <text:p>0.10345</text:p>
          </table:table-cell>
          <table:table-cell office:value-type="float" office:value="10.2555917125813" calcext:value-type="float">
            <text:p>10.2555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AJ04</text:p>
          </table:table-cell>
          <table:table-cell office:value-type="float" office:value="0.0108052305574673" calcext:value-type="float">
            <text:p>0.01081</text:p>
          </table:table-cell>
          <table:table-cell office:value-type="float" office:value="0.0186378064638905" calcext:value-type="float">
            <text:p>0.01864</text:p>
          </table:table-cell>
          <table:table-cell office:value-type="float" office:value="0.0147925460646542" calcext:value-type="float">
            <text:p>0.01479</text:p>
          </table:table-cell>
          <table:table-cell office:value-type="float" office:value="0.013145558959757" calcext:value-type="float">
            <text:p>0.01315</text:p>
          </table:table-cell>
          <table:table-cell office:value-type="float" office:value="4740.88506973961" calcext:value-type="float">
            <text:p>4741</text:p>
          </table:table-cell>
          <table:table-cell office:value-type="float" office:value="0.167854253994856" calcext:value-type="float">
            <text:p>0.16785</text:p>
          </table:table-cell>
          <table:table-cell office:value-type="float" office:value="10.8390325392144" calcext:value-type="float">
            <text:p>10.8390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AJ06</text:p>
          </table:table-cell>
          <table:table-cell office:value-type="float" office:value="0.00426703372333104" calcext:value-type="float">
            <text:p>0.00427</text:p>
          </table:table-cell>
          <table:table-cell office:value-type="float" office:value="0.00567826305543527" calcext:value-type="float">
            <text:p>0.00568</text:p>
          </table:table-cell>
          <table:table-cell office:value-type="float" office:value="0.00392932234776285" calcext:value-type="float">
            <text:p>0.00393</text:p>
          </table:table-cell>
          <table:table-cell office:value-type="float" office:value="0.00441260886514461" calcext:value-type="float">
            <text:p>0.00441</text:p>
          </table:table-cell>
          <table:table-cell office:value-type="float" office:value="4363.98234013747" calcext:value-type="float">
            <text:p>4364</text:p>
          </table:table-cell>
          <table:table-cell office:value-type="float" office:value="0.14610350290671" calcext:value-type="float">
            <text:p>0.14610</text:p>
          </table:table-cell>
          <table:table-cell office:value-type="float" office:value="10.4952360988516" calcext:value-type="float">
            <text:p>10.4952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AAAJ08</text:p>
          </table:table-cell>
          <table:table-cell office:value-type="float" office:value="0.00371644872677219" calcext:value-type="float">
            <text:p>0.00372</text:p>
          </table:table-cell>
          <table:table-cell office:value-type="float" office:value="0.00520565046983696" calcext:value-type="float">
            <text:p>0.00521</text:p>
          </table:table-cell>
          <table:table-cell office:value-type="float" office:value="0.00328198920516131" calcext:value-type="float">
            <text:p>0.00328</text:p>
          </table:table-cell>
          <table:table-cell office:value-type="float" office:value="0.0038964449817252" calcext:value-type="float">
            <text:p>0.00390</text:p>
          </table:table-cell>
          <table:table-cell office:value-type="float" office:value="3950.95556507078" calcext:value-type="float">
            <text:p>3951</text:p>
          </table:table-cell>
          <table:table-cell office:value-type="float" office:value="0.124795587505712" calcext:value-type="float">
            <text:p>0.12480</text:p>
          </table:table-cell>
          <table:table-cell office:value-type="float" office:value="10.1781460003182" calcext:value-type="float">
            <text:p>10.1781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-MAAJ04</text:p>
          </table:table-cell>
          <table:table-cell office:value-type="float" office:value="0.00681348933241568" calcext:value-type="float">
            <text:p>0.00681</text:p>
          </table:table-cell>
          <table:table-cell office:value-type="float" office:value="0.017416657557681" calcext:value-type="float">
            <text:p>0.01742</text:p>
          </table:table-cell>
          <table:table-cell office:value-type="float" office:value="0.00756563191659658" calcext:value-type="float">
            <text:p>0.00757</text:p>
          </table:table-cell>
          <table:table-cell office:value-type="float" office:value="0.00575103498415783" calcext:value-type="float">
            <text:p>0.00575</text:p>
          </table:table-cell>
          <table:table-cell office:value-type="float" office:value="3457.45640633446" calcext:value-type="float">
            <text:p>3457</text:p>
          </table:table-cell>
          <table:table-cell office:value-type="float" office:value="0.0922119779883284" calcext:value-type="float">
            <text:p>0.09221</text:p>
          </table:table-cell>
          <table:table-cell office:value-type="float" office:value="9.94985252839692" calcext:value-type="float">
            <text:p>9.94985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 style:data-style-name="N2" text:time-value="13:34:53.754630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3:34:54.139927626</meta:creation-date>
    <meta:editing-duration>PT5M54S</meta:editing-duration>
    <meta:editing-cycles>2</meta:editing-cycles>
    <meta:generator>LibreOffice/5.1.6.2$Linux_X86_64 LibreOffice_project/10m0$Build-2</meta:generator>
    <dc:date>2018-07-11T13:40:47.956425836</dc:date>
    <meta:document-statistic meta:table-count="1" meta:cell-count="2126" meta:object-count="0"/>
  </office:meta>
</office:document-meta>
</file>